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4pt"/>
    </style:style>
    <style:style style:name="co2" style:family="table-column">
      <style:table-column-properties fo:break-before="auto" style:column-width="28.35pt"/>
    </style:style>
    <style:style style:name="co3" style:family="table-column">
      <style:table-column-properties fo:break-before="auto" style:column-width="84.81pt"/>
    </style:style>
    <style:style style:name="co4" style:family="table-column">
      <style:table-column-properties fo:break-before="auto" style:column-width="77.7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2.85pt"/>
    </style:style>
    <style:style style:name="co8" style:family="table-column">
      <style:table-column-properties fo:break-before="auto" style:column-width="66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_flow_start_1uLpS_end_100uL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spirate</text:p>
          </table:table-cell>
          <table:table-cell office:value-type="float" office:value="-2" calcext:value-type="float">
            <text:p>-2</text:p>
          </table:table-cell>
          <table:table-cell office:value-type="float" office:value="931.887451172" calcext:value-type="float">
            <text:p>931.887451172</text:p>
          </table:table-cell>
          <table:table-cell office:value-type="float" office:value="932.986999512" calcext:value-type="float">
            <text:p>932.986999512</text:p>
          </table:table-cell>
          <table:table-cell office:value-type="float" office:value="-1.34116363525" calcext:value-type="float">
            <text:p>-1.341163635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" calcext:value-type="float">
            <text:p>2</text:p>
          </table:table-cell>
          <table:table-cell office:value-type="float" office:value="934.568603516" calcext:value-type="float">
            <text:p>934.568603516</text:p>
          </table:table-cell>
          <table:table-cell office:value-type="float" office:value="933.11151123" calcext:value-type="float">
            <text:p>933.11151123</text:p>
          </table:table-cell>
          <table:table-cell office:value-type="float" office:value="1.32595479488" calcext:value-type="float">
            <text:p>1.325954794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" calcext:value-type="float">
            <text:p>-3</text:p>
          </table:table-cell>
          <table:table-cell office:value-type="float" office:value="931.157958984" calcext:value-type="float">
            <text:p>931.157958984</text:p>
          </table:table-cell>
          <table:table-cell office:value-type="float" office:value="932.98046875" calcext:value-type="float">
            <text:p>932.98046875</text:p>
          </table:table-cell>
          <table:table-cell office:value-type="float" office:value="-2.14875936508" calcext:value-type="float">
            <text:p>-2.148759365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" calcext:value-type="float">
            <text:p>3</text:p>
          </table:table-cell>
          <table:table-cell office:value-type="float" office:value="935.360839844" calcext:value-type="float">
            <text:p>935.360839844</text:p>
          </table:table-cell>
          <table:table-cell office:value-type="float" office:value="933.071289063" calcext:value-type="float">
            <text:p>933.071289063</text:p>
          </table:table-cell>
          <table:table-cell office:value-type="float" office:value="1.96508049965" calcext:value-type="float">
            <text:p>1.965080499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" calcext:value-type="float">
            <text:p>-4</text:p>
          </table:table-cell>
          <table:table-cell office:value-type="float" office:value="930.350158691" calcext:value-type="float">
            <text:p>930.350158691</text:p>
          </table:table-cell>
          <table:table-cell office:value-type="float" office:value="933.113037109" calcext:value-type="float">
            <text:p>933.113037109</text:p>
          </table:table-cell>
          <table:table-cell office:value-type="float" office:value="-2.84712767601" calcext:value-type="float">
            <text:p>-2.84712767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" calcext:value-type="float">
            <text:p>4</text:p>
          </table:table-cell>
          <table:table-cell office:value-type="float" office:value="936.038635254" calcext:value-type="float">
            <text:p>936.038635254</text:p>
          </table:table-cell>
          <table:table-cell office:value-type="float" office:value="932.998901367" calcext:value-type="float">
            <text:p>932.998901367</text:p>
          </table:table-cell>
          <table:table-cell office:value-type="float" office:value="2.70010519028" calcext:value-type="float">
            <text:p>2.7001051903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" calcext:value-type="float">
            <text:p>-5</text:p>
          </table:table-cell>
          <table:table-cell office:value-type="float" office:value="929.728027344" calcext:value-type="float">
            <text:p>929.728027344</text:p>
          </table:table-cell>
          <table:table-cell office:value-type="float" office:value="933.065002441" calcext:value-type="float">
            <text:p>933.065002441</text:p>
          </table:table-cell>
          <table:table-cell office:value-type="float" office:value="-3.58671689034" calcext:value-type="float">
            <text:p>-3.586716890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" calcext:value-type="float">
            <text:p>5</text:p>
          </table:table-cell>
          <table:table-cell office:value-type="float" office:value="936.699768066" calcext:value-type="float">
            <text:p>936.699768066</text:p>
          </table:table-cell>
          <table:table-cell office:value-type="float" office:value="933.071044922" calcext:value-type="float">
            <text:p>933.071044922</text:p>
          </table:table-cell>
          <table:table-cell office:value-type="float" office:value="3.359385252" calcext:value-type="float">
            <text:p>3.35938525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" calcext:value-type="float">
            <text:p>-6</text:p>
          </table:table-cell>
          <table:table-cell office:value-type="float" office:value="929.121276855" calcext:value-type="float">
            <text:p>929.121276855</text:p>
          </table:table-cell>
          <table:table-cell office:value-type="float" office:value="932.953979492" calcext:value-type="float">
            <text:p>932.953979492</text:p>
          </table:table-cell>
          <table:table-cell office:value-type="float" office:value="-4.22264289856" calcext:value-type="float">
            <text:p>-4.222642898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" calcext:value-type="float">
            <text:p>6</text:p>
          </table:table-cell>
          <table:table-cell office:value-type="float" office:value="937.38104248" calcext:value-type="float">
            <text:p>937.38104248</text:p>
          </table:table-cell>
          <table:table-cell office:value-type="float" office:value="933.136108398" calcext:value-type="float">
            <text:p>933.136108398</text:p>
          </table:table-cell>
          <table:table-cell office:value-type="float" office:value="4.03766012192" calcext:value-type="float">
            <text:p>4.037660121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" calcext:value-type="float">
            <text:p>-7</text:p>
          </table:table-cell>
          <table:table-cell office:value-type="float" office:value="928.421936035" calcext:value-type="float">
            <text:p>928.421936035</text:p>
          </table:table-cell>
          <table:table-cell office:value-type="float" office:value="933.020019531" calcext:value-type="float">
            <text:p>933.020019531</text:p>
          </table:table-cell>
          <table:table-cell office:value-type="float" office:value="-4.93466377258" calcext:value-type="float">
            <text:p>-4.934663772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" calcext:value-type="float">
            <text:p>7</text:p>
          </table:table-cell>
          <table:table-cell office:value-type="float" office:value="938.030334473" calcext:value-type="float">
            <text:p>938.030334473</text:p>
          </table:table-cell>
          <table:table-cell office:value-type="float" office:value="933.031616211" calcext:value-type="float">
            <text:p>933.031616211</text:p>
          </table:table-cell>
          <table:table-cell office:value-type="float" office:value="4.7664437294" calcext:value-type="float">
            <text:p>4.7664437294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" calcext:value-type="float">
            <text:p>-8</text:p>
          </table:table-cell>
          <table:table-cell office:value-type="float" office:value="927.675292969" calcext:value-type="float">
            <text:p>927.675292969</text:p>
          </table:table-cell>
          <table:table-cell office:value-type="float" office:value="933.049560547" calcext:value-type="float">
            <text:p>933.049560547</text:p>
          </table:table-cell>
          <table:table-cell office:value-type="float" office:value="-5.62319231033" calcext:value-type="float">
            <text:p>-5.623192310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" calcext:value-type="float">
            <text:p>8</text:p>
          </table:table-cell>
          <table:table-cell office:value-type="float" office:value="938.780029297" calcext:value-type="float">
            <text:p>938.780029297</text:p>
          </table:table-cell>
          <table:table-cell office:value-type="float" office:value="933.052734375" calcext:value-type="float">
            <text:p>933.052734375</text:p>
          </table:table-cell>
          <table:table-cell office:value-type="float" office:value="5.45421504974" calcext:value-type="float">
            <text:p>5.454215049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" calcext:value-type="float">
            <text:p>-9</text:p>
          </table:table-cell>
          <table:table-cell office:value-type="float" office:value="926.969482422" calcext:value-type="float">
            <text:p>926.969482422</text:p>
          </table:table-cell>
          <table:table-cell office:value-type="float" office:value="933.100585938" calcext:value-type="float">
            <text:p>933.100585938</text:p>
          </table:table-cell>
          <table:table-cell office:value-type="float" office:value="-6.34630775452" calcext:value-type="float">
            <text:p>-6.346307754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" calcext:value-type="float">
            <text:p>9</text:p>
          </table:table-cell>
          <table:table-cell office:value-type="float" office:value="939.465515137" calcext:value-type="float">
            <text:p>939.465515137</text:p>
          </table:table-cell>
          <table:table-cell office:value-type="float" office:value="933.070800781" calcext:value-type="float">
            <text:p>933.070800781</text:p>
          </table:table-cell>
          <table:table-cell office:value-type="float" office:value="6.18493509293" calcext:value-type="float">
            <text:p>6.184935092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0" calcext:value-type="float">
            <text:p>-10</text:p>
          </table:table-cell>
          <table:table-cell office:value-type="float" office:value="926.346435547" calcext:value-type="float">
            <text:p>926.346435547</text:p>
          </table:table-cell>
          <table:table-cell office:value-type="float" office:value="932.992248535" calcext:value-type="float">
            <text:p>932.992248535</text:p>
          </table:table-cell>
          <table:table-cell office:value-type="float" office:value="-6.87118577957" calcext:value-type="float">
            <text:p>-6.871185779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0" calcext:value-type="float">
            <text:p>10</text:p>
          </table:table-cell>
          <table:table-cell office:value-type="float" office:value="940.163330078" calcext:value-type="float">
            <text:p>940.163330078</text:p>
          </table:table-cell>
          <table:table-cell office:value-type="float" office:value="932.947509766" calcext:value-type="float">
            <text:p>932.947509766</text:p>
          </table:table-cell>
          <table:table-cell office:value-type="float" office:value="6.8798418045" calcext:value-type="float">
            <text:p>6.8798418045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1" calcext:value-type="float">
            <text:p>-11</text:p>
          </table:table-cell>
          <table:table-cell office:value-type="float" office:value="925.713745117" calcext:value-type="float">
            <text:p>925.713745117</text:p>
          </table:table-cell>
          <table:table-cell office:value-type="float" office:value="932.980529785" calcext:value-type="float">
            <text:p>932.980529785</text:p>
          </table:table-cell>
          <table:table-cell office:value-type="float" office:value="-7.6360168457" calcext:value-type="float">
            <text:p>-7.636016845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1" calcext:value-type="float">
            <text:p>11</text:p>
          </table:table-cell>
          <table:table-cell office:value-type="float" office:value="940.793945313" calcext:value-type="float">
            <text:p>940.793945313</text:p>
          </table:table-cell>
          <table:table-cell office:value-type="float" office:value="933.003173828" calcext:value-type="float">
            <text:p>933.003173828</text:p>
          </table:table-cell>
          <table:table-cell office:value-type="float" office:value="7.58721208572" calcext:value-type="float">
            <text:p>7.587212085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2" calcext:value-type="float">
            <text:p>-12</text:p>
          </table:table-cell>
          <table:table-cell office:value-type="float" office:value="925.021484375" calcext:value-type="float">
            <text:p>925.021484375</text:p>
          </table:table-cell>
          <table:table-cell office:value-type="float" office:value="933.008544922" calcext:value-type="float">
            <text:p>933.008544922</text:p>
          </table:table-cell>
          <table:table-cell office:value-type="float" office:value="-8.28605270386" calcext:value-type="float">
            <text:p>-8.286052703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2" calcext:value-type="float">
            <text:p>12</text:p>
          </table:table-cell>
          <table:table-cell office:value-type="float" office:value="941.643554688" calcext:value-type="float">
            <text:p>941.643554688</text:p>
          </table:table-cell>
          <table:table-cell office:value-type="float" office:value="933.094604492" calcext:value-type="float">
            <text:p>933.094604492</text:p>
          </table:table-cell>
          <table:table-cell office:value-type="float" office:value="8.29775238037" calcext:value-type="float">
            <text:p>8.2977523804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3" calcext:value-type="float">
            <text:p>-13</text:p>
          </table:table-cell>
          <table:table-cell office:value-type="float" office:value="924.286315918" calcext:value-type="float">
            <text:p>924.286315918</text:p>
          </table:table-cell>
          <table:table-cell office:value-type="float" office:value="933.096374512" calcext:value-type="float">
            <text:p>933.096374512</text:p>
          </table:table-cell>
          <table:table-cell office:value-type="float" office:value="-8.94330406189" calcext:value-type="float">
            <text:p>-8.943304061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3" calcext:value-type="float">
            <text:p>13</text:p>
          </table:table-cell>
          <table:table-cell office:value-type="float" office:value="942.345092773" calcext:value-type="float">
            <text:p>942.345092773</text:p>
          </table:table-cell>
          <table:table-cell office:value-type="float" office:value="933.051757813" calcext:value-type="float">
            <text:p>933.051757813</text:p>
          </table:table-cell>
          <table:table-cell office:value-type="float" office:value="9.05604457855" calcext:value-type="float">
            <text:p>9.0560445786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4" calcext:value-type="float">
            <text:p>-14</text:p>
          </table:table-cell>
          <table:table-cell office:value-type="float" office:value="923.668945313" calcext:value-type="float">
            <text:p>923.668945313</text:p>
          </table:table-cell>
          <table:table-cell office:value-type="float" office:value="932.977111816" calcext:value-type="float">
            <text:p>932.977111816</text:p>
          </table:table-cell>
          <table:table-cell office:value-type="float" office:value="-9.66654109955" calcext:value-type="float">
            <text:p>-9.666541099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4" calcext:value-type="float">
            <text:p>14</text:p>
          </table:table-cell>
          <table:table-cell office:value-type="float" office:value="942.997253418" calcext:value-type="float">
            <text:p>942.997253418</text:p>
          </table:table-cell>
          <table:table-cell office:value-type="float" office:value="932.940979004" calcext:value-type="float">
            <text:p>932.940979004</text:p>
          </table:table-cell>
          <table:table-cell office:value-type="float" office:value="9.82161998749" calcext:value-type="float">
            <text:p>9.8216199875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5" calcext:value-type="float">
            <text:p>-15</text:p>
          </table:table-cell>
          <table:table-cell office:value-type="float" office:value="922.931030273" calcext:value-type="float">
            <text:p>922.931030273</text:p>
          </table:table-cell>
          <table:table-cell office:value-type="float" office:value="933.019897461" calcext:value-type="float">
            <text:p>933.019897461</text:p>
          </table:table-cell>
          <table:table-cell office:value-type="float" office:value="-10.3666629791" calcext:value-type="float">
            <text:p>-10.366662979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5" calcext:value-type="float">
            <text:p>15</text:p>
          </table:table-cell>
          <table:table-cell office:value-type="float" office:value="943.677124023" calcext:value-type="float">
            <text:p>943.677124023</text:p>
          </table:table-cell>
          <table:table-cell office:value-type="float" office:value="933.052490234" calcext:value-type="float">
            <text:p>933.052490234</text:p>
          </table:table-cell>
          <table:table-cell office:value-type="float" office:value="10.4508342743" calcext:value-type="float">
            <text:p>10.4508342743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6" calcext:value-type="float">
            <text:p>-16</text:p>
          </table:table-cell>
          <table:table-cell office:value-type="float" office:value="922.249023438" calcext:value-type="float">
            <text:p>922.249023438</text:p>
          </table:table-cell>
          <table:table-cell office:value-type="float" office:value="933.01940918" calcext:value-type="float">
            <text:p>933.01940918</text:p>
          </table:table-cell>
          <table:table-cell office:value-type="float" office:value="-11.0006723404" calcext:value-type="float">
            <text:p>-11.000672340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6" calcext:value-type="float">
            <text:p>16</text:p>
          </table:table-cell>
          <table:table-cell office:value-type="float" office:value="944.384338379" calcext:value-type="float">
            <text:p>944.384338379</text:p>
          </table:table-cell>
          <table:table-cell office:value-type="float" office:value="933.077636719" calcext:value-type="float">
            <text:p>933.077636719</text:p>
          </table:table-cell>
          <table:table-cell office:value-type="float" office:value="11.1800451279" calcext:value-type="float">
            <text:p>11.180045127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7" calcext:value-type="float">
            <text:p>-17</text:p>
          </table:table-cell>
          <table:table-cell office:value-type="float" office:value="921.549560547" calcext:value-type="float">
            <text:p>921.549560547</text:p>
          </table:table-cell>
          <table:table-cell office:value-type="float" office:value="933.049560547" calcext:value-type="float">
            <text:p>933.049560547</text:p>
          </table:table-cell>
          <table:table-cell office:value-type="float" office:value="-11.6485948563" calcext:value-type="float">
            <text:p>-11.648594856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7" calcext:value-type="float">
            <text:p>17</text:p>
          </table:table-cell>
          <table:table-cell office:value-type="float" office:value="945.108398438" calcext:value-type="float">
            <text:p>945.108398438</text:p>
          </table:table-cell>
          <table:table-cell office:value-type="float" office:value="932.998779297" calcext:value-type="float">
            <text:p>932.998779297</text:p>
          </table:table-cell>
          <table:table-cell office:value-type="float" office:value="11.8903961182" calcext:value-type="float">
            <text:p>11.890396118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8" calcext:value-type="float">
            <text:p>-18</text:p>
          </table:table-cell>
          <table:table-cell office:value-type="float" office:value="920.710632324" calcext:value-type="float">
            <text:p>920.710632324</text:p>
          </table:table-cell>
          <table:table-cell office:value-type="float" office:value="933.018737793" calcext:value-type="float">
            <text:p>933.018737793</text:p>
          </table:table-cell>
          <table:table-cell office:value-type="float" office:value="-12.443365097" calcext:value-type="float">
            <text:p>-12.44336509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8" calcext:value-type="float">
            <text:p>18</text:p>
          </table:table-cell>
          <table:table-cell office:value-type="float" office:value="945.734130859" calcext:value-type="float">
            <text:p>945.734130859</text:p>
          </table:table-cell>
          <table:table-cell office:value-type="float" office:value="932.960632324" calcext:value-type="float">
            <text:p>932.960632324</text:p>
          </table:table-cell>
          <table:table-cell office:value-type="float" office:value="12.6088199615" calcext:value-type="float">
            <text:p>12.6088199615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9" calcext:value-type="float">
            <text:p>-19</text:p>
          </table:table-cell>
          <table:table-cell office:value-type="float" office:value="920.005371094" calcext:value-type="float">
            <text:p>920.005371094</text:p>
          </table:table-cell>
          <table:table-cell office:value-type="float" office:value="932.930847168" calcext:value-type="float">
            <text:p>932.930847168</text:p>
          </table:table-cell>
          <table:table-cell office:value-type="float" office:value="-13.1110019684" calcext:value-type="float">
            <text:p>-13.111001968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9" calcext:value-type="float">
            <text:p>19</text:p>
          </table:table-cell>
          <table:table-cell office:value-type="float" office:value="946.557678223" calcext:value-type="float">
            <text:p>946.557678223</text:p>
          </table:table-cell>
          <table:table-cell office:value-type="float" office:value="933.169799805" calcext:value-type="float">
            <text:p>933.169799805</text:p>
          </table:table-cell>
          <table:table-cell office:value-type="float" office:value="13.3685159683" calcext:value-type="float">
            <text:p>13.3685159683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0" calcext:value-type="float">
            <text:p>-20</text:p>
          </table:table-cell>
          <table:table-cell office:value-type="float" office:value="919.38873291" calcext:value-type="float">
            <text:p>919.38873291</text:p>
          </table:table-cell>
          <table:table-cell office:value-type="float" office:value="933.031982422" calcext:value-type="float">
            <text:p>933.031982422</text:p>
          </table:table-cell>
          <table:table-cell office:value-type="float" office:value="-13.8681211472" calcext:value-type="float">
            <text:p>-13.868121147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0" calcext:value-type="float">
            <text:p>20</text:p>
          </table:table-cell>
          <table:table-cell office:value-type="float" office:value="947.214050293" calcext:value-type="float">
            <text:p>947.214050293</text:p>
          </table:table-cell>
          <table:table-cell office:value-type="float" office:value="933.102233887" calcext:value-type="float">
            <text:p>933.102233887</text:p>
          </table:table-cell>
          <table:table-cell office:value-type="float" office:value="14.0473184586" calcext:value-type="float">
            <text:p>14.0473184586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1" calcext:value-type="float">
            <text:p>-21</text:p>
          </table:table-cell>
          <table:table-cell office:value-type="float" office:value="918.735839844" calcext:value-type="float">
            <text:p>918.735839844</text:p>
          </table:table-cell>
          <table:table-cell office:value-type="float" office:value="932.970703125" calcext:value-type="float">
            <text:p>932.970703125</text:p>
          </table:table-cell>
          <table:table-cell office:value-type="float" office:value="-14.5134134293" calcext:value-type="float">
            <text:p>-14.513413429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1" calcext:value-type="float">
            <text:p>21</text:p>
          </table:table-cell>
          <table:table-cell office:value-type="float" office:value="947.943115234" calcext:value-type="float">
            <text:p>947.943115234</text:p>
          </table:table-cell>
          <table:table-cell office:value-type="float" office:value="932.958679199" calcext:value-type="float">
            <text:p>932.958679199</text:p>
          </table:table-cell>
          <table:table-cell office:value-type="float" office:value="14.753900528" calcext:value-type="float">
            <text:p>14.75390052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2" calcext:value-type="float">
            <text:p>-22</text:p>
          </table:table-cell>
          <table:table-cell office:value-type="float" office:value="918.122070313" calcext:value-type="float">
            <text:p>918.122070313</text:p>
          </table:table-cell>
          <table:table-cell office:value-type="float" office:value="932.91229248" calcext:value-type="float">
            <text:p>932.91229248</text:p>
          </table:table-cell>
          <table:table-cell office:value-type="float" office:value="-15.1816301346" calcext:value-type="float">
            <text:p>-15.181630134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2" calcext:value-type="float">
            <text:p>22</text:p>
          </table:table-cell>
          <table:table-cell office:value-type="float" office:value="948.643615723" calcext:value-type="float">
            <text:p>948.643615723</text:p>
          </table:table-cell>
          <table:table-cell office:value-type="float" office:value="933.072021484" calcext:value-type="float">
            <text:p>933.072021484</text:p>
          </table:table-cell>
          <table:table-cell office:value-type="float" office:value="15.4706707001" calcext:value-type="float">
            <text:p>15.4706707001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3" calcext:value-type="float">
            <text:p>-23</text:p>
          </table:table-cell>
          <table:table-cell office:value-type="float" office:value="917.458740234" calcext:value-type="float">
            <text:p>917.458740234</text:p>
          </table:table-cell>
          <table:table-cell office:value-type="float" office:value="933.029174805" calcext:value-type="float">
            <text:p>933.029174805</text:p>
          </table:table-cell>
          <table:table-cell office:value-type="float" office:value="-15.8360557556" calcext:value-type="float">
            <text:p>-15.836055755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3" calcext:value-type="float">
            <text:p>23</text:p>
          </table:table-cell>
          <table:table-cell office:value-type="float" office:value="949.34588623" calcext:value-type="float">
            <text:p>949.34588623</text:p>
          </table:table-cell>
          <table:table-cell office:value-type="float" office:value="932.921447754" calcext:value-type="float">
            <text:p>932.921447754</text:p>
          </table:table-cell>
          <table:table-cell office:value-type="float" office:value="16.1644229889" calcext:value-type="float">
            <text:p>16.164422988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4" calcext:value-type="float">
            <text:p>-24</text:p>
          </table:table-cell>
          <table:table-cell office:value-type="float" office:value="916.684936523" calcext:value-type="float">
            <text:p>916.684936523</text:p>
          </table:table-cell>
          <table:table-cell office:value-type="float" office:value="933.009643555" calcext:value-type="float">
            <text:p>933.009643555</text:p>
          </table:table-cell>
          <table:table-cell office:value-type="float" office:value="-16.5261535645" calcext:value-type="float">
            <text:p>-16.526153564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4" calcext:value-type="float">
            <text:p>24</text:p>
          </table:table-cell>
          <table:table-cell office:value-type="float" office:value="949.970214844" calcext:value-type="float">
            <text:p>949.970214844</text:p>
          </table:table-cell>
          <table:table-cell office:value-type="float" office:value="933.04888916" calcext:value-type="float">
            <text:p>933.04888916</text:p>
          </table:table-cell>
          <table:table-cell office:value-type="float" office:value="16.8437023163" calcext:value-type="float">
            <text:p>16.8437023163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5" calcext:value-type="float">
            <text:p>-25</text:p>
          </table:table-cell>
          <table:table-cell office:value-type="float" office:value="915.989013672" calcext:value-type="float">
            <text:p>915.989013672</text:p>
          </table:table-cell>
          <table:table-cell office:value-type="float" office:value="932.970275879" calcext:value-type="float">
            <text:p>932.970275879</text:p>
          </table:table-cell>
          <table:table-cell office:value-type="float" office:value="-17.1743984222" calcext:value-type="float">
            <text:p>-17.174398422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5" calcext:value-type="float">
            <text:p>25</text:p>
          </table:table-cell>
          <table:table-cell office:value-type="float" office:value="950.745849609" calcext:value-type="float">
            <text:p>950.745849609</text:p>
          </table:table-cell>
          <table:table-cell office:value-type="float" office:value="933.078796387" calcext:value-type="float">
            <text:p>933.078796387</text:p>
          </table:table-cell>
          <table:table-cell office:value-type="float" office:value="17.5567531586" calcext:value-type="float">
            <text:p>17.5567531586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6" calcext:value-type="float">
            <text:p>-26</text:p>
          </table:table-cell>
          <table:table-cell office:value-type="float" office:value="915.320861816" calcext:value-type="float">
            <text:p>915.320861816</text:p>
          </table:table-cell>
          <table:table-cell office:value-type="float" office:value="932.918334961" calcext:value-type="float">
            <text:p>932.918334961</text:p>
          </table:table-cell>
          <table:table-cell office:value-type="float" office:value="-17.8379116058" calcext:value-type="float">
            <text:p>-17.837911605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6" calcext:value-type="float">
            <text:p>26</text:p>
          </table:table-cell>
          <table:table-cell office:value-type="float" office:value="951.464416504" calcext:value-type="float">
            <text:p>951.464416504</text:p>
          </table:table-cell>
          <table:table-cell office:value-type="float" office:value="933.029174805" calcext:value-type="float">
            <text:p>933.029174805</text:p>
          </table:table-cell>
          <table:table-cell office:value-type="float" office:value="18.2730751038" calcext:value-type="float">
            <text:p>18.273075103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7" calcext:value-type="float">
            <text:p>-27</text:p>
          </table:table-cell>
          <table:table-cell office:value-type="float" office:value="914.58795166" calcext:value-type="float">
            <text:p>914.58795166</text:p>
          </table:table-cell>
          <table:table-cell office:value-type="float" office:value="933.061401367" calcext:value-type="float">
            <text:p>933.061401367</text:p>
          </table:table-cell>
          <table:table-cell office:value-type="float" office:value="-18.507932663" calcext:value-type="float">
            <text:p>-18.50793266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7" calcext:value-type="float">
            <text:p>27</text:p>
          </table:table-cell>
          <table:table-cell office:value-type="float" office:value="952.131408691" calcext:value-type="float">
            <text:p>952.131408691</text:p>
          </table:table-cell>
          <table:table-cell office:value-type="float" office:value="933.180664063" calcext:value-type="float">
            <text:p>933.180664063</text:p>
          </table:table-cell>
          <table:table-cell office:value-type="float" office:value="18.9678096771" calcext:value-type="float">
            <text:p>18.9678096771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8" calcext:value-type="float">
            <text:p>-28</text:p>
          </table:table-cell>
          <table:table-cell office:value-type="float" office:value="914.057983398" calcext:value-type="float">
            <text:p>914.057983398</text:p>
          </table:table-cell>
          <table:table-cell office:value-type="float" office:value="932.966308594" calcext:value-type="float">
            <text:p>932.966308594</text:p>
          </table:table-cell>
          <table:table-cell office:value-type="float" office:value="-19.0884685516" calcext:value-type="float">
            <text:p>-19.088468551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8" calcext:value-type="float">
            <text:p>28</text:p>
          </table:table-cell>
          <table:table-cell office:value-type="float" office:value="952.827392578" calcext:value-type="float">
            <text:p>952.827392578</text:p>
          </table:table-cell>
          <table:table-cell office:value-type="float" office:value="933.148681641" calcext:value-type="float">
            <text:p>933.148681641</text:p>
          </table:table-cell>
          <table:table-cell office:value-type="float" office:value="19.6224536896" calcext:value-type="float">
            <text:p>19.6224536896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29" calcext:value-type="float">
            <text:p>-29</text:p>
          </table:table-cell>
          <table:table-cell office:value-type="float" office:value="913.350646973" calcext:value-type="float">
            <text:p>913.350646973</text:p>
          </table:table-cell>
          <table:table-cell office:value-type="float" office:value="933.03326416" calcext:value-type="float">
            <text:p>933.03326416</text:p>
          </table:table-cell>
          <table:table-cell office:value-type="float" office:value="-19.8255558014" calcext:value-type="float">
            <text:p>-19.825555801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9" calcext:value-type="float">
            <text:p>29</text:p>
          </table:table-cell>
          <table:table-cell office:value-type="float" office:value="953.555053711" calcext:value-type="float">
            <text:p>953.555053711</text:p>
          </table:table-cell>
          <table:table-cell office:value-type="float" office:value="933.017333984" calcext:value-type="float">
            <text:p>933.017333984</text:p>
          </table:table-cell>
          <table:table-cell office:value-type="float" office:value="20.4247455597" calcext:value-type="float">
            <text:p>20.424745559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0" calcext:value-type="float">
            <text:p>-30</text:p>
          </table:table-cell>
          <table:table-cell office:value-type="float" office:value="912.679077148" calcext:value-type="float">
            <text:p>912.679077148</text:p>
          </table:table-cell>
          <table:table-cell office:value-type="float" office:value="932.95300293" calcext:value-type="float">
            <text:p>932.95300293</text:p>
          </table:table-cell>
          <table:table-cell office:value-type="float" office:value="-20.5125045776" calcext:value-type="float">
            <text:p>-20.512504577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0" calcext:value-type="float">
            <text:p>30</text:p>
          </table:table-cell>
          <table:table-cell office:value-type="float" office:value="954.468017578" calcext:value-type="float">
            <text:p>954.468017578</text:p>
          </table:table-cell>
          <table:table-cell office:value-type="float" office:value="933.22265625" calcext:value-type="float">
            <text:p>933.22265625</text:p>
          </table:table-cell>
          <table:table-cell office:value-type="float" office:value="21.3759994507" calcext:value-type="float">
            <text:p>21.375999450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1" calcext:value-type="float">
            <text:p>-31</text:p>
          </table:table-cell>
          <table:table-cell office:value-type="float" office:value="911.988464355" calcext:value-type="float">
            <text:p>911.988464355</text:p>
          </table:table-cell>
          <table:table-cell office:value-type="float" office:value="932.961608887" calcext:value-type="float">
            <text:p>932.961608887</text:p>
          </table:table-cell>
          <table:table-cell office:value-type="float" office:value="-21.1403827667" calcext:value-type="float">
            <text:p>-21.140382766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1" calcext:value-type="float">
            <text:p>31</text:p>
          </table:table-cell>
          <table:table-cell office:value-type="float" office:value="955.022460938" calcext:value-type="float">
            <text:p>955.022460938</text:p>
          </table:table-cell>
          <table:table-cell office:value-type="float" office:value="932.979675293" calcext:value-type="float">
            <text:p>932.979675293</text:p>
          </table:table-cell>
          <table:table-cell office:value-type="float" office:value="22.0659389496" calcext:value-type="float">
            <text:p>22.0659389496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2" calcext:value-type="float">
            <text:p>-32</text:p>
          </table:table-cell>
          <table:table-cell office:value-type="float" office:value="911.224182129" calcext:value-type="float">
            <text:p>911.224182129</text:p>
          </table:table-cell>
          <table:table-cell office:value-type="float" office:value="932.990966797" calcext:value-type="float">
            <text:p>932.990966797</text:p>
          </table:table-cell>
          <table:table-cell office:value-type="float" office:value="-21.7698249817" calcext:value-type="float">
            <text:p>-21.769824981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2" calcext:value-type="float">
            <text:p>32</text:p>
          </table:table-cell>
          <table:table-cell office:value-type="float" office:value="955.833679199" calcext:value-type="float">
            <text:p>955.833679199</text:p>
          </table:table-cell>
          <table:table-cell office:value-type="float" office:value="933.174316406" calcext:value-type="float">
            <text:p>933.174316406</text:p>
          </table:table-cell>
          <table:table-cell office:value-type="float" office:value="22.7431316376" calcext:value-type="float">
            <text:p>22.7431316376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3" calcext:value-type="float">
            <text:p>-33</text:p>
          </table:table-cell>
          <table:table-cell office:value-type="float" office:value="910.643554688" calcext:value-type="float">
            <text:p>910.643554688</text:p>
          </table:table-cell>
          <table:table-cell office:value-type="float" office:value="932.966186523" calcext:value-type="float">
            <text:p>932.966186523</text:p>
          </table:table-cell>
          <table:table-cell office:value-type="float" office:value="-22.4164829254" calcext:value-type="float">
            <text:p>-22.416482925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3" calcext:value-type="float">
            <text:p>33</text:p>
          </table:table-cell>
          <table:table-cell office:value-type="float" office:value="956.521240234" calcext:value-type="float">
            <text:p>956.521240234</text:p>
          </table:table-cell>
          <table:table-cell office:value-type="float" office:value="933.029968262" calcext:value-type="float">
            <text:p>933.029968262</text:p>
          </table:table-cell>
          <table:table-cell office:value-type="float" office:value="23.5574455261" calcext:value-type="float">
            <text:p>23.5574455261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4" calcext:value-type="float">
            <text:p>-34</text:p>
          </table:table-cell>
          <table:table-cell office:value-type="float" office:value="909.90222168" calcext:value-type="float">
            <text:p>909.90222168</text:p>
          </table:table-cell>
          <table:table-cell office:value-type="float" office:value="933.019592285" calcext:value-type="float">
            <text:p>933.019592285</text:p>
          </table:table-cell>
          <table:table-cell office:value-type="float" office:value="-23.0384807587" calcext:value-type="float">
            <text:p>-23.038480758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4" calcext:value-type="float">
            <text:p>34</text:p>
          </table:table-cell>
          <table:table-cell office:value-type="float" office:value="957.238647461" calcext:value-type="float">
            <text:p>957.238647461</text:p>
          </table:table-cell>
          <table:table-cell office:value-type="float" office:value="933.008789063" calcext:value-type="float">
            <text:p>933.008789063</text:p>
          </table:table-cell>
          <table:table-cell office:value-type="float" office:value="24.2426872253" calcext:value-type="float">
            <text:p>24.2426872253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5" calcext:value-type="float">
            <text:p>-35</text:p>
          </table:table-cell>
          <table:table-cell office:value-type="float" office:value="909.379150391" calcext:value-type="float">
            <text:p>909.379150391</text:p>
          </table:table-cell>
          <table:table-cell office:value-type="float" office:value="932.977416992" calcext:value-type="float">
            <text:p>932.977416992</text:p>
          </table:table-cell>
          <table:table-cell office:value-type="float" office:value="-23.6529369354" calcext:value-type="float">
            <text:p>-23.652936935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5" calcext:value-type="float">
            <text:p>35</text:p>
          </table:table-cell>
          <table:table-cell office:value-type="float" office:value="957.783569336" calcext:value-type="float">
            <text:p>957.783569336</text:p>
          </table:table-cell>
          <table:table-cell office:value-type="float" office:value="933.032409668" calcext:value-type="float">
            <text:p>933.032409668</text:p>
          </table:table-cell>
          <table:table-cell office:value-type="float" office:value="24.9460849762" calcext:value-type="float">
            <text:p>24.946084976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6" calcext:value-type="float">
            <text:p>-36</text:p>
          </table:table-cell>
          <table:table-cell office:value-type="float" office:value="908.708984375" calcext:value-type="float">
            <text:p>908.708984375</text:p>
          </table:table-cell>
          <table:table-cell office:value-type="float" office:value="932.977600098" calcext:value-type="float">
            <text:p>932.977600098</text:p>
          </table:table-cell>
          <table:table-cell office:value-type="float" office:value="-24.2838363647" calcext:value-type="float">
            <text:p>-24.283836364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6" calcext:value-type="float">
            <text:p>36</text:p>
          </table:table-cell>
          <table:table-cell office:value-type="float" office:value="958.605041504" calcext:value-type="float">
            <text:p>958.605041504</text:p>
          </table:table-cell>
          <table:table-cell office:value-type="float" office:value="933.047058105" calcext:value-type="float">
            <text:p>933.047058105</text:p>
          </table:table-cell>
          <table:table-cell office:value-type="float" office:value="25.6415939331" calcext:value-type="float">
            <text:p>25.6415939331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7" calcext:value-type="float">
            <text:p>-37</text:p>
          </table:table-cell>
          <table:table-cell office:value-type="float" office:value="908.030029297" calcext:value-type="float">
            <text:p>908.030029297</text:p>
          </table:table-cell>
          <table:table-cell office:value-type="float" office:value="933.021057129" calcext:value-type="float">
            <text:p>933.021057129</text:p>
          </table:table-cell>
          <table:table-cell office:value-type="float" office:value="-24.935377121" calcext:value-type="float">
            <text:p>-24.93537712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7" calcext:value-type="float">
            <text:p>37</text:p>
          </table:table-cell>
          <table:table-cell office:value-type="float" office:value="959.326171875" calcext:value-type="float">
            <text:p>959.326171875</text:p>
          </table:table-cell>
          <table:table-cell office:value-type="float" office:value="932.997070313" calcext:value-type="float">
            <text:p>932.997070313</text:p>
          </table:table-cell>
          <table:table-cell office:value-type="float" office:value="26.359621048" calcext:value-type="float">
            <text:p>26.35962104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8" calcext:value-type="float">
            <text:p>-38</text:p>
          </table:table-cell>
          <table:table-cell office:value-type="float" office:value="907.310791016" calcext:value-type="float">
            <text:p>907.310791016</text:p>
          </table:table-cell>
          <table:table-cell office:value-type="float" office:value="932.951904297" calcext:value-type="float">
            <text:p>932.951904297</text:p>
          </table:table-cell>
          <table:table-cell office:value-type="float" office:value="-25.5679531097" calcext:value-type="float">
            <text:p>-25.567953109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8" calcext:value-type="float">
            <text:p>38</text:p>
          </table:table-cell>
          <table:table-cell office:value-type="float" office:value="959.928588867" calcext:value-type="float">
            <text:p>959.928588867</text:p>
          </table:table-cell>
          <table:table-cell office:value-type="float" office:value="932.901916504" calcext:value-type="float">
            <text:p>932.901916504</text:p>
          </table:table-cell>
          <table:table-cell office:value-type="float" office:value="27.0824012756" calcext:value-type="float">
            <text:p>27.0824012756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39" calcext:value-type="float">
            <text:p>-39</text:p>
          </table:table-cell>
          <table:table-cell office:value-type="float" office:value="906.707275391" calcext:value-type="float">
            <text:p>906.707275391</text:p>
          </table:table-cell>
          <table:table-cell office:value-type="float" office:value="932.978515625" calcext:value-type="float">
            <text:p>932.978515625</text:p>
          </table:table-cell>
          <table:table-cell office:value-type="float" office:value="-26.1731071472" calcext:value-type="float">
            <text:p>-26.173107147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9" calcext:value-type="float">
            <text:p>39</text:p>
          </table:table-cell>
          <table:table-cell office:value-type="float" office:value="960.687988281" calcext:value-type="float">
            <text:p>960.687988281</text:p>
          </table:table-cell>
          <table:table-cell office:value-type="float" office:value="933.121643066" calcext:value-type="float">
            <text:p>933.121643066</text:p>
          </table:table-cell>
          <table:table-cell office:value-type="float" office:value="27.7730636597" calcext:value-type="float">
            <text:p>27.773063659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0" calcext:value-type="float">
            <text:p>-40</text:p>
          </table:table-cell>
          <table:table-cell office:value-type="float" office:value="906.14831543" calcext:value-type="float">
            <text:p>906.14831543</text:p>
          </table:table-cell>
          <table:table-cell office:value-type="float" office:value="933.014160156" calcext:value-type="float">
            <text:p>933.014160156</text:p>
          </table:table-cell>
          <table:table-cell office:value-type="float" office:value="-26.7884178162" calcext:value-type="float">
            <text:p>-26.788417816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0" calcext:value-type="float">
            <text:p>40</text:p>
          </table:table-cell>
          <table:table-cell office:value-type="float" office:value="961.398132324" calcext:value-type="float">
            <text:p>961.398132324</text:p>
          </table:table-cell>
          <table:table-cell office:value-type="float" office:value="933.029296875" calcext:value-type="float">
            <text:p>933.029296875</text:p>
          </table:table-cell>
          <table:table-cell office:value-type="float" office:value="28.4568271637" calcext:value-type="float">
            <text:p>28.456827163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1" calcext:value-type="float">
            <text:p>-41</text:p>
          </table:table-cell>
          <table:table-cell office:value-type="float" office:value="905.290039063" calcext:value-type="float">
            <text:p>905.290039063</text:p>
          </table:table-cell>
          <table:table-cell office:value-type="float" office:value="933.0546875" calcext:value-type="float">
            <text:p>933.0546875</text:p>
          </table:table-cell>
          <table:table-cell office:value-type="float" office:value="-27.4410972595" calcext:value-type="float">
            <text:p>-27.441097259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1" calcext:value-type="float">
            <text:p>41</text:p>
          </table:table-cell>
          <table:table-cell office:value-type="float" office:value="962.03503418" calcext:value-type="float">
            <text:p>962.03503418</text:p>
          </table:table-cell>
          <table:table-cell office:value-type="float" office:value="932.971435547" calcext:value-type="float">
            <text:p>932.971435547</text:p>
          </table:table-cell>
          <table:table-cell office:value-type="float" office:value="29.2130317688" calcext:value-type="float">
            <text:p>29.213031768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2" calcext:value-type="float">
            <text:p>-42</text:p>
          </table:table-cell>
          <table:table-cell office:value-type="float" office:value="904.498596191" calcext:value-type="float">
            <text:p>904.498596191</text:p>
          </table:table-cell>
          <table:table-cell office:value-type="float" office:value="933.001953125" calcext:value-type="float">
            <text:p>933.001953125</text:p>
          </table:table-cell>
          <table:table-cell office:value-type="float" office:value="-28.3798713684" calcext:value-type="float">
            <text:p>-28.379871368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2" calcext:value-type="float">
            <text:p>42</text:p>
          </table:table-cell>
          <table:table-cell office:value-type="float" office:value="962.784057617" calcext:value-type="float">
            <text:p>962.784057617</text:p>
          </table:table-cell>
          <table:table-cell office:value-type="float" office:value="932.976928711" calcext:value-type="float">
            <text:p>932.976928711</text:p>
          </table:table-cell>
          <table:table-cell office:value-type="float" office:value="30.0014533997" calcext:value-type="float">
            <text:p>30.001453399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3" calcext:value-type="float">
            <text:p>-43</text:p>
          </table:table-cell>
          <table:table-cell office:value-type="float" office:value="903.78717041" calcext:value-type="float">
            <text:p>903.78717041</text:p>
          </table:table-cell>
          <table:table-cell office:value-type="float" office:value="933.069824219" calcext:value-type="float">
            <text:p>933.069824219</text:p>
          </table:table-cell>
          <table:table-cell office:value-type="float" office:value="-29.1120185852" calcext:value-type="float">
            <text:p>-29.112018585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3" calcext:value-type="float">
            <text:p>43</text:p>
          </table:table-cell>
          <table:table-cell office:value-type="float" office:value="963.517272949" calcext:value-type="float">
            <text:p>963.517272949</text:p>
          </table:table-cell>
          <table:table-cell office:value-type="float" office:value="933" calcext:value-type="float">
            <text:p>933</text:p>
          </table:table-cell>
          <table:table-cell office:value-type="float" office:value="30.6493282318" calcext:value-type="float">
            <text:p>30.649328231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4" calcext:value-type="float">
            <text:p>-44</text:p>
          </table:table-cell>
          <table:table-cell office:value-type="float" office:value="903.208007813" calcext:value-type="float">
            <text:p>903.208007813</text:p>
          </table:table-cell>
          <table:table-cell office:value-type="float" office:value="932.9765625" calcext:value-type="float">
            <text:p>932.9765625</text:p>
          </table:table-cell>
          <table:table-cell office:value-type="float" office:value="-29.7142353058" calcext:value-type="float">
            <text:p>-29.714235305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4" calcext:value-type="float">
            <text:p>44</text:p>
          </table:table-cell>
          <table:table-cell office:value-type="float" office:value="964.092041016" calcext:value-type="float">
            <text:p>964.092041016</text:p>
          </table:table-cell>
          <table:table-cell office:value-type="float" office:value="932.958190918" calcext:value-type="float">
            <text:p>932.958190918</text:p>
          </table:table-cell>
          <table:table-cell office:value-type="float" office:value="31.3973350525" calcext:value-type="float">
            <text:p>31.3973350525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5" calcext:value-type="float">
            <text:p>-45</text:p>
          </table:table-cell>
          <table:table-cell office:value-type="float" office:value="902.470581055" calcext:value-type="float">
            <text:p>902.470581055</text:p>
          </table:table-cell>
          <table:table-cell office:value-type="float" office:value="933.023925781" calcext:value-type="float">
            <text:p>933.023925781</text:p>
          </table:table-cell>
          <table:table-cell office:value-type="float" office:value="-30.2946796417" calcext:value-type="float">
            <text:p>-30.294679641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5" calcext:value-type="float">
            <text:p>45</text:p>
          </table:table-cell>
          <table:table-cell office:value-type="float" office:value="964.756347656" calcext:value-type="float">
            <text:p>964.756347656</text:p>
          </table:table-cell>
          <table:table-cell office:value-type="float" office:value="932.946838379" calcext:value-type="float">
            <text:p>932.946838379</text:p>
          </table:table-cell>
          <table:table-cell office:value-type="float" office:value="32.0665969849" calcext:value-type="float">
            <text:p>32.066596984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6" calcext:value-type="float">
            <text:p>-46</text:p>
          </table:table-cell>
          <table:table-cell office:value-type="float" office:value="901.731201172" calcext:value-type="float">
            <text:p>901.731201172</text:p>
          </table:table-cell>
          <table:table-cell office:value-type="float" office:value="933.075561523" calcext:value-type="float">
            <text:p>933.075561523</text:p>
          </table:table-cell>
          <table:table-cell office:value-type="float" office:value="-31.0639438629" calcext:value-type="float">
            <text:p>-31.063943862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6" calcext:value-type="float">
            <text:p>46</text:p>
          </table:table-cell>
          <table:table-cell office:value-type="float" office:value="965.443725586" calcext:value-type="float">
            <text:p>965.443725586</text:p>
          </table:table-cell>
          <table:table-cell office:value-type="float" office:value="933.08984375" calcext:value-type="float">
            <text:p>933.08984375</text:p>
          </table:table-cell>
          <table:table-cell office:value-type="float" office:value="32.7287063599" calcext:value-type="float">
            <text:p>32.728706359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7" calcext:value-type="float">
            <text:p>-47</text:p>
          </table:table-cell>
          <table:table-cell office:value-type="float" office:value="901.298339844" calcext:value-type="float">
            <text:p>901.298339844</text:p>
          </table:table-cell>
          <table:table-cell office:value-type="float" office:value="933.032409668" calcext:value-type="float">
            <text:p>933.032409668</text:p>
          </table:table-cell>
          <table:table-cell office:value-type="float" office:value="-31.5516319275" calcext:value-type="float">
            <text:p>-31.551631927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7" calcext:value-type="float">
            <text:p>47</text:p>
          </table:table-cell>
          <table:table-cell office:value-type="float" office:value="966.141357422" calcext:value-type="float">
            <text:p>966.141357422</text:p>
          </table:table-cell>
          <table:table-cell office:value-type="float" office:value="932.988647461" calcext:value-type="float">
            <text:p>932.988647461</text:p>
          </table:table-cell>
          <table:table-cell office:value-type="float" office:value="33.3400688171" calcext:value-type="float">
            <text:p>33.3400688171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8" calcext:value-type="float">
            <text:p>-48</text:p>
          </table:table-cell>
          <table:table-cell office:value-type="float" office:value="900.599304199" calcext:value-type="float">
            <text:p>900.599304199</text:p>
          </table:table-cell>
          <table:table-cell office:value-type="float" office:value="932.939697266" calcext:value-type="float">
            <text:p>932.939697266</text:p>
          </table:table-cell>
          <table:table-cell office:value-type="float" office:value="-32.0235404968" calcext:value-type="float">
            <text:p>-32.023540496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8" calcext:value-type="float">
            <text:p>48</text:p>
          </table:table-cell>
          <table:table-cell office:value-type="float" office:value="966.736816406" calcext:value-type="float">
            <text:p>966.736816406</text:p>
          </table:table-cell>
          <table:table-cell office:value-type="float" office:value="932.930358887" calcext:value-type="float">
            <text:p>932.930358887</text:p>
          </table:table-cell>
          <table:table-cell office:value-type="float" office:value="34.0653419495" calcext:value-type="float">
            <text:p>34.0653419495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49" calcext:value-type="float">
            <text:p>-49</text:p>
          </table:table-cell>
          <table:table-cell office:value-type="float" office:value="900.079833984" calcext:value-type="float">
            <text:p>900.079833984</text:p>
          </table:table-cell>
          <table:table-cell office:value-type="float" office:value="932.939941406" calcext:value-type="float">
            <text:p>932.939941406</text:p>
          </table:table-cell>
          <table:table-cell office:value-type="float" office:value="-32.6014709473" calcext:value-type="float">
            <text:p>-32.601470947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9" calcext:value-type="float">
            <text:p>49</text:p>
          </table:table-cell>
          <table:table-cell office:value-type="float" office:value="967.412658691" calcext:value-type="float">
            <text:p>967.412658691</text:p>
          </table:table-cell>
          <table:table-cell office:value-type="float" office:value="932.958068848" calcext:value-type="float">
            <text:p>932.958068848</text:p>
          </table:table-cell>
          <table:table-cell office:value-type="float" office:value="34.8343505859" calcext:value-type="float">
            <text:p>34.834350585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0" calcext:value-type="float">
            <text:p>-50</text:p>
          </table:table-cell>
          <table:table-cell office:value-type="float" office:value="899.460510254" calcext:value-type="float">
            <text:p>899.460510254</text:p>
          </table:table-cell>
          <table:table-cell office:value-type="float" office:value="932.911621094" calcext:value-type="float">
            <text:p>932.911621094</text:p>
          </table:table-cell>
          <table:table-cell office:value-type="float" office:value="-33.2089691162" calcext:value-type="float">
            <text:p>-33.208969116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0" calcext:value-type="float">
            <text:p>50</text:p>
          </table:table-cell>
          <table:table-cell office:value-type="float" office:value="968.069030762" calcext:value-type="float">
            <text:p>968.069030762</text:p>
          </table:table-cell>
          <table:table-cell office:value-type="float" office:value="932.992370605" calcext:value-type="float">
            <text:p>932.992370605</text:p>
          </table:table-cell>
          <table:table-cell office:value-type="float" office:value="35.5127182007" calcext:value-type="float">
            <text:p>35.512718200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1" calcext:value-type="float">
            <text:p>-51</text:p>
          </table:table-cell>
          <table:table-cell office:value-type="float" office:value="898.786621094" calcext:value-type="float">
            <text:p>898.786621094</text:p>
          </table:table-cell>
          <table:table-cell office:value-type="float" office:value="933.04284668" calcext:value-type="float">
            <text:p>933.04284668</text:p>
          </table:table-cell>
          <table:table-cell office:value-type="float" office:value="-33.8761405945" calcext:value-type="float">
            <text:p>-33.876140594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1" calcext:value-type="float">
            <text:p>51</text:p>
          </table:table-cell>
          <table:table-cell office:value-type="float" office:value="968.771057129" calcext:value-type="float">
            <text:p>968.771057129</text:p>
          </table:table-cell>
          <table:table-cell office:value-type="float" office:value="933.012268066" calcext:value-type="float">
            <text:p>933.012268066</text:p>
          </table:table-cell>
          <table:table-cell office:value-type="float" office:value="36.1403961182" calcext:value-type="float">
            <text:p>36.140396118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2" calcext:value-type="float">
            <text:p>-52</text:p>
          </table:table-cell>
          <table:table-cell office:value-type="float" office:value="898.166748047" calcext:value-type="float">
            <text:p>898.166748047</text:p>
          </table:table-cell>
          <table:table-cell office:value-type="float" office:value="932.999084473" calcext:value-type="float">
            <text:p>932.999084473</text:p>
          </table:table-cell>
          <table:table-cell office:value-type="float" office:value="-34.5165977478" calcext:value-type="float">
            <text:p>-34.516597747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2" calcext:value-type="float">
            <text:p>52</text:p>
          </table:table-cell>
          <table:table-cell office:value-type="float" office:value="969.450378418" calcext:value-type="float">
            <text:p>969.450378418</text:p>
          </table:table-cell>
          <table:table-cell office:value-type="float" office:value="932.960632324" calcext:value-type="float">
            <text:p>932.960632324</text:p>
          </table:table-cell>
          <table:table-cell office:value-type="float" office:value="37.0705184937" calcext:value-type="float">
            <text:p>37.070518493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3" calcext:value-type="float">
            <text:p>-53</text:p>
          </table:table-cell>
          <table:table-cell office:value-type="float" office:value="897.281494141" calcext:value-type="float">
            <text:p>897.281494141</text:p>
          </table:table-cell>
          <table:table-cell office:value-type="float" office:value="933.028381348" calcext:value-type="float">
            <text:p>933.028381348</text:p>
          </table:table-cell>
          <table:table-cell office:value-type="float" office:value="-35.1892318726" calcext:value-type="float">
            <text:p>-35.189231872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3" calcext:value-type="float">
            <text:p>53</text:p>
          </table:table-cell>
          <table:table-cell office:value-type="float" office:value="970.267578125" calcext:value-type="float">
            <text:p>970.267578125</text:p>
          </table:table-cell>
          <table:table-cell office:value-type="float" office:value="933.057800293" calcext:value-type="float">
            <text:p>933.057800293</text:p>
          </table:table-cell>
          <table:table-cell office:value-type="float" office:value="37.8308868408" calcext:value-type="float">
            <text:p>37.830886840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4" calcext:value-type="float">
            <text:p>-54</text:p>
          </table:table-cell>
          <table:table-cell office:value-type="float" office:value="896.4375" calcext:value-type="float">
            <text:p>896.4375</text:p>
          </table:table-cell>
          <table:table-cell office:value-type="float" office:value="933.018737793" calcext:value-type="float">
            <text:p>933.018737793</text:p>
          </table:table-cell>
          <table:table-cell office:value-type="float" office:value="-35.9011459351" calcext:value-type="float">
            <text:p>-35.901145935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4" calcext:value-type="float">
            <text:p>54</text:p>
          </table:table-cell>
          <table:table-cell office:value-type="float" office:value="970.917724609" calcext:value-type="float">
            <text:p>970.917724609</text:p>
          </table:table-cell>
          <table:table-cell office:value-type="float" office:value="933.086486816" calcext:value-type="float">
            <text:p>933.086486816</text:p>
          </table:table-cell>
          <table:table-cell office:value-type="float" office:value="38.5594482422" calcext:value-type="float">
            <text:p>38.559448242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5" calcext:value-type="float">
            <text:p>-55</text:p>
          </table:table-cell>
          <table:table-cell office:value-type="float" office:value="895.915893555" calcext:value-type="float">
            <text:p>895.915893555</text:p>
          </table:table-cell>
          <table:table-cell office:value-type="float" office:value="932.946655273" calcext:value-type="float">
            <text:p>932.946655273</text:p>
          </table:table-cell>
          <table:table-cell office:value-type="float" office:value="-36.5055618286" calcext:value-type="float">
            <text:p>-36.505561828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5" calcext:value-type="float">
            <text:p>55</text:p>
          </table:table-cell>
          <table:table-cell office:value-type="float" office:value="971.69732666" calcext:value-type="float">
            <text:p>971.69732666</text:p>
          </table:table-cell>
          <table:table-cell office:value-type="float" office:value="933.001464844" calcext:value-type="float">
            <text:p>933.001464844</text:p>
          </table:table-cell>
          <table:table-cell office:value-type="float" office:value="39.3321609497" calcext:value-type="float">
            <text:p>39.332160949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6" calcext:value-type="float">
            <text:p>-56</text:p>
          </table:table-cell>
          <table:table-cell office:value-type="float" office:value="895.264648438" calcext:value-type="float">
            <text:p>895.264648438</text:p>
          </table:table-cell>
          <table:table-cell office:value-type="float" office:value="932.92401123" calcext:value-type="float">
            <text:p>932.92401123</text:p>
          </table:table-cell>
          <table:table-cell office:value-type="float" office:value="-37.1162605286" calcext:value-type="float">
            <text:p>-37.116260528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6" calcext:value-type="float">
            <text:p>56</text:p>
          </table:table-cell>
          <table:table-cell office:value-type="float" office:value="972.316894531" calcext:value-type="float">
            <text:p>972.316894531</text:p>
          </table:table-cell>
          <table:table-cell office:value-type="float" office:value="932.897705078" calcext:value-type="float">
            <text:p>932.897705078</text:p>
          </table:table-cell>
          <table:table-cell office:value-type="float" office:value="40.0488166809" calcext:value-type="float">
            <text:p>40.048816680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7" calcext:value-type="float">
            <text:p>-57</text:p>
          </table:table-cell>
          <table:table-cell office:value-type="float" office:value="894.436401367" calcext:value-type="float">
            <text:p>894.436401367</text:p>
          </table:table-cell>
          <table:table-cell office:value-type="float" office:value="932.88104248" calcext:value-type="float">
            <text:p>932.88104248</text:p>
          </table:table-cell>
          <table:table-cell office:value-type="float" office:value="-37.790813446" calcext:value-type="float">
            <text:p>-37.79081344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7" calcext:value-type="float">
            <text:p>57</text:p>
          </table:table-cell>
          <table:table-cell office:value-type="float" office:value="973.210632324" calcext:value-type="float">
            <text:p>973.210632324</text:p>
          </table:table-cell>
          <table:table-cell office:value-type="float" office:value="933.077636719" calcext:value-type="float">
            <text:p>933.077636719</text:p>
          </table:table-cell>
          <table:table-cell office:value-type="float" office:value="40.8457069397" calcext:value-type="float">
            <text:p>40.845706939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8" calcext:value-type="float">
            <text:p>-58</text:p>
          </table:table-cell>
          <table:table-cell office:value-type="float" office:value="893.911315918" calcext:value-type="float">
            <text:p>893.911315918</text:p>
          </table:table-cell>
          <table:table-cell office:value-type="float" office:value="932.879882813" calcext:value-type="float">
            <text:p>932.879882813</text:p>
          </table:table-cell>
          <table:table-cell office:value-type="float" office:value="-38.4629096985" calcext:value-type="float">
            <text:p>-38.462909698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8" calcext:value-type="float">
            <text:p>58</text:p>
          </table:table-cell>
          <table:table-cell office:value-type="float" office:value="973.859558105" calcext:value-type="float">
            <text:p>973.859558105</text:p>
          </table:table-cell>
          <table:table-cell office:value-type="float" office:value="932.977722168" calcext:value-type="float">
            <text:p>932.977722168</text:p>
          </table:table-cell>
          <table:table-cell office:value-type="float" office:value="41.554725647" calcext:value-type="float">
            <text:p>41.55472564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59" calcext:value-type="float">
            <text:p>-59</text:p>
          </table:table-cell>
          <table:table-cell office:value-type="float" office:value="893.237854004" calcext:value-type="float">
            <text:p>893.237854004</text:p>
          </table:table-cell>
          <table:table-cell office:value-type="float" office:value="932.870300293" calcext:value-type="float">
            <text:p>932.870300293</text:p>
          </table:table-cell>
          <table:table-cell office:value-type="float" office:value="-39.1047058105" calcext:value-type="float">
            <text:p>-39.104705810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9" calcext:value-type="float">
            <text:p>59</text:p>
          </table:table-cell>
          <table:table-cell office:value-type="float" office:value="974.679199219" calcext:value-type="float">
            <text:p>974.679199219</text:p>
          </table:table-cell>
          <table:table-cell office:value-type="float" office:value="932.988464355" calcext:value-type="float">
            <text:p>932.988464355</text:p>
          </table:table-cell>
          <table:table-cell office:value-type="float" office:value="42.4448699951" calcext:value-type="float">
            <text:p>42.4448699951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0" calcext:value-type="float">
            <text:p>-60</text:p>
          </table:table-cell>
          <table:table-cell office:value-type="float" office:value="892.505554199" calcext:value-type="float">
            <text:p>892.505554199</text:p>
          </table:table-cell>
          <table:table-cell office:value-type="float" office:value="932.916015625" calcext:value-type="float">
            <text:p>932.916015625</text:p>
          </table:table-cell>
          <table:table-cell office:value-type="float" office:value="-39.760925293" calcext:value-type="float">
            <text:p>-39.76092529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0" calcext:value-type="float">
            <text:p>60</text:p>
          </table:table-cell>
          <table:table-cell office:value-type="float" office:value="975.312072754" calcext:value-type="float">
            <text:p>975.312072754</text:p>
          </table:table-cell>
          <table:table-cell office:value-type="float" office:value="932.949890137" calcext:value-type="float">
            <text:p>932.949890137</text:p>
          </table:table-cell>
          <table:table-cell office:value-type="float" office:value="43.1587715149" calcext:value-type="float">
            <text:p>43.158771514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1" calcext:value-type="float">
            <text:p>-61</text:p>
          </table:table-cell>
          <table:table-cell office:value-type="float" office:value="891.926513672" calcext:value-type="float">
            <text:p>891.926513672</text:p>
          </table:table-cell>
          <table:table-cell office:value-type="float" office:value="932.899780273" calcext:value-type="float">
            <text:p>932.899780273</text:p>
          </table:table-cell>
          <table:table-cell office:value-type="float" office:value="-40.4124641418" calcext:value-type="float">
            <text:p>-40.412464141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1" calcext:value-type="float">
            <text:p>61</text:p>
          </table:table-cell>
          <table:table-cell office:value-type="float" office:value="976.049987793" calcext:value-type="float">
            <text:p>976.049987793</text:p>
          </table:table-cell>
          <table:table-cell office:value-type="float" office:value="932.936889648" calcext:value-type="float">
            <text:p>932.936889648</text:p>
          </table:table-cell>
          <table:table-cell office:value-type="float" office:value="43.8442955017" calcext:value-type="float">
            <text:p>43.844295501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2" calcext:value-type="float">
            <text:p>-62</text:p>
          </table:table-cell>
          <table:table-cell office:value-type="float" office:value="891.309936523" calcext:value-type="float">
            <text:p>891.309936523</text:p>
          </table:table-cell>
          <table:table-cell office:value-type="float" office:value="932.909057617" calcext:value-type="float">
            <text:p>932.909057617</text:p>
          </table:table-cell>
          <table:table-cell office:value-type="float" office:value="-40.9468040466" calcext:value-type="float">
            <text:p>-40.946804046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2" calcext:value-type="float">
            <text:p>62</text:p>
          </table:table-cell>
          <table:table-cell office:value-type="float" office:value="976.671264648" calcext:value-type="float">
            <text:p>976.671264648</text:p>
          </table:table-cell>
          <table:table-cell office:value-type="float" office:value="932.897949219" calcext:value-type="float">
            <text:p>932.897949219</text:p>
          </table:table-cell>
          <table:table-cell office:value-type="float" office:value="44.5633735657" calcext:value-type="float">
            <text:p>44.563373565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3" calcext:value-type="float">
            <text:p>-63</text:p>
          </table:table-cell>
          <table:table-cell office:value-type="float" office:value="890.760314941" calcext:value-type="float">
            <text:p>890.760314941</text:p>
          </table:table-cell>
          <table:table-cell office:value-type="float" office:value="932.840698242" calcext:value-type="float">
            <text:p>932.840698242</text:p>
          </table:table-cell>
          <table:table-cell office:value-type="float" office:value="-41.4718551636" calcext:value-type="float">
            <text:p>-41.471855163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3" calcext:value-type="float">
            <text:p>63</text:p>
          </table:table-cell>
          <table:table-cell office:value-type="float" office:value="977.411987305" calcext:value-type="float">
            <text:p>977.411987305</text:p>
          </table:table-cell>
          <table:table-cell office:value-type="float" office:value="933.020019531" calcext:value-type="float">
            <text:p>933.020019531</text:p>
          </table:table-cell>
          <table:table-cell office:value-type="float" office:value="45.274181366" calcext:value-type="float">
            <text:p>45.274181366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4" calcext:value-type="float">
            <text:p>-64</text:p>
          </table:table-cell>
          <table:table-cell office:value-type="float" office:value="889.86920166" calcext:value-type="float">
            <text:p>889.86920166</text:p>
          </table:table-cell>
          <table:table-cell office:value-type="float" office:value="932.90826416" calcext:value-type="float">
            <text:p>932.90826416</text:p>
          </table:table-cell>
          <table:table-cell office:value-type="float" office:value="-42.3768730164" calcext:value-type="float">
            <text:p>-42.376873016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4" calcext:value-type="float">
            <text:p>64</text:p>
          </table:table-cell>
          <table:table-cell office:value-type="float" office:value="978.158752441" calcext:value-type="float">
            <text:p>978.158752441</text:p>
          </table:table-cell>
          <table:table-cell office:value-type="float" office:value="932.954345703" calcext:value-type="float">
            <text:p>932.954345703</text:p>
          </table:table-cell>
          <table:table-cell office:value-type="float" office:value="45.9931221008" calcext:value-type="float">
            <text:p>45.993122100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5" calcext:value-type="float">
            <text:p>-65</text:p>
          </table:table-cell>
          <table:table-cell office:value-type="float" office:value="889.292175293" calcext:value-type="float">
            <text:p>889.292175293</text:p>
          </table:table-cell>
          <table:table-cell office:value-type="float" office:value="932.878967285" calcext:value-type="float">
            <text:p>932.878967285</text:p>
          </table:table-cell>
          <table:table-cell office:value-type="float" office:value="-43.0401153564" calcext:value-type="float">
            <text:p>-43.040115356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5" calcext:value-type="float">
            <text:p>65</text:p>
          </table:table-cell>
          <table:table-cell office:value-type="float" office:value="978.799194336" calcext:value-type="float">
            <text:p>978.799194336</text:p>
          </table:table-cell>
          <table:table-cell office:value-type="float" office:value="932.959350586" calcext:value-type="float">
            <text:p>932.959350586</text:p>
          </table:table-cell>
          <table:table-cell office:value-type="float" office:value="46.7116966248" calcext:value-type="float">
            <text:p>46.711696624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6" calcext:value-type="float">
            <text:p>-66</text:p>
          </table:table-cell>
          <table:table-cell office:value-type="float" office:value="888.593933105" calcext:value-type="float">
            <text:p>888.593933105</text:p>
          </table:table-cell>
          <table:table-cell office:value-type="float" office:value="932.891174316" calcext:value-type="float">
            <text:p>932.891174316</text:p>
          </table:table-cell>
          <table:table-cell office:value-type="float" office:value="-43.6004333496" calcext:value-type="float">
            <text:p>-43.600433349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6" calcext:value-type="float">
            <text:p>66</text:p>
          </table:table-cell>
          <table:table-cell office:value-type="float" office:value="979.675170898" calcext:value-type="float">
            <text:p>979.675170898</text:p>
          </table:table-cell>
          <table:table-cell office:value-type="float" office:value="932.989440918" calcext:value-type="float">
            <text:p>932.989440918</text:p>
          </table:table-cell>
          <table:table-cell office:value-type="float" office:value="47.4652824402" calcext:value-type="float">
            <text:p>47.465282440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7" calcext:value-type="float">
            <text:p>-67</text:p>
          </table:table-cell>
          <table:table-cell office:value-type="float" office:value="888.172851563" calcext:value-type="float">
            <text:p>888.172851563</text:p>
          </table:table-cell>
          <table:table-cell office:value-type="float" office:value="932.853027344" calcext:value-type="float">
            <text:p>932.853027344</text:p>
          </table:table-cell>
          <table:table-cell office:value-type="float" office:value="-43.8596420288" calcext:value-type="float">
            <text:p>-43.859642028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7" calcext:value-type="float">
            <text:p>67</text:p>
          </table:table-cell>
          <table:table-cell office:value-type="float" office:value="980.223022461" calcext:value-type="float">
            <text:p>980.223022461</text:p>
          </table:table-cell>
          <table:table-cell office:value-type="float" office:value="932.990783691" calcext:value-type="float">
            <text:p>932.990783691</text:p>
          </table:table-cell>
          <table:table-cell office:value-type="float" office:value="48.161781311" calcext:value-type="float">
            <text:p>48.161781311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8" calcext:value-type="float">
            <text:p>-68</text:p>
          </table:table-cell>
          <table:table-cell office:value-type="float" office:value="887.469421387" calcext:value-type="float">
            <text:p>887.469421387</text:p>
          </table:table-cell>
          <table:table-cell office:value-type="float" office:value="933.028381348" calcext:value-type="float">
            <text:p>933.028381348</text:p>
          </table:table-cell>
          <table:table-cell office:value-type="float" office:value="-44.7358436584" calcext:value-type="float">
            <text:p>-44.735843658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8" calcext:value-type="float">
            <text:p>68</text:p>
          </table:table-cell>
          <table:table-cell office:value-type="float" office:value="980.896484375" calcext:value-type="float">
            <text:p>980.896484375</text:p>
          </table:table-cell>
          <table:table-cell office:value-type="float" office:value="933.021240234" calcext:value-type="float">
            <text:p>933.021240234</text:p>
          </table:table-cell>
          <table:table-cell office:value-type="float" office:value="48.7940368652" calcext:value-type="float">
            <text:p>48.794036865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69" calcext:value-type="float">
            <text:p>-69</text:p>
          </table:table-cell>
          <table:table-cell office:value-type="float" office:value="886.499694824" calcext:value-type="float">
            <text:p>886.499694824</text:p>
          </table:table-cell>
          <table:table-cell office:value-type="float" office:value="932.980834961" calcext:value-type="float">
            <text:p>932.980834961</text:p>
          </table:table-cell>
          <table:table-cell office:value-type="float" office:value="-45.5529136658" calcext:value-type="float">
            <text:p>-45.552913665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9" calcext:value-type="float">
            <text:p>69</text:p>
          </table:table-cell>
          <table:table-cell office:value-type="float" office:value="981.722839355" calcext:value-type="float">
            <text:p>981.722839355</text:p>
          </table:table-cell>
          <table:table-cell office:value-type="float" office:value="932.921447754" calcext:value-type="float">
            <text:p>932.921447754</text:p>
          </table:table-cell>
          <table:table-cell office:value-type="float" office:value="49.6609535217" calcext:value-type="float">
            <text:p>49.660953521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0" calcext:value-type="float">
            <text:p>-70</text:p>
          </table:table-cell>
          <table:table-cell office:value-type="float" office:value="885.94909668" calcext:value-type="float">
            <text:p>885.94909668</text:p>
          </table:table-cell>
          <table:table-cell office:value-type="float" office:value="932.890808105" calcext:value-type="float">
            <text:p>932.890808105</text:p>
          </table:table-cell>
          <table:table-cell office:value-type="float" office:value="-46.0989532471" calcext:value-type="float">
            <text:p>-46.098953247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0" calcext:value-type="float">
            <text:p>70</text:p>
          </table:table-cell>
          <table:table-cell office:value-type="float" office:value="982.466003418" calcext:value-type="float">
            <text:p>982.466003418</text:p>
          </table:table-cell>
          <table:table-cell office:value-type="float" office:value="932.920471191" calcext:value-type="float">
            <text:p>932.920471191</text:p>
          </table:table-cell>
          <table:table-cell office:value-type="float" office:value="50.524356842" calcext:value-type="float">
            <text:p>50.52435684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1" calcext:value-type="float">
            <text:p>-71</text:p>
          </table:table-cell>
          <table:table-cell office:value-type="float" office:value="885.024475098" calcext:value-type="float">
            <text:p>885.024475098</text:p>
          </table:table-cell>
          <table:table-cell office:value-type="float" office:value="932.932861328" calcext:value-type="float">
            <text:p>932.932861328</text:p>
          </table:table-cell>
          <table:table-cell office:value-type="float" office:value="-46.7891387939" calcext:value-type="float">
            <text:p>-46.789138793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1" calcext:value-type="float">
            <text:p>71</text:p>
          </table:table-cell>
          <table:table-cell office:value-type="float" office:value="983.178588867" calcext:value-type="float">
            <text:p>983.178588867</text:p>
          </table:table-cell>
          <table:table-cell office:value-type="float" office:value="932.914733887" calcext:value-type="float">
            <text:p>932.914733887</text:p>
          </table:table-cell>
          <table:table-cell office:value-type="float" office:value="51.2727279663" calcext:value-type="float">
            <text:p>51.2727279663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2" calcext:value-type="float">
            <text:p>-72</text:p>
          </table:table-cell>
          <table:table-cell office:value-type="float" office:value="884.394775391" calcext:value-type="float">
            <text:p>884.394775391</text:p>
          </table:table-cell>
          <table:table-cell office:value-type="float" office:value="932.920593262" calcext:value-type="float">
            <text:p>932.920593262</text:p>
          </table:table-cell>
          <table:table-cell office:value-type="float" office:value="-47.4004173279" calcext:value-type="float">
            <text:p>-47.400417327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2" calcext:value-type="float">
            <text:p>72</text:p>
          </table:table-cell>
          <table:table-cell office:value-type="float" office:value="983.939208984" calcext:value-type="float">
            <text:p>983.939208984</text:p>
          </table:table-cell>
          <table:table-cell office:value-type="float" office:value="933.051147461" calcext:value-type="float">
            <text:p>933.051147461</text:p>
          </table:table-cell>
          <table:table-cell office:value-type="float" office:value="51.9692115784" calcext:value-type="float">
            <text:p>51.9692115784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3" calcext:value-type="float">
            <text:p>-73</text:p>
          </table:table-cell>
          <table:table-cell office:value-type="float" office:value="883.66796875" calcext:value-type="float">
            <text:p>883.66796875</text:p>
          </table:table-cell>
          <table:table-cell office:value-type="float" office:value="932.890869141" calcext:value-type="float">
            <text:p>932.890869141</text:p>
          </table:table-cell>
          <table:table-cell office:value-type="float" office:value="-47.9907150269" calcext:value-type="float">
            <text:p>-47.990715026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3" calcext:value-type="float">
            <text:p>73</text:p>
          </table:table-cell>
          <table:table-cell office:value-type="float" office:value="984.515808105" calcext:value-type="float">
            <text:p>984.515808105</text:p>
          </table:table-cell>
          <table:table-cell office:value-type="float" office:value="932.951904297" calcext:value-type="float">
            <text:p>932.951904297</text:p>
          </table:table-cell>
          <table:table-cell office:value-type="float" office:value="52.7365570068" calcext:value-type="float">
            <text:p>52.736557006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4" calcext:value-type="float">
            <text:p>-74</text:p>
          </table:table-cell>
          <table:table-cell office:value-type="float" office:value="883.273010254" calcext:value-type="float">
            <text:p>883.273010254</text:p>
          </table:table-cell>
          <table:table-cell office:value-type="float" office:value="932.869018555" calcext:value-type="float">
            <text:p>932.869018555</text:p>
          </table:table-cell>
          <table:table-cell office:value-type="float" office:value="-48.6132392883" calcext:value-type="float">
            <text:p>-48.613239288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4" calcext:value-type="float">
            <text:p>74</text:p>
          </table:table-cell>
          <table:table-cell office:value-type="float" office:value="985.299072266" calcext:value-type="float">
            <text:p>985.299072266</text:p>
          </table:table-cell>
          <table:table-cell office:value-type="float" office:value="932.96081543" calcext:value-type="float">
            <text:p>932.96081543</text:p>
          </table:table-cell>
          <table:table-cell office:value-type="float" office:value="53.4828872681" calcext:value-type="float">
            <text:p>53.4828872681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5" calcext:value-type="float">
            <text:p>-75</text:p>
          </table:table-cell>
          <table:table-cell office:value-type="float" office:value="882.559570313" calcext:value-type="float">
            <text:p>882.559570313</text:p>
          </table:table-cell>
          <table:table-cell office:value-type="float" office:value="932.860351563" calcext:value-type="float">
            <text:p>932.860351563</text:p>
          </table:table-cell>
          <table:table-cell office:value-type="float" office:value="-49.2007217407" calcext:value-type="float">
            <text:p>-49.200721740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5" calcext:value-type="float">
            <text:p>75</text:p>
          </table:table-cell>
          <table:table-cell office:value-type="float" office:value="986.259155273" calcext:value-type="float">
            <text:p>986.259155273</text:p>
          </table:table-cell>
          <table:table-cell office:value-type="float" office:value="932.956237793" calcext:value-type="float">
            <text:p>932.956237793</text:p>
          </table:table-cell>
          <table:table-cell office:value-type="float" office:value="54.6408462524" calcext:value-type="float">
            <text:p>54.6408462524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6" calcext:value-type="float">
            <text:p>-76</text:p>
          </table:table-cell>
          <table:table-cell office:value-type="float" office:value="881.897460938" calcext:value-type="float">
            <text:p>881.897460938</text:p>
          </table:table-cell>
          <table:table-cell office:value-type="float" office:value="932.972717285" calcext:value-type="float">
            <text:p>932.972717285</text:p>
          </table:table-cell>
          <table:table-cell office:value-type="float" office:value="-49.9547576904" calcext:value-type="float">
            <text:p>-49.954757690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6" calcext:value-type="float">
            <text:p>76</text:p>
          </table:table-cell>
          <table:table-cell office:value-type="float" office:value="986.684570313" calcext:value-type="float">
            <text:p>986.684570313</text:p>
          </table:table-cell>
          <table:table-cell office:value-type="float" office:value="932.916748047" calcext:value-type="float">
            <text:p>932.916748047</text:p>
          </table:table-cell>
          <table:table-cell office:value-type="float" office:value="55.1507568359" calcext:value-type="float">
            <text:p>55.150756835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7" calcext:value-type="float">
            <text:p>-77</text:p>
          </table:table-cell>
          <table:table-cell office:value-type="float" office:value="881.126708984" calcext:value-type="float">
            <text:p>881.126708984</text:p>
          </table:table-cell>
          <table:table-cell office:value-type="float" office:value="932.977539063" calcext:value-type="float">
            <text:p>932.977539063</text:p>
          </table:table-cell>
          <table:table-cell office:value-type="float" office:value="-50.5654907227" calcext:value-type="float">
            <text:p>-50.565490722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7" calcext:value-type="float">
            <text:p>77</text:p>
          </table:table-cell>
          <table:table-cell office:value-type="float" office:value="987.504455566" calcext:value-type="float">
            <text:p>987.504455566</text:p>
          </table:table-cell>
          <table:table-cell office:value-type="float" office:value="933.000732422" calcext:value-type="float">
            <text:p>933.000732422</text:p>
          </table:table-cell>
          <table:table-cell office:value-type="float" office:value="55.9056091309" calcext:value-type="float">
            <text:p>55.905609130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8" calcext:value-type="float">
            <text:p>-78</text:p>
          </table:table-cell>
          <table:table-cell office:value-type="float" office:value="880.559326172" calcext:value-type="float">
            <text:p>880.559326172</text:p>
          </table:table-cell>
          <table:table-cell office:value-type="float" office:value="932.857177734" calcext:value-type="float">
            <text:p>932.857177734</text:p>
          </table:table-cell>
          <table:table-cell office:value-type="float" office:value="-51.1324462891" calcext:value-type="float">
            <text:p>-51.132446289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8" calcext:value-type="float">
            <text:p>78</text:p>
          </table:table-cell>
          <table:table-cell office:value-type="float" office:value="988.421875" calcext:value-type="float">
            <text:p>988.421875</text:p>
          </table:table-cell>
          <table:table-cell office:value-type="float" office:value="932.975952148" calcext:value-type="float">
            <text:p>932.975952148</text:p>
          </table:table-cell>
          <table:table-cell office:value-type="float" office:value="56.692943573" calcext:value-type="float">
            <text:p>56.692943573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79" calcext:value-type="float">
            <text:p>-79</text:p>
          </table:table-cell>
          <table:table-cell office:value-type="float" office:value="879.759765625" calcext:value-type="float">
            <text:p>879.759765625</text:p>
          </table:table-cell>
          <table:table-cell office:value-type="float" office:value="932.831726074" calcext:value-type="float">
            <text:p>932.831726074</text:p>
          </table:table-cell>
          <table:table-cell office:value-type="float" office:value="-51.8651428223" calcext:value-type="float">
            <text:p>-51.865142822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9" calcext:value-type="float">
            <text:p>79</text:p>
          </table:table-cell>
          <table:table-cell office:value-type="float" office:value="988.88885498" calcext:value-type="float">
            <text:p>988.88885498</text:p>
          </table:table-cell>
          <table:table-cell office:value-type="float" office:value="932.836120605" calcext:value-type="float">
            <text:p>932.836120605</text:p>
          </table:table-cell>
          <table:table-cell office:value-type="float" office:value="57.3634109497" calcext:value-type="float">
            <text:p>57.363410949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0" calcext:value-type="float">
            <text:p>-80</text:p>
          </table:table-cell>
          <table:table-cell office:value-type="float" office:value="879.309265137" calcext:value-type="float">
            <text:p>879.309265137</text:p>
          </table:table-cell>
          <table:table-cell office:value-type="float" office:value="932.905334473" calcext:value-type="float">
            <text:p>932.905334473</text:p>
          </table:table-cell>
          <table:table-cell office:value-type="float" office:value="-52.2485809326" calcext:value-type="float">
            <text:p>-52.248580932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0" calcext:value-type="float">
            <text:p>80</text:p>
          </table:table-cell>
          <table:table-cell office:value-type="float" office:value="989.817565918" calcext:value-type="float">
            <text:p>989.817565918</text:p>
          </table:table-cell>
          <table:table-cell office:value-type="float" office:value="933.019226074" calcext:value-type="float">
            <text:p>933.019226074</text:p>
          </table:table-cell>
          <table:table-cell office:value-type="float" office:value="58.1173553467" calcext:value-type="float">
            <text:p>58.117355346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1" calcext:value-type="float">
            <text:p>-81</text:p>
          </table:table-cell>
          <table:table-cell office:value-type="float" office:value="878.603027344" calcext:value-type="float">
            <text:p>878.603027344</text:p>
          </table:table-cell>
          <table:table-cell office:value-type="float" office:value="932.954162598" calcext:value-type="float">
            <text:p>932.954162598</text:p>
          </table:table-cell>
          <table:table-cell office:value-type="float" office:value="-53.1205024719" calcext:value-type="float">
            <text:p>-53.120502471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1" calcext:value-type="float">
            <text:p>81</text:p>
          </table:table-cell>
          <table:table-cell office:value-type="float" office:value="990.296447754" calcext:value-type="float">
            <text:p>990.296447754</text:p>
          </table:table-cell>
          <table:table-cell office:value-type="float" office:value="932.890808105" calcext:value-type="float">
            <text:p>932.890808105</text:p>
          </table:table-cell>
          <table:table-cell office:value-type="float" office:value="58.8591079712" calcext:value-type="float">
            <text:p>58.859107971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2" calcext:value-type="float">
            <text:p>-82</text:p>
          </table:table-cell>
          <table:table-cell office:value-type="float" office:value="877.917724609" calcext:value-type="float">
            <text:p>877.917724609</text:p>
          </table:table-cell>
          <table:table-cell office:value-type="float" office:value="932.833496094" calcext:value-type="float">
            <text:p>932.833496094</text:p>
          </table:table-cell>
          <table:table-cell office:value-type="float" office:value="-53.7654418945" calcext:value-type="float">
            <text:p>-53.765441894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2" calcext:value-type="float">
            <text:p>82</text:p>
          </table:table-cell>
          <table:table-cell office:value-type="float" office:value="991.118041992" calcext:value-type="float">
            <text:p>991.118041992</text:p>
          </table:table-cell>
          <table:table-cell office:value-type="float" office:value="932.916992188" calcext:value-type="float">
            <text:p>932.916992188</text:p>
          </table:table-cell>
          <table:table-cell office:value-type="float" office:value="59.8094711304" calcext:value-type="float">
            <text:p>59.8094711304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3" calcext:value-type="float">
            <text:p>-83</text:p>
          </table:table-cell>
          <table:table-cell office:value-type="float" office:value="877.08581543" calcext:value-type="float">
            <text:p>877.08581543</text:p>
          </table:table-cell>
          <table:table-cell office:value-type="float" office:value="932.802307129" calcext:value-type="float">
            <text:p>932.802307129</text:p>
          </table:table-cell>
          <table:table-cell office:value-type="float" office:value="-54.4423332214" calcext:value-type="float">
            <text:p>-54.442333221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3" calcext:value-type="float">
            <text:p>83</text:p>
          </table:table-cell>
          <table:table-cell office:value-type="float" office:value="992.061218262" calcext:value-type="float">
            <text:p>992.061218262</text:p>
          </table:table-cell>
          <table:table-cell office:value-type="float" office:value="932.954284668" calcext:value-type="float">
            <text:p>932.954284668</text:p>
          </table:table-cell>
          <table:table-cell office:value-type="float" office:value="60.5686798096" calcext:value-type="float">
            <text:p>60.5686798096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4" calcext:value-type="float">
            <text:p>-84</text:p>
          </table:table-cell>
          <table:table-cell office:value-type="float" office:value="876.322021484" calcext:value-type="float">
            <text:p>876.322021484</text:p>
          </table:table-cell>
          <table:table-cell office:value-type="float" office:value="932.872314453" calcext:value-type="float">
            <text:p>932.872314453</text:p>
          </table:table-cell>
          <table:table-cell office:value-type="float" office:value="-55.0662345886" calcext:value-type="float">
            <text:p>-55.066234588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4" calcext:value-type="float">
            <text:p>84</text:p>
          </table:table-cell>
          <table:table-cell office:value-type="float" office:value="992.553283691" calcext:value-type="float">
            <text:p>992.553283691</text:p>
          </table:table-cell>
          <table:table-cell office:value-type="float" office:value="932.88885498" calcext:value-type="float">
            <text:p>932.88885498</text:p>
          </table:table-cell>
          <table:table-cell office:value-type="float" office:value="61.2464866638" calcext:value-type="float">
            <text:p>61.246486663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5" calcext:value-type="float">
            <text:p>-85</text:p>
          </table:table-cell>
          <table:table-cell office:value-type="float" office:value="875.71875" calcext:value-type="float">
            <text:p>875.71875</text:p>
          </table:table-cell>
          <table:table-cell office:value-type="float" office:value="932.834350586" calcext:value-type="float">
            <text:p>932.834350586</text:p>
          </table:table-cell>
          <table:table-cell office:value-type="float" office:value="-55.6308441162" calcext:value-type="float">
            <text:p>-55.630844116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5" calcext:value-type="float">
            <text:p>85</text:p>
          </table:table-cell>
          <table:table-cell office:value-type="float" office:value="993.502807617" calcext:value-type="float">
            <text:p>993.502807617</text:p>
          </table:table-cell>
          <table:table-cell office:value-type="float" office:value="932.890014648" calcext:value-type="float">
            <text:p>932.890014648</text:p>
          </table:table-cell>
          <table:table-cell office:value-type="float" office:value="62.319278717" calcext:value-type="float">
            <text:p>62.319278717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6" calcext:value-type="float">
            <text:p>-86</text:p>
          </table:table-cell>
          <table:table-cell office:value-type="float" office:value="875.023620605" calcext:value-type="float">
            <text:p>875.023620605</text:p>
          </table:table-cell>
          <table:table-cell office:value-type="float" office:value="932.866760254" calcext:value-type="float">
            <text:p>932.866760254</text:p>
          </table:table-cell>
          <table:table-cell office:value-type="float" office:value="-56.2849693298" calcext:value-type="float">
            <text:p>-56.284969329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6" calcext:value-type="float">
            <text:p>86</text:p>
          </table:table-cell>
          <table:table-cell office:value-type="float" office:value="994.273925781" calcext:value-type="float">
            <text:p>994.273925781</text:p>
          </table:table-cell>
          <table:table-cell office:value-type="float" office:value="932.867675781" calcext:value-type="float">
            <text:p>932.867675781</text:p>
          </table:table-cell>
          <table:table-cell office:value-type="float" office:value="63.1077270508" calcext:value-type="float">
            <text:p>63.1077270508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7" calcext:value-type="float">
            <text:p>-87</text:p>
          </table:table-cell>
          <table:table-cell office:value-type="float" office:value="874.229858398" calcext:value-type="float">
            <text:p>874.229858398</text:p>
          </table:table-cell>
          <table:table-cell office:value-type="float" office:value="932.82019043" calcext:value-type="float">
            <text:p>932.82019043</text:p>
          </table:table-cell>
          <table:table-cell office:value-type="float" office:value="-56.8669662476" calcext:value-type="float">
            <text:p>-56.866966247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7" calcext:value-type="float">
            <text:p>87</text:p>
          </table:table-cell>
          <table:table-cell office:value-type="float" office:value="994.772338867" calcext:value-type="float">
            <text:p>994.772338867</text:p>
          </table:table-cell>
          <table:table-cell office:value-type="float" office:value="932.867248535" calcext:value-type="float">
            <text:p>932.867248535</text:p>
          </table:table-cell>
          <table:table-cell office:value-type="float" office:value="63.5293083191" calcext:value-type="float">
            <text:p>63.5293083191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8" calcext:value-type="float">
            <text:p>-88</text:p>
          </table:table-cell>
          <table:table-cell office:value-type="float" office:value="873.693908691" calcext:value-type="float">
            <text:p>873.693908691</text:p>
          </table:table-cell>
          <table:table-cell office:value-type="float" office:value="932.8828125" calcext:value-type="float">
            <text:p>932.8828125</text:p>
          </table:table-cell>
          <table:table-cell office:value-type="float" office:value="-57.4869918823" calcext:value-type="float">
            <text:p>-57.486991882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89" calcext:value-type="float">
            <text:p>-89</text:p>
          </table:table-cell>
          <table:table-cell office:value-type="float" office:value="873.118835449" calcext:value-type="float">
            <text:p>873.118835449</text:p>
          </table:table-cell>
          <table:table-cell office:value-type="float" office:value="932.758972168" calcext:value-type="float">
            <text:p>932.758972168</text:p>
          </table:table-cell>
          <table:table-cell office:value-type="float" office:value="-58.1636657715" calcext:value-type="float">
            <text:p>-58.163665771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9" calcext:value-type="float">
            <text:p>89</text:p>
          </table:table-cell>
          <table:table-cell office:value-type="float" office:value="994.852111816" calcext:value-type="float">
            <text:p>994.852111816</text:p>
          </table:table-cell>
          <table:table-cell office:value-type="float" office:value="932.772521973" calcext:value-type="float">
            <text:p>932.772521973</text:p>
          </table:table-cell>
          <table:table-cell office:value-type="float" office:value="65.4784088135" calcext:value-type="float">
            <text:p>65.4784088135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1" calcext:value-type="float">
            <text:p>-91</text:p>
          </table:table-cell>
          <table:table-cell office:value-type="float" office:value="871.810119629" calcext:value-type="float">
            <text:p>871.810119629</text:p>
          </table:table-cell>
          <table:table-cell office:value-type="float" office:value="932.794433594" calcext:value-type="float">
            <text:p>932.794433594</text:p>
          </table:table-cell>
          <table:table-cell office:value-type="float" office:value="-59.3544692993" calcext:value-type="float">
            <text:p>-59.354469299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3" calcext:value-type="float">
            <text:p>-93</text:p>
          </table:table-cell>
          <table:table-cell office:value-type="float" office:value="870.604675293" calcext:value-type="float">
            <text:p>870.604675293</text:p>
          </table:table-cell>
          <table:table-cell office:value-type="float" office:value="932.817626953" calcext:value-type="float">
            <text:p>932.817626953</text:p>
          </table:table-cell>
          <table:table-cell office:value-type="float" office:value="-60.5094947815" calcext:value-type="float">
            <text:p>-60.509494781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3" calcext:value-type="float">
            <text:p>93</text:p>
          </table:table-cell>
          <table:table-cell office:value-type="float" office:value="999.546386719" calcext:value-type="float">
            <text:p>999.546386719</text:p>
          </table:table-cell>
          <table:table-cell office:value-type="float" office:value="932.869140625" calcext:value-type="float">
            <text:p>932.869140625</text:p>
          </table:table-cell>
          <table:table-cell office:value-type="float" office:value="68.5018997192" calcext:value-type="float">
            <text:p>68.5018997192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4" calcext:value-type="float">
            <text:p>-94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5" calcext:value-type="float">
            <text:p>-95</text:p>
          </table:table-cell>
          <table:table-cell office:value-type="float" office:value="869.420166016" calcext:value-type="float">
            <text:p>869.420166016</text:p>
          </table:table-cell>
          <table:table-cell office:value-type="float" office:value="932.85369873" calcext:value-type="float">
            <text:p>932.85369873</text:p>
          </table:table-cell>
          <table:table-cell office:value-type="float" office:value="-61.6816101074" calcext:value-type="float">
            <text:p>-61.681610107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5" calcext:value-type="float">
            <text:p>95</text:p>
          </table:table-cell>
          <table:table-cell office:value-type="float" office:value="1000.909729" calcext:value-type="float">
            <text:p>1000.909729</text:p>
          </table:table-cell>
          <table:table-cell office:value-type="float" office:value="932.836486816" calcext:value-type="float">
            <text:p>932.836486816</text:p>
          </table:table-cell>
          <table:table-cell office:value-type="float" office:value="70.0826873779" calcext:value-type="float">
            <text:p>70.0826873779</text:p>
          </table:table-cell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6" calcext:value-type="float">
            <text:p>-96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8" calcext:value-type="float">
            <text:p>-98</text:p>
          </table:table-cell>
          <table:table-cell office:value-type="float" office:value="867.487304688" calcext:value-type="float">
            <text:p>867.487304688</text:p>
          </table:table-cell>
          <table:table-cell office:value-type="float" office:value="932.80065918" calcext:value-type="float">
            <text:p>932.80065918</text:p>
          </table:table-cell>
          <table:table-cell office:value-type="float" office:value="-63.4739837646" calcext:value-type="float">
            <text:p>-63.473983764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99" calcext:value-type="float">
            <text:p>-99</text:p>
          </table:table-cell>
          <table:table-cell office:value-type="float" office:value="866.873718262" calcext:value-type="float">
            <text:p>866.873718262</text:p>
          </table:table-cell>
          <table:table-cell office:value-type="float" office:value="932.818847656" calcext:value-type="float">
            <text:p>932.818847656</text:p>
          </table:table-cell>
          <table:table-cell office:value-type="float" office:value="-64.0117950439" calcext:value-type="float">
            <text:p>-64.011795043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spirate</text:p>
          </table:table-cell>
          <table:table-cell office:value-type="float" office:value="-100" calcext:value-type="float">
            <text:p>-100</text:p>
          </table:table-cell>
          <table:table-cell office:value-type="float" office:value="866.229064941" calcext:value-type="float">
            <text:p>866.229064941</text:p>
          </table:table-cell>
          <table:table-cell office:value-type="float" office:value="932.902404785" calcext:value-type="float">
            <text:p>932.902404785</text:p>
          </table:table-cell>
          <table:table-cell office:value-type="float" office:value="-64.615852356" calcext:value-type="float">
            <text:p>-64.61585235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lope Not Found</text:p>
          </table:table-cell>
          <table:table-cell table:number-columns-repeated="2"/>
        </table:table-row>
      </table:table>
      <table:table table:name="Aspirate" table:style-name="ta1">
        <table:shapes>
          <draw:frame draw:z-index="0" draw:style-name="gr1" draw:text-style-name="P1" svg:width="674.73pt" svg:height="440.48pt" svg:x="346.05pt" svg:y="3pt">
            <loext:p draw:notify-on-update-of-ranges="Aspirate.E1:Aspirate.E1 Aspirate.E2:Aspirate.E89 Aspirate.F1:Aspirate.F1 Aspirate.F2:Aspirate.F8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otor Spee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" calcext:value-type="float">
            <text:p>-2</text:p>
          </table:table-cell>
          <table:table-cell office:value-type="float" office:value="931.887451172" calcext:value-type="float">
            <text:p>931.887451172</text:p>
          </table:table-cell>
          <table:table-cell office:value-type="float" office:value="932.986999512" calcext:value-type="float">
            <text:p>932.986999512</text:p>
          </table:table-cell>
          <table:table-cell office:value-type="float" office:value="-1.34116363525" calcext:value-type="float">
            <text:p>-1.3411636353</text:p>
          </table:table-cell>
          <table:table-cell table:formula="of:=[.B2]*([.C2]/[.D2])" office:value-type="float" office:value="-1.9976429503507" calcext:value-type="float">
            <text:p>-1.9976429504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" calcext:value-type="float">
            <text:p>-3</text:p>
          </table:table-cell>
          <table:table-cell office:value-type="float" office:value="931.157958984" calcext:value-type="float">
            <text:p>931.157958984</text:p>
          </table:table-cell>
          <table:table-cell office:value-type="float" office:value="932.98046875" calcext:value-type="float">
            <text:p>932.98046875</text:p>
          </table:table-cell>
          <table:table-cell office:value-type="float" office:value="-2.14875936508" calcext:value-type="float">
            <text:p>-2.1487593651</text:p>
          </table:table-cell>
          <table:table-cell table:formula="of:=[.B3]*([.C3]/[.D3])" office:value-type="float" office:value="-2.99413971730263" calcext:value-type="float">
            <text:p>-2.9941397173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" calcext:value-type="float">
            <text:p>-4</text:p>
          </table:table-cell>
          <table:table-cell office:value-type="float" office:value="930.350158691" calcext:value-type="float">
            <text:p>930.350158691</text:p>
          </table:table-cell>
          <table:table-cell office:value-type="float" office:value="933.113037109" calcext:value-type="float">
            <text:p>933.113037109</text:p>
          </table:table-cell>
          <table:table-cell office:value-type="float" office:value="-2.84712767601" calcext:value-type="float">
            <text:p>-2.847127676</text:p>
          </table:table-cell>
          <table:table-cell table:formula="of:=[.B4]*([.C4]/[.D4])" office:value-type="float" office:value="-3.9881562970053" calcext:value-type="float">
            <text:p>-3.988156297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" calcext:value-type="float">
            <text:p>-5</text:p>
          </table:table-cell>
          <table:table-cell office:value-type="float" office:value="929.728027344" calcext:value-type="float">
            <text:p>929.728027344</text:p>
          </table:table-cell>
          <table:table-cell office:value-type="float" office:value="933.065002441" calcext:value-type="float">
            <text:p>933.065002441</text:p>
          </table:table-cell>
          <table:table-cell office:value-type="float" office:value="-3.58671689034" calcext:value-type="float">
            <text:p>-3.5867168903</text:p>
          </table:table-cell>
          <table:table-cell table:formula="of:=[.B5]*([.C5]/[.D5])" office:value-type="float" office:value="-4.98211820672584" calcext:value-type="float">
            <text:p>-4.9821182067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" calcext:value-type="float">
            <text:p>-6</text:p>
          </table:table-cell>
          <table:table-cell office:value-type="float" office:value="929.121276855" calcext:value-type="float">
            <text:p>929.121276855</text:p>
          </table:table-cell>
          <table:table-cell office:value-type="float" office:value="932.953979492" calcext:value-type="float">
            <text:p>932.953979492</text:p>
          </table:table-cell>
          <table:table-cell office:value-type="float" office:value="-4.22264289856" calcext:value-type="float">
            <text:p>-4.2226428986</text:p>
          </table:table-cell>
          <table:table-cell table:formula="of:=[.B6]*([.C6]/[.D6])" office:value-type="float" office:value="-5.97535117880678" calcext:value-type="float">
            <text:p>-5.975351178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" calcext:value-type="float">
            <text:p>-7</text:p>
          </table:table-cell>
          <table:table-cell office:value-type="float" office:value="928.421936035" calcext:value-type="float">
            <text:p>928.421936035</text:p>
          </table:table-cell>
          <table:table-cell office:value-type="float" office:value="933.020019531" calcext:value-type="float">
            <text:p>933.020019531</text:p>
          </table:table-cell>
          <table:table-cell office:value-type="float" office:value="-4.93466377258" calcext:value-type="float">
            <text:p>-4.9346637726</text:p>
          </table:table-cell>
          <table:table-cell table:formula="of:=[.B7]*([.C7]/[.D7])" office:value-type="float" office:value="-6.96550279329678" calcext:value-type="float">
            <text:p>-6.9655027933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" calcext:value-type="float">
            <text:p>-8</text:p>
          </table:table-cell>
          <table:table-cell office:value-type="float" office:value="927.675292969" calcext:value-type="float">
            <text:p>927.675292969</text:p>
          </table:table-cell>
          <table:table-cell office:value-type="float" office:value="933.049560547" calcext:value-type="float">
            <text:p>933.049560547</text:p>
          </table:table-cell>
          <table:table-cell office:value-type="float" office:value="-5.62319231033" calcext:value-type="float">
            <text:p>-5.6231923103</text:p>
          </table:table-cell>
          <table:table-cell table:formula="of:=[.B8]*([.C8]/[.D8])" office:value-type="float" office:value="-7.95392083931877" calcext:value-type="float">
            <text:p>-7.9539208393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9" calcext:value-type="float">
            <text:p>-9</text:p>
          </table:table-cell>
          <table:table-cell office:value-type="float" office:value="926.969482422" calcext:value-type="float">
            <text:p>926.969482422</text:p>
          </table:table-cell>
          <table:table-cell office:value-type="float" office:value="933.100585938" calcext:value-type="float">
            <text:p>933.100585938</text:p>
          </table:table-cell>
          <table:table-cell office:value-type="float" office:value="-6.34630775452" calcext:value-type="float">
            <text:p>-6.3463077545</text:p>
          </table:table-cell>
          <table:table-cell table:formula="of:=[.B9]*([.C9]/[.D9])" office:value-type="float" office:value="-8.94086389776668" calcext:value-type="float">
            <text:p>-8.940863897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0" calcext:value-type="float">
            <text:p>-10</text:p>
          </table:table-cell>
          <table:table-cell office:value-type="float" office:value="926.346435547" calcext:value-type="float">
            <text:p>926.346435547</text:p>
          </table:table-cell>
          <table:table-cell office:value-type="float" office:value="932.992248535" calcext:value-type="float">
            <text:p>932.992248535</text:p>
          </table:table-cell>
          <table:table-cell office:value-type="float" office:value="-6.87118577957" calcext:value-type="float">
            <text:p>-6.8711857796</text:p>
          </table:table-cell>
          <table:table-cell table:formula="of:=[.B10]*([.C10]/[.D10])" office:value-type="float" office:value="-9.92876882955421" calcext:value-type="float">
            <text:p>-9.928768829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1" calcext:value-type="float">
            <text:p>-11</text:p>
          </table:table-cell>
          <table:table-cell office:value-type="float" office:value="925.713745117" calcext:value-type="float">
            <text:p>925.713745117</text:p>
          </table:table-cell>
          <table:table-cell office:value-type="float" office:value="932.980529785" calcext:value-type="float">
            <text:p>932.980529785</text:p>
          </table:table-cell>
          <table:table-cell office:value-type="float" office:value="-7.6360168457" calcext:value-type="float">
            <text:p>-7.6360168457</text:p>
          </table:table-cell>
          <table:table-cell table:formula="of:=[.B11]*([.C11]/[.D11])" office:value-type="float" office:value="-10.9143233660338" calcext:value-type="float">
            <text:p>-10.91432336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2" calcext:value-type="float">
            <text:p>-12</text:p>
          </table:table-cell>
          <table:table-cell office:value-type="float" office:value="925.021484375" calcext:value-type="float">
            <text:p>925.021484375</text:p>
          </table:table-cell>
          <table:table-cell office:value-type="float" office:value="933.008544922" calcext:value-type="float">
            <text:p>933.008544922</text:p>
          </table:table-cell>
          <table:table-cell office:value-type="float" office:value="-8.28605270386" calcext:value-type="float">
            <text:p>-8.2860527039</text:p>
          </table:table-cell>
          <table:table-cell table:formula="of:=[.B12]*([.C12]/[.D12])" office:value-type="float" office:value="-11.897273473983" calcext:value-type="float">
            <text:p>-11.897273474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3" calcext:value-type="float">
            <text:p>-13</text:p>
          </table:table-cell>
          <table:table-cell office:value-type="float" office:value="924.286315918" calcext:value-type="float">
            <text:p>924.286315918</text:p>
          </table:table-cell>
          <table:table-cell office:value-type="float" office:value="933.096374512" calcext:value-type="float">
            <text:p>933.096374512</text:p>
          </table:table-cell>
          <table:table-cell office:value-type="float" office:value="-8.94330406189" calcext:value-type="float">
            <text:p>-8.9433040619</text:p>
          </table:table-cell>
          <table:table-cell table:formula="of:=[.B13]*([.C13]/[.D13])" office:value-type="float" office:value="-12.8772573071223" calcext:value-type="float">
            <text:p>-12.8772573071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4" calcext:value-type="float">
            <text:p>-14</text:p>
          </table:table-cell>
          <table:table-cell office:value-type="float" office:value="923.668945313" calcext:value-type="float">
            <text:p>923.668945313</text:p>
          </table:table-cell>
          <table:table-cell office:value-type="float" office:value="932.977111816" calcext:value-type="float">
            <text:p>932.977111816</text:p>
          </table:table-cell>
          <table:table-cell office:value-type="float" office:value="-9.66654109955" calcext:value-type="float">
            <text:p>-9.6665410996</text:p>
          </table:table-cell>
          <table:table-cell table:formula="of:=[.B14]*([.C14]/[.D14])" office:value-type="float" office:value="-13.8603241929608" calcext:value-type="float">
            <text:p>-13.860324193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5" calcext:value-type="float">
            <text:p>-15</text:p>
          </table:table-cell>
          <table:table-cell office:value-type="float" office:value="922.931030273" calcext:value-type="float">
            <text:p>922.931030273</text:p>
          </table:table-cell>
          <table:table-cell office:value-type="float" office:value="933.019897461" calcext:value-type="float">
            <text:p>933.019897461</text:p>
          </table:table-cell>
          <table:table-cell office:value-type="float" office:value="-10.3666629791" calcext:value-type="float">
            <text:p>-10.3666629791</text:p>
          </table:table-cell>
          <table:table-cell table:formula="of:=[.B15]*([.C15]/[.D15])" office:value-type="float" office:value="-14.8378030219593" calcext:value-type="float">
            <text:p>-14.837803022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6" calcext:value-type="float">
            <text:p>-16</text:p>
          </table:table-cell>
          <table:table-cell office:value-type="float" office:value="922.249023438" calcext:value-type="float">
            <text:p>922.249023438</text:p>
          </table:table-cell>
          <table:table-cell office:value-type="float" office:value="933.01940918" calcext:value-type="float">
            <text:p>933.01940918</text:p>
          </table:table-cell>
          <table:table-cell office:value-type="float" office:value="-11.0006723404" calcext:value-type="float">
            <text:p>-11.0006723404</text:p>
          </table:table-cell>
          <table:table-cell table:formula="of:=[.B16]*([.C16]/[.D16])" office:value-type="float" office:value="-15.8153026934097" calcext:value-type="float">
            <text:p>-15.8153026934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7" calcext:value-type="float">
            <text:p>-17</text:p>
          </table:table-cell>
          <table:table-cell office:value-type="float" office:value="921.549560547" calcext:value-type="float">
            <text:p>921.549560547</text:p>
          </table:table-cell>
          <table:table-cell office:value-type="float" office:value="933.049560547" calcext:value-type="float">
            <text:p>933.049560547</text:p>
          </table:table-cell>
          <table:table-cell office:value-type="float" office:value="-11.6485948563" calcext:value-type="float">
            <text:p>-11.6485948563</text:p>
          </table:table-cell>
          <table:table-cell table:formula="of:=[.B17]*([.C17]/[.D17])" office:value-type="float" office:value="-16.7904720089195" calcext:value-type="float">
            <text:p>-16.790472008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8" calcext:value-type="float">
            <text:p>-18</text:p>
          </table:table-cell>
          <table:table-cell office:value-type="float" office:value="920.710632324" calcext:value-type="float">
            <text:p>920.710632324</text:p>
          </table:table-cell>
          <table:table-cell office:value-type="float" office:value="933.018737793" calcext:value-type="float">
            <text:p>933.018737793</text:p>
          </table:table-cell>
          <table:table-cell office:value-type="float" office:value="-12.443365097" calcext:value-type="float">
            <text:p>-12.443365097</text:p>
          </table:table-cell>
          <table:table-cell table:formula="of:=[.B18]*([.C18]/[.D18])" office:value-type="float" office:value="-17.7625493578338" calcext:value-type="float">
            <text:p>-17.762549357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19" calcext:value-type="float">
            <text:p>-19</text:p>
          </table:table-cell>
          <table:table-cell office:value-type="float" office:value="920.005371094" calcext:value-type="float">
            <text:p>920.005371094</text:p>
          </table:table-cell>
          <table:table-cell office:value-type="float" office:value="932.930847168" calcext:value-type="float">
            <text:p>932.930847168</text:p>
          </table:table-cell>
          <table:table-cell office:value-type="float" office:value="-13.1110019684" calcext:value-type="float">
            <text:p>-13.1110019684</text:p>
          </table:table-cell>
          <table:table-cell table:formula="of:=[.B19]*([.C19]/[.D19])" office:value-type="float" office:value="-18.736760719027" calcext:value-type="float">
            <text:p>-18.73676071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0" calcext:value-type="float">
            <text:p>-20</text:p>
          </table:table-cell>
          <table:table-cell office:value-type="float" office:value="919.38873291" calcext:value-type="float">
            <text:p>919.38873291</text:p>
          </table:table-cell>
          <table:table-cell office:value-type="float" office:value="933.031982422" calcext:value-type="float">
            <text:p>933.031982422</text:p>
          </table:table-cell>
          <table:table-cell office:value-type="float" office:value="-13.8681211472" calcext:value-type="float">
            <text:p>-13.8681211472</text:p>
          </table:table-cell>
          <table:table-cell table:formula="of:=[.B20]*([.C20]/[.D20])" office:value-type="float" office:value="-19.7075502283087" calcext:value-type="float">
            <text:p>-19.7075502283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1" calcext:value-type="float">
            <text:p>-21</text:p>
          </table:table-cell>
          <table:table-cell office:value-type="float" office:value="918.735839844" calcext:value-type="float">
            <text:p>918.735839844</text:p>
          </table:table-cell>
          <table:table-cell office:value-type="float" office:value="932.970703125" calcext:value-type="float">
            <text:p>932.970703125</text:p>
          </table:table-cell>
          <table:table-cell office:value-type="float" office:value="-14.5134134293" calcext:value-type="float">
            <text:p>-14.5134134293</text:p>
          </table:table-cell>
          <table:table-cell table:formula="of:=[.B21]*([.C21]/[.D21])" office:value-type="float" office:value="-20.6795910869444" calcext:value-type="float">
            <text:p>-20.679591086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2" calcext:value-type="float">
            <text:p>-22</text:p>
          </table:table-cell>
          <table:table-cell office:value-type="float" office:value="918.122070313" calcext:value-type="float">
            <text:p>918.122070313</text:p>
          </table:table-cell>
          <table:table-cell office:value-type="float" office:value="932.91229248" calcext:value-type="float">
            <text:p>932.91229248</text:p>
          </table:table-cell>
          <table:table-cell office:value-type="float" office:value="-15.1816301346" calcext:value-type="float">
            <text:p>-15.1816301346</text:p>
          </table:table-cell>
          <table:table-cell table:formula="of:=[.B22]*([.C22]/[.D22])" office:value-type="float" office:value="-21.6512159928679" calcext:value-type="float">
            <text:p>-21.651215992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3" calcext:value-type="float">
            <text:p>-23</text:p>
          </table:table-cell>
          <table:table-cell office:value-type="float" office:value="917.458740234" calcext:value-type="float">
            <text:p>917.458740234</text:p>
          </table:table-cell>
          <table:table-cell office:value-type="float" office:value="933.029174805" calcext:value-type="float">
            <text:p>933.029174805</text:p>
          </table:table-cell>
          <table:table-cell office:value-type="float" office:value="-15.8360557556" calcext:value-type="float">
            <text:p>-15.8360557556</text:p>
          </table:table-cell>
          <table:table-cell table:formula="of:=[.B23]*([.C23]/[.D23])" office:value-type="float" office:value="-22.6161749227104" calcext:value-type="float">
            <text:p>-22.6161749227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4" calcext:value-type="float">
            <text:p>-24</text:p>
          </table:table-cell>
          <table:table-cell office:value-type="float" office:value="916.684936523" calcext:value-type="float">
            <text:p>916.684936523</text:p>
          </table:table-cell>
          <table:table-cell office:value-type="float" office:value="933.009643555" calcext:value-type="float">
            <text:p>933.009643555</text:p>
          </table:table-cell>
          <table:table-cell office:value-type="float" office:value="-16.5261535645" calcext:value-type="float">
            <text:p>-16.5261535645</text:p>
          </table:table-cell>
          <table:table-cell table:formula="of:=[.B24]*([.C24]/[.D24])" office:value-type="float" office:value="-23.5800761851987" calcext:value-type="float">
            <text:p>-23.5800761852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5" calcext:value-type="float">
            <text:p>-25</text:p>
          </table:table-cell>
          <table:table-cell office:value-type="float" office:value="915.989013672" calcext:value-type="float">
            <text:p>915.989013672</text:p>
          </table:table-cell>
          <table:table-cell office:value-type="float" office:value="932.970275879" calcext:value-type="float">
            <text:p>932.970275879</text:p>
          </table:table-cell>
          <table:table-cell office:value-type="float" office:value="-17.1743984222" calcext:value-type="float">
            <text:p>-17.1743984222</text:p>
          </table:table-cell>
          <table:table-cell table:formula="of:=[.B25]*([.C25]/[.D25])" office:value-type="float" office:value="-24.5449677592622" calcext:value-type="float">
            <text:p>-24.5449677593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6" calcext:value-type="float">
            <text:p>-26</text:p>
          </table:table-cell>
          <table:table-cell office:value-type="float" office:value="915.320861816" calcext:value-type="float">
            <text:p>915.320861816</text:p>
          </table:table-cell>
          <table:table-cell office:value-type="float" office:value="932.918334961" calcext:value-type="float">
            <text:p>932.918334961</text:p>
          </table:table-cell>
          <table:table-cell office:value-type="float" office:value="-17.8379116058" calcext:value-type="float">
            <text:p>-17.8379116058</text:p>
          </table:table-cell>
          <table:table-cell table:formula="of:=[.B26]*([.C26]/[.D26])" office:value-type="float" office:value="-25.5095666098264" calcext:value-type="float">
            <text:p>-25.509566609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7" calcext:value-type="float">
            <text:p>-27</text:p>
          </table:table-cell>
          <table:table-cell office:value-type="float" office:value="914.58795166" calcext:value-type="float">
            <text:p>914.58795166</text:p>
          </table:table-cell>
          <table:table-cell office:value-type="float" office:value="933.061401367" calcext:value-type="float">
            <text:p>933.061401367</text:p>
          </table:table-cell>
          <table:table-cell office:value-type="float" office:value="-18.507932663" calcext:value-type="float">
            <text:p>-18.507932663</text:p>
          </table:table-cell>
          <table:table-cell table:formula="of:=[.B27]*([.C27]/[.D27])" office:value-type="float" office:value="-26.4654337417042" calcext:value-type="float">
            <text:p>-26.4654337417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8" calcext:value-type="float">
            <text:p>-28</text:p>
          </table:table-cell>
          <table:table-cell office:value-type="float" office:value="914.057983398" calcext:value-type="float">
            <text:p>914.057983398</text:p>
          </table:table-cell>
          <table:table-cell office:value-type="float" office:value="932.966308594" calcext:value-type="float">
            <text:p>932.966308594</text:p>
          </table:table-cell>
          <table:table-cell office:value-type="float" office:value="-19.0884685516" calcext:value-type="float">
            <text:p>-19.0884685516</text:p>
          </table:table-cell>
          <table:table-cell table:formula="of:=[.B28]*([.C28]/[.D28])" office:value-type="float" office:value="-27.4325270906236" calcext:value-type="float">
            <text:p>-27.432527090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29" calcext:value-type="float">
            <text:p>-29</text:p>
          </table:table-cell>
          <table:table-cell office:value-type="float" office:value="913.350646973" calcext:value-type="float">
            <text:p>913.350646973</text:p>
          </table:table-cell>
          <table:table-cell office:value-type="float" office:value="933.03326416" calcext:value-type="float">
            <text:p>933.03326416</text:p>
          </table:table-cell>
          <table:table-cell office:value-type="float" office:value="-19.8255558014" calcext:value-type="float">
            <text:p>-19.8255558014</text:p>
          </table:table-cell>
          <table:table-cell table:formula="of:=[.B29]*([.C29]/[.D29])" office:value-type="float" office:value="-28.3882362822971" calcext:value-type="float">
            <text:p>-28.3882362823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0" calcext:value-type="float">
            <text:p>-30</text:p>
          </table:table-cell>
          <table:table-cell office:value-type="float" office:value="912.679077148" calcext:value-type="float">
            <text:p>912.679077148</text:p>
          </table:table-cell>
          <table:table-cell office:value-type="float" office:value="932.95300293" calcext:value-type="float">
            <text:p>932.95300293</text:p>
          </table:table-cell>
          <table:table-cell office:value-type="float" office:value="-20.5125045776" calcext:value-type="float">
            <text:p>-20.5125045776</text:p>
          </table:table-cell>
          <table:table-cell table:formula="of:=[.B30]*([.C30]/[.D30])" office:value-type="float" office:value="-29.3480724414308" calcext:value-type="float">
            <text:p>-29.3480724414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1" calcext:value-type="float">
            <text:p>-31</text:p>
          </table:table-cell>
          <table:table-cell office:value-type="float" office:value="911.988464355" calcext:value-type="float">
            <text:p>911.988464355</text:p>
          </table:table-cell>
          <table:table-cell office:value-type="float" office:value="932.961608887" calcext:value-type="float">
            <text:p>932.961608887</text:p>
          </table:table-cell>
          <table:table-cell office:value-type="float" office:value="-21.1403827667" calcext:value-type="float">
            <text:p>-21.1403827667</text:p>
          </table:table-cell>
          <table:table-cell table:formula="of:=[.B31]*([.C31]/[.D31])" office:value-type="float" office:value="-30.3031144322566" calcext:value-type="float">
            <text:p>-30.3031144323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2" calcext:value-type="float">
            <text:p>-32</text:p>
          </table:table-cell>
          <table:table-cell office:value-type="float" office:value="911.224182129" calcext:value-type="float">
            <text:p>911.224182129</text:p>
          </table:table-cell>
          <table:table-cell office:value-type="float" office:value="932.990966797" calcext:value-type="float">
            <text:p>932.990966797</text:p>
          </table:table-cell>
          <table:table-cell office:value-type="float" office:value="-21.7698249817" calcext:value-type="float">
            <text:p>-21.7698249817</text:p>
          </table:table-cell>
          <table:table-cell table:formula="of:=[.B32]*([.C32]/[.D32])" office:value-type="float" office:value="-31.2534363845266" calcext:value-type="float">
            <text:p>-31.2534363845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3" calcext:value-type="float">
            <text:p>-33</text:p>
          </table:table-cell>
          <table:table-cell office:value-type="float" office:value="910.643554688" calcext:value-type="float">
            <text:p>910.643554688</text:p>
          </table:table-cell>
          <table:table-cell office:value-type="float" office:value="932.966186523" calcext:value-type="float">
            <text:p>932.966186523</text:p>
          </table:table-cell>
          <table:table-cell office:value-type="float" office:value="-22.4164829254" calcext:value-type="float">
            <text:p>-22.4164829254</text:p>
          </table:table-cell>
          <table:table-cell table:formula="of:=[.B33]*([.C33]/[.D33])" office:value-type="float" office:value="-32.2104249208641" calcext:value-type="float">
            <text:p>-32.210424920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4" calcext:value-type="float">
            <text:p>-34</text:p>
          </table:table-cell>
          <table:table-cell office:value-type="float" office:value="909.90222168" calcext:value-type="float">
            <text:p>909.90222168</text:p>
          </table:table-cell>
          <table:table-cell office:value-type="float" office:value="933.019592285" calcext:value-type="float">
            <text:p>933.019592285</text:p>
          </table:table-cell>
          <table:table-cell office:value-type="float" office:value="-23.0384807587" calcext:value-type="float">
            <text:p>-23.0384807587</text:p>
          </table:table-cell>
          <table:table-cell table:formula="of:=[.B34]*([.C34]/[.D34])" office:value-type="float" office:value="-33.157584034602" calcext:value-type="float">
            <text:p>-33.157584034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5" calcext:value-type="float">
            <text:p>-35</text:p>
          </table:table-cell>
          <table:table-cell office:value-type="float" office:value="909.379150391" calcext:value-type="float">
            <text:p>909.379150391</text:p>
          </table:table-cell>
          <table:table-cell office:value-type="float" office:value="932.977416992" calcext:value-type="float">
            <text:p>932.977416992</text:p>
          </table:table-cell>
          <table:table-cell office:value-type="float" office:value="-23.6529369354" calcext:value-type="float">
            <text:p>-23.6529369354</text:p>
          </table:table-cell>
          <table:table-cell table:formula="of:=[.B35]*([.C35]/[.D35])" office:value-type="float" office:value="-34.1147274135553" calcext:value-type="float">
            <text:p>-34.114727413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6" calcext:value-type="float">
            <text:p>-36</text:p>
          </table:table-cell>
          <table:table-cell office:value-type="float" office:value="908.708984375" calcext:value-type="float">
            <text:p>908.708984375</text:p>
          </table:table-cell>
          <table:table-cell office:value-type="float" office:value="932.977600098" calcext:value-type="float">
            <text:p>932.977600098</text:p>
          </table:table-cell>
          <table:table-cell office:value-type="float" office:value="-24.2838363647" calcext:value-type="float">
            <text:p>-24.2838363647</text:p>
          </table:table-cell>
          <table:table-cell table:formula="of:=[.B36]*([.C36]/[.D36])" office:value-type="float" office:value="-35.063567907808" calcext:value-type="float">
            <text:p>-35.063567907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7" calcext:value-type="float">
            <text:p>-37</text:p>
          </table:table-cell>
          <table:table-cell office:value-type="float" office:value="908.030029297" calcext:value-type="float">
            <text:p>908.030029297</text:p>
          </table:table-cell>
          <table:table-cell office:value-type="float" office:value="933.021057129" calcext:value-type="float">
            <text:p>933.021057129</text:p>
          </table:table-cell>
          <table:table-cell office:value-type="float" office:value="-24.935377121" calcext:value-type="float">
            <text:p>-24.935377121</text:p>
          </table:table-cell>
          <table:table-cell table:formula="of:=[.B37]*([.C37]/[.D37])" office:value-type="float" office:value="-36.0089526675536" calcext:value-type="float">
            <text:p>-36.008952667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8" calcext:value-type="float">
            <text:p>-38</text:p>
          </table:table-cell>
          <table:table-cell office:value-type="float" office:value="907.310791016" calcext:value-type="float">
            <text:p>907.310791016</text:p>
          </table:table-cell>
          <table:table-cell office:value-type="float" office:value="932.951904297" calcext:value-type="float">
            <text:p>932.951904297</text:p>
          </table:table-cell>
          <table:table-cell office:value-type="float" office:value="-25.5679531097" calcext:value-type="float">
            <text:p>-25.5679531097</text:p>
          </table:table-cell>
          <table:table-cell table:formula="of:=[.B38]*([.C38]/[.D38])" office:value-type="float" office:value="-36.9556135743008" calcext:value-type="float">
            <text:p>-36.9556135743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39" calcext:value-type="float">
            <text:p>-39</text:p>
          </table:table-cell>
          <table:table-cell office:value-type="float" office:value="906.707275391" calcext:value-type="float">
            <text:p>906.707275391</text:p>
          </table:table-cell>
          <table:table-cell office:value-type="float" office:value="932.978515625" calcext:value-type="float">
            <text:p>932.978515625</text:p>
          </table:table-cell>
          <table:table-cell office:value-type="float" office:value="-26.1731071472" calcext:value-type="float">
            <text:p>-26.1731071472</text:p>
          </table:table-cell>
          <table:table-cell table:formula="of:=[.B39]*([.C39]/[.D39])" office:value-type="float" office:value="-37.9018199755225" calcext:value-type="float">
            <text:p>-37.9018199755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0" calcext:value-type="float">
            <text:p>-40</text:p>
          </table:table-cell>
          <table:table-cell office:value-type="float" office:value="906.14831543" calcext:value-type="float">
            <text:p>906.14831543</text:p>
          </table:table-cell>
          <table:table-cell office:value-type="float" office:value="933.014160156" calcext:value-type="float">
            <text:p>933.014160156</text:p>
          </table:table-cell>
          <table:table-cell office:value-type="float" office:value="-26.7884178162" calcext:value-type="float">
            <text:p>-26.7884178162</text:p>
          </table:table-cell>
          <table:table-cell table:formula="of:=[.B40]*([.C40]/[.D40])" office:value-type="float" office:value="-38.8482127764703" calcext:value-type="float">
            <text:p>-38.8482127765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1" calcext:value-type="float">
            <text:p>-41</text:p>
          </table:table-cell>
          <table:table-cell office:value-type="float" office:value="905.290039063" calcext:value-type="float">
            <text:p>905.290039063</text:p>
          </table:table-cell>
          <table:table-cell office:value-type="float" office:value="933.0546875" calcext:value-type="float">
            <text:p>933.0546875</text:p>
          </table:table-cell>
          <table:table-cell office:value-type="float" office:value="-27.4410972595" calcext:value-type="float">
            <text:p>-27.4410972595</text:p>
          </table:table-cell>
          <table:table-cell table:formula="of:=[.B41]*([.C41]/[.D41])" office:value-type="float" office:value="-39.7799744203986" calcext:value-type="float">
            <text:p>-39.7799744204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2" calcext:value-type="float">
            <text:p>-42</text:p>
          </table:table-cell>
          <table:table-cell office:value-type="float" office:value="904.498596191" calcext:value-type="float">
            <text:p>904.498596191</text:p>
          </table:table-cell>
          <table:table-cell office:value-type="float" office:value="933.001953125" calcext:value-type="float">
            <text:p>933.001953125</text:p>
          </table:table-cell>
          <table:table-cell office:value-type="float" office:value="-28.3798713684" calcext:value-type="float">
            <text:p>-28.3798713684</text:p>
          </table:table-cell>
          <table:table-cell table:formula="of:=[.B42]*([.C42]/[.D42])" office:value-type="float" office:value="-40.7168933706749" calcext:value-type="float">
            <text:p>-40.7168933707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3" calcext:value-type="float">
            <text:p>-43</text:p>
          </table:table-cell>
          <table:table-cell office:value-type="float" office:value="903.78717041" calcext:value-type="float">
            <text:p>903.78717041</text:p>
          </table:table-cell>
          <table:table-cell office:value-type="float" office:value="933.069824219" calcext:value-type="float">
            <text:p>933.069824219</text:p>
          </table:table-cell>
          <table:table-cell office:value-type="float" office:value="-29.1120185852" calcext:value-type="float">
            <text:p>-29.1120185852</text:p>
          </table:table-cell>
          <table:table-cell table:formula="of:=[.B43]*([.C43]/[.D43])" office:value-type="float" office:value="-41.6505253078558" calcext:value-type="float">
            <text:p>-41.650525307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4" calcext:value-type="float">
            <text:p>-44</text:p>
          </table:table-cell>
          <table:table-cell office:value-type="float" office:value="903.208007813" calcext:value-type="float">
            <text:p>903.208007813</text:p>
          </table:table-cell>
          <table:table-cell office:value-type="float" office:value="932.9765625" calcext:value-type="float">
            <text:p>932.9765625</text:p>
          </table:table-cell>
          <table:table-cell office:value-type="float" office:value="-29.7142353058" calcext:value-type="float">
            <text:p>-29.7142353058</text:p>
          </table:table-cell>
          <table:table-cell table:formula="of:=[.B44]*([.C44]/[.D44])" office:value-type="float" office:value="-42.5960886276519" calcext:value-type="float">
            <text:p>-42.5960886277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5" calcext:value-type="float">
            <text:p>-45</text:p>
          </table:table-cell>
          <table:table-cell office:value-type="float" office:value="902.470581055" calcext:value-type="float">
            <text:p>902.470581055</text:p>
          </table:table-cell>
          <table:table-cell office:value-type="float" office:value="933.023925781" calcext:value-type="float">
            <text:p>933.023925781</text:p>
          </table:table-cell>
          <table:table-cell office:value-type="float" office:value="-30.2946796417" calcext:value-type="float">
            <text:p>-30.2946796417</text:p>
          </table:table-cell>
          <table:table-cell table:formula="of:=[.B45]*([.C45]/[.D45])" office:value-type="float" office:value="-43.5264037987889" calcext:value-type="float">
            <text:p>-43.526403798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6" calcext:value-type="float">
            <text:p>-46</text:p>
          </table:table-cell>
          <table:table-cell office:value-type="float" office:value="901.731201172" calcext:value-type="float">
            <text:p>901.731201172</text:p>
          </table:table-cell>
          <table:table-cell office:value-type="float" office:value="933.075561523" calcext:value-type="float">
            <text:p>933.075561523</text:p>
          </table:table-cell>
          <table:table-cell office:value-type="float" office:value="-31.0639438629" calcext:value-type="float">
            <text:p>-31.0639438629</text:p>
          </table:table-cell>
          <table:table-cell table:formula="of:=[.B46]*([.C46]/[.D46])" office:value-type="float" office:value="-44.4547440361716" calcext:value-type="float">
            <text:p>-44.4547440362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7" calcext:value-type="float">
            <text:p>-47</text:p>
          </table:table-cell>
          <table:table-cell office:value-type="float" office:value="901.298339844" calcext:value-type="float">
            <text:p>901.298339844</text:p>
          </table:table-cell>
          <table:table-cell office:value-type="float" office:value="933.032409668" calcext:value-type="float">
            <text:p>933.032409668</text:p>
          </table:table-cell>
          <table:table-cell office:value-type="float" office:value="-31.5516319275" calcext:value-type="float">
            <text:p>-31.5516319275</text:p>
          </table:table-cell>
          <table:table-cell table:formula="of:=[.B47]*([.C47]/[.D47])" office:value-type="float" office:value="-45.4014475099973" calcext:value-type="float">
            <text:p>-45.40144751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8" calcext:value-type="float">
            <text:p>-48</text:p>
          </table:table-cell>
          <table:table-cell office:value-type="float" office:value="900.599304199" calcext:value-type="float">
            <text:p>900.599304199</text:p>
          </table:table-cell>
          <table:table-cell office:value-type="float" office:value="932.939697266" calcext:value-type="float">
            <text:p>932.939697266</text:p>
          </table:table-cell>
          <table:table-cell office:value-type="float" office:value="-32.0235404968" calcext:value-type="float">
            <text:p>-32.0235404968</text:p>
          </table:table-cell>
          <table:table-cell table:formula="of:=[.B48]*([.C48]/[.D48])" office:value-type="float" office:value="-46.336078021157" calcext:value-type="float">
            <text:p>-46.3360780212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49" calcext:value-type="float">
            <text:p>-49</text:p>
          </table:table-cell>
          <table:table-cell office:value-type="float" office:value="900.079833984" calcext:value-type="float">
            <text:p>900.079833984</text:p>
          </table:table-cell>
          <table:table-cell office:value-type="float" office:value="932.939941406" calcext:value-type="float">
            <text:p>932.939941406</text:p>
          </table:table-cell>
          <table:table-cell office:value-type="float" office:value="-32.6014709473" calcext:value-type="float">
            <text:p>-32.6014709473</text:p>
          </table:table-cell>
          <table:table-cell table:formula="of:=[.B49]*([.C49]/[.D49])" office:value-type="float" office:value="-47.2741169155526" calcext:value-type="float">
            <text:p>-47.274116915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0" calcext:value-type="float">
            <text:p>-50</text:p>
          </table:table-cell>
          <table:table-cell office:value-type="float" office:value="899.460510254" calcext:value-type="float">
            <text:p>899.460510254</text:p>
          </table:table-cell>
          <table:table-cell office:value-type="float" office:value="932.911621094" calcext:value-type="float">
            <text:p>932.911621094</text:p>
          </table:table-cell>
          <table:table-cell office:value-type="float" office:value="-33.2089691162" calcext:value-type="float">
            <text:p>-33.2089691162</text:p>
          </table:table-cell>
          <table:table-cell table:formula="of:=[.B50]*([.C50]/[.D50])" office:value-type="float" office:value="-48.2071661407341" calcext:value-type="float">
            <text:p>-48.2071661407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1" calcext:value-type="float">
            <text:p>-51</text:p>
          </table:table-cell>
          <table:table-cell office:value-type="float" office:value="898.786621094" calcext:value-type="float">
            <text:p>898.786621094</text:p>
          </table:table-cell>
          <table:table-cell office:value-type="float" office:value="933.04284668" calcext:value-type="float">
            <text:p>933.04284668</text:p>
          </table:table-cell>
          <table:table-cell office:value-type="float" office:value="-33.8761405945" calcext:value-type="float">
            <text:p>-33.8761405945</text:p>
          </table:table-cell>
          <table:table-cell table:formula="of:=[.B51]*([.C51]/[.D51])" office:value-type="float" office:value="-49.1275591886241" calcext:value-type="float">
            <text:p>-49.127559188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2" calcext:value-type="float">
            <text:p>-52</text:p>
          </table:table-cell>
          <table:table-cell office:value-type="float" office:value="898.166748047" calcext:value-type="float">
            <text:p>898.166748047</text:p>
          </table:table-cell>
          <table:table-cell office:value-type="float" office:value="932.999084473" calcext:value-type="float">
            <text:p>932.999084473</text:p>
          </table:table-cell>
          <table:table-cell office:value-type="float" office:value="-34.5165977478" calcext:value-type="float">
            <text:p>-34.5165977478</text:p>
          </table:table-cell>
          <table:table-cell table:formula="of:=[.B52]*([.C52]/[.D52])" office:value-type="float" office:value="-50.058646011239" calcext:value-type="float">
            <text:p>-50.0586460112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3" calcext:value-type="float">
            <text:p>-53</text:p>
          </table:table-cell>
          <table:table-cell office:value-type="float" office:value="897.281494141" calcext:value-type="float">
            <text:p>897.281494141</text:p>
          </table:table-cell>
          <table:table-cell office:value-type="float" office:value="933.028381348" calcext:value-type="float">
            <text:p>933.028381348</text:p>
          </table:table-cell>
          <table:table-cell office:value-type="float" office:value="-35.1892318726" calcext:value-type="float">
            <text:p>-35.1892318726</text:p>
          </table:table-cell>
          <table:table-cell table:formula="of:=[.B53]*([.C53]/[.D53])" office:value-type="float" office:value="-50.9694240176984" calcext:value-type="float">
            <text:p>-50.9694240177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4" calcext:value-type="float">
            <text:p>-54</text:p>
          </table:table-cell>
          <table:table-cell office:value-type="float" office:value="896.4375" calcext:value-type="float">
            <text:p>896.4375</text:p>
          </table:table-cell>
          <table:table-cell office:value-type="float" office:value="933.018737793" calcext:value-type="float">
            <text:p>933.018737793</text:p>
          </table:table-cell>
          <table:table-cell office:value-type="float" office:value="-35.9011459351" calcext:value-type="float">
            <text:p>-35.9011459351</text:p>
          </table:table-cell>
          <table:table-cell table:formula="of:=[.B54]*([.C54]/[.D54])" office:value-type="float" office:value="-51.8828004617628" calcext:value-type="float">
            <text:p>-51.882800461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5" calcext:value-type="float">
            <text:p>-55</text:p>
          </table:table-cell>
          <table:table-cell office:value-type="float" office:value="895.915893555" calcext:value-type="float">
            <text:p>895.915893555</text:p>
          </table:table-cell>
          <table:table-cell office:value-type="float" office:value="932.946655273" calcext:value-type="float">
            <text:p>932.946655273</text:p>
          </table:table-cell>
          <table:table-cell office:value-type="float" office:value="-36.5055618286" calcext:value-type="float">
            <text:p>-36.5055618286</text:p>
          </table:table-cell>
          <table:table-cell table:formula="of:=[.B55]*([.C55]/[.D55])" office:value-type="float" office:value="-52.8169256698884" calcext:value-type="float">
            <text:p>-52.816925669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6" calcext:value-type="float">
            <text:p>-56</text:p>
          </table:table-cell>
          <table:table-cell office:value-type="float" office:value="895.264648438" calcext:value-type="float">
            <text:p>895.264648438</text:p>
          </table:table-cell>
          <table:table-cell office:value-type="float" office:value="932.92401123" calcext:value-type="float">
            <text:p>932.92401123</text:p>
          </table:table-cell>
          <table:table-cell office:value-type="float" office:value="-37.1162605286" calcext:value-type="float">
            <text:p>-37.1162605286</text:p>
          </table:table-cell>
          <table:table-cell table:formula="of:=[.B56]*([.C56]/[.D56])" office:value-type="float" office:value="-53.739446845653" calcext:value-type="float">
            <text:p>-53.7394468457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7" calcext:value-type="float">
            <text:p>-57</text:p>
          </table:table-cell>
          <table:table-cell office:value-type="float" office:value="894.436401367" calcext:value-type="float">
            <text:p>894.436401367</text:p>
          </table:table-cell>
          <table:table-cell office:value-type="float" office:value="932.88104248" calcext:value-type="float">
            <text:p>932.88104248</text:p>
          </table:table-cell>
          <table:table-cell office:value-type="float" office:value="-37.790813446" calcext:value-type="float">
            <text:p>-37.790813446</text:p>
          </table:table-cell>
          <table:table-cell table:formula="of:=[.B57]*([.C57]/[.D57])" office:value-type="float" office:value="-54.6509925235318" calcext:value-type="float">
            <text:p>-54.6509925235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8" calcext:value-type="float">
            <text:p>-58</text:p>
          </table:table-cell>
          <table:table-cell office:value-type="float" office:value="893.911315918" calcext:value-type="float">
            <text:p>893.911315918</text:p>
          </table:table-cell>
          <table:table-cell office:value-type="float" office:value="932.879882813" calcext:value-type="float">
            <text:p>932.879882813</text:p>
          </table:table-cell>
          <table:table-cell office:value-type="float" office:value="-38.4629096985" calcext:value-type="float">
            <text:p>-38.4629096985</text:p>
          </table:table-cell>
          <table:table-cell table:formula="of:=[.B58]*([.C58]/[.D58])" office:value-type="float" office:value="-55.5772048239537" calcext:value-type="float">
            <text:p>-55.577204824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59" calcext:value-type="float">
            <text:p>-59</text:p>
          </table:table-cell>
          <table:table-cell office:value-type="float" office:value="893.237854004" calcext:value-type="float">
            <text:p>893.237854004</text:p>
          </table:table-cell>
          <table:table-cell office:value-type="float" office:value="932.870300293" calcext:value-type="float">
            <text:p>932.870300293</text:p>
          </table:table-cell>
          <table:table-cell office:value-type="float" office:value="-39.1047058105" calcext:value-type="float">
            <text:p>-39.1047058105</text:p>
          </table:table-cell>
          <table:table-cell table:formula="of:=[.B59]*([.C59]/[.D59])" office:value-type="float" office:value="-56.4934196851196" calcext:value-type="float">
            <text:p>-56.4934196851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0" calcext:value-type="float">
            <text:p>-60</text:p>
          </table:table-cell>
          <table:table-cell office:value-type="float" office:value="892.505554199" calcext:value-type="float">
            <text:p>892.505554199</text:p>
          </table:table-cell>
          <table:table-cell office:value-type="float" office:value="932.916015625" calcext:value-type="float">
            <text:p>932.916015625</text:p>
          </table:table-cell>
          <table:table-cell office:value-type="float" office:value="-39.760925293" calcext:value-type="float">
            <text:p>-39.760925293</text:p>
          </table:table-cell>
          <table:table-cell table:formula="of:=[.B60]*([.C60]/[.D60])" office:value-type="float" office:value="-57.4010225519222" calcext:value-type="float">
            <text:p>-57.401022551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1" calcext:value-type="float">
            <text:p>-61</text:p>
          </table:table-cell>
          <table:table-cell office:value-type="float" office:value="891.926513672" calcext:value-type="float">
            <text:p>891.926513672</text:p>
          </table:table-cell>
          <table:table-cell office:value-type="float" office:value="932.899780273" calcext:value-type="float">
            <text:p>932.899780273</text:p>
          </table:table-cell>
          <table:table-cell office:value-type="float" office:value="-40.4124641418" calcext:value-type="float">
            <text:p>-40.4124641418</text:p>
          </table:table-cell>
          <table:table-cell table:formula="of:=[.B61]*([.C61]/[.D61])" office:value-type="float" office:value="-58.3208598442058" calcext:value-type="float">
            <text:p>-58.3208598442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2" calcext:value-type="float">
            <text:p>-62</text:p>
          </table:table-cell>
          <table:table-cell office:value-type="float" office:value="891.309936523" calcext:value-type="float">
            <text:p>891.309936523</text:p>
          </table:table-cell>
          <table:table-cell office:value-type="float" office:value="932.909057617" calcext:value-type="float">
            <text:p>932.909057617</text:p>
          </table:table-cell>
          <table:table-cell office:value-type="float" office:value="-40.9468040466" calcext:value-type="float">
            <text:p>-40.9468040466</text:p>
          </table:table-cell>
          <table:table-cell table:formula="of:=[.B62]*([.C62]/[.D62])" office:value-type="float" office:value="-59.2353730658205" calcext:value-type="float">
            <text:p>-59.235373065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3" calcext:value-type="float">
            <text:p>-63</text:p>
          </table:table-cell>
          <table:table-cell office:value-type="float" office:value="890.760314941" calcext:value-type="float">
            <text:p>890.760314941</text:p>
          </table:table-cell>
          <table:table-cell office:value-type="float" office:value="932.840698242" calcext:value-type="float">
            <text:p>932.840698242</text:p>
          </table:table-cell>
          <table:table-cell office:value-type="float" office:value="-41.4718551636" calcext:value-type="float">
            <text:p>-41.4718551636</text:p>
          </table:table-cell>
          <table:table-cell table:formula="of:=[.B63]*([.C63]/[.D63])" office:value-type="float" office:value="-60.1580740924371" calcext:value-type="float">
            <text:p>-60.1580740924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4" calcext:value-type="float">
            <text:p>-64</text:p>
          </table:table-cell>
          <table:table-cell office:value-type="float" office:value="889.86920166" calcext:value-type="float">
            <text:p>889.86920166</text:p>
          </table:table-cell>
          <table:table-cell office:value-type="float" office:value="932.90826416" calcext:value-type="float">
            <text:p>932.90826416</text:p>
          </table:table-cell>
          <table:table-cell office:value-type="float" office:value="-42.3768730164" calcext:value-type="float">
            <text:p>-42.3768730164</text:p>
          </table:table-cell>
          <table:table-cell table:formula="of:=[.B64]*([.C64]/[.D64])" office:value-type="float" office:value="-61.0474052960822" calcext:value-type="float">
            <text:p>-61.0474052961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5" calcext:value-type="float">
            <text:p>-65</text:p>
          </table:table-cell>
          <table:table-cell office:value-type="float" office:value="889.292175293" calcext:value-type="float">
            <text:p>889.292175293</text:p>
          </table:table-cell>
          <table:table-cell office:value-type="float" office:value="932.878967285" calcext:value-type="float">
            <text:p>932.878967285</text:p>
          </table:table-cell>
          <table:table-cell office:value-type="float" office:value="-43.0401153564" calcext:value-type="float">
            <text:p>-43.0401153564</text:p>
          </table:table-cell>
          <table:table-cell table:formula="of:=[.B65]*([.C65]/[.D65])" office:value-type="float" office:value="-61.9630128035522" calcext:value-type="float">
            <text:p>-61.963012803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6" calcext:value-type="float">
            <text:p>-66</text:p>
          </table:table-cell>
          <table:table-cell office:value-type="float" office:value="888.593933105" calcext:value-type="float">
            <text:p>888.593933105</text:p>
          </table:table-cell>
          <table:table-cell office:value-type="float" office:value="932.891174316" calcext:value-type="float">
            <text:p>932.891174316</text:p>
          </table:table-cell>
          <table:table-cell office:value-type="float" office:value="-43.6004333496" calcext:value-type="float">
            <text:p>-43.6004333496</text:p>
          </table:table-cell>
          <table:table-cell table:formula="of:=[.B66]*([.C66]/[.D66])" office:value-type="float" office:value="-62.8660675538392" calcext:value-type="float">
            <text:p>-62.866067553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7" calcext:value-type="float">
            <text:p>-67</text:p>
          </table:table-cell>
          <table:table-cell office:value-type="float" office:value="888.172851563" calcext:value-type="float">
            <text:p>888.172851563</text:p>
          </table:table-cell>
          <table:table-cell office:value-type="float" office:value="932.853027344" calcext:value-type="float">
            <text:p>932.853027344</text:p>
          </table:table-cell>
          <table:table-cell office:value-type="float" office:value="-43.8596420288" calcext:value-type="float">
            <text:p>-43.8596420288</text:p>
          </table:table-cell>
          <table:table-cell table:formula="of:=[.B67]*([.C67]/[.D67])" office:value-type="float" office:value="-63.7909502466319" calcext:value-type="float">
            <text:p>-63.790950246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8" calcext:value-type="float">
            <text:p>-68</text:p>
          </table:table-cell>
          <table:table-cell office:value-type="float" office:value="887.469421387" calcext:value-type="float">
            <text:p>887.469421387</text:p>
          </table:table-cell>
          <table:table-cell office:value-type="float" office:value="933.028381348" calcext:value-type="float">
            <text:p>933.028381348</text:p>
          </table:table-cell>
          <table:table-cell office:value-type="float" office:value="-44.7358436584" calcext:value-type="float">
            <text:p>-44.7358436584</text:p>
          </table:table-cell>
          <table:table-cell table:formula="of:=[.B68]*([.C68]/[.D68])" office:value-type="float" office:value="-64.6796194635879" calcext:value-type="float">
            <text:p>-64.679619463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69" calcext:value-type="float">
            <text:p>-69</text:p>
          </table:table-cell>
          <table:table-cell office:value-type="float" office:value="886.499694824" calcext:value-type="float">
            <text:p>886.499694824</text:p>
          </table:table-cell>
          <table:table-cell office:value-type="float" office:value="932.980834961" calcext:value-type="float">
            <text:p>932.980834961</text:p>
          </table:table-cell>
          <table:table-cell office:value-type="float" office:value="-45.5529136658" calcext:value-type="float">
            <text:p>-45.5529136658</text:p>
          </table:table-cell>
          <table:table-cell table:formula="of:=[.B69]*([.C69]/[.D69])" office:value-type="float" office:value="-65.5624174160158" calcext:value-type="float">
            <text:p>-65.56241741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0" calcext:value-type="float">
            <text:p>-70</text:p>
          </table:table-cell>
          <table:table-cell office:value-type="float" office:value="885.94909668" calcext:value-type="float">
            <text:p>885.94909668</text:p>
          </table:table-cell>
          <table:table-cell office:value-type="float" office:value="932.890808105" calcext:value-type="float">
            <text:p>932.890808105</text:p>
          </table:table-cell>
          <table:table-cell office:value-type="float" office:value="-46.0989532471" calcext:value-type="float">
            <text:p>-46.0989532471</text:p>
          </table:table-cell>
          <table:table-cell table:formula="of:=[.B70]*([.C70]/[.D70])" office:value-type="float" office:value="-66.4777016010858" calcext:value-type="float">
            <text:p>-66.4777016011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1" calcext:value-type="float">
            <text:p>-71</text:p>
          </table:table-cell>
          <table:table-cell office:value-type="float" office:value="885.024475098" calcext:value-type="float">
            <text:p>885.024475098</text:p>
          </table:table-cell>
          <table:table-cell office:value-type="float" office:value="932.932861328" calcext:value-type="float">
            <text:p>932.932861328</text:p>
          </table:table-cell>
          <table:table-cell office:value-type="float" office:value="-46.7891387939" calcext:value-type="float">
            <text:p>-46.7891387939</text:p>
          </table:table-cell>
          <table:table-cell table:formula="of:=[.B71]*([.C71]/[.D71])" office:value-type="float" office:value="-67.3539761934336" calcext:value-type="float">
            <text:p>-67.3539761934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2" calcext:value-type="float">
            <text:p>-72</text:p>
          </table:table-cell>
          <table:table-cell office:value-type="float" office:value="884.394775391" calcext:value-type="float">
            <text:p>884.394775391</text:p>
          </table:table-cell>
          <table:table-cell office:value-type="float" office:value="932.920593262" calcext:value-type="float">
            <text:p>932.920593262</text:p>
          </table:table-cell>
          <table:table-cell office:value-type="float" office:value="-47.4004173279" calcext:value-type="float">
            <text:p>-47.4004173279</text:p>
          </table:table-cell>
          <table:table-cell table:formula="of:=[.B72]*([.C72]/[.D72])" office:value-type="float" office:value="-68.25492361092" calcext:value-type="float">
            <text:p>-68.254923610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3" calcext:value-type="float">
            <text:p>-73</text:p>
          </table:table-cell>
          <table:table-cell office:value-type="float" office:value="883.66796875" calcext:value-type="float">
            <text:p>883.66796875</text:p>
          </table:table-cell>
          <table:table-cell office:value-type="float" office:value="932.890869141" calcext:value-type="float">
            <text:p>932.890869141</text:p>
          </table:table-cell>
          <table:table-cell office:value-type="float" office:value="-47.9907150269" calcext:value-type="float">
            <text:p>-47.9907150269</text:p>
          </table:table-cell>
          <table:table-cell table:formula="of:=[.B73]*([.C73]/[.D73])" office:value-type="float" office:value="-69.1482400059809" calcext:value-type="float">
            <text:p>-69.14824000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4" calcext:value-type="float">
            <text:p>-74</text:p>
          </table:table-cell>
          <table:table-cell office:value-type="float" office:value="883.273010254" calcext:value-type="float">
            <text:p>883.273010254</text:p>
          </table:table-cell>
          <table:table-cell office:value-type="float" office:value="932.869018555" calcext:value-type="float">
            <text:p>932.869018555</text:p>
          </table:table-cell>
          <table:table-cell office:value-type="float" office:value="-48.6132392883" calcext:value-type="float">
            <text:p>-48.6132392883</text:p>
          </table:table-cell>
          <table:table-cell table:formula="of:=[.B74]*([.C74]/[.D74])" office:value-type="float" office:value="-70.0657878638108" calcext:value-type="float">
            <text:p>-70.065787863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5" calcext:value-type="float">
            <text:p>-75</text:p>
          </table:table-cell>
          <table:table-cell office:value-type="float" office:value="882.559570313" calcext:value-type="float">
            <text:p>882.559570313</text:p>
          </table:table-cell>
          <table:table-cell office:value-type="float" office:value="932.860351563" calcext:value-type="float">
            <text:p>932.860351563</text:p>
          </table:table-cell>
          <table:table-cell office:value-type="float" office:value="-49.2007217407" calcext:value-type="float">
            <text:p>-49.2007217407</text:p>
          </table:table-cell>
          <table:table-cell table:formula="of:=[.B75]*([.C75]/[.D75])" office:value-type="float" office:value="-70.9559235340755" calcext:value-type="float">
            <text:p>-70.9559235341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6" calcext:value-type="float">
            <text:p>-76</text:p>
          </table:table-cell>
          <table:table-cell office:value-type="float" office:value="881.897460938" calcext:value-type="float">
            <text:p>881.897460938</text:p>
          </table:table-cell>
          <table:table-cell office:value-type="float" office:value="932.972717285" calcext:value-type="float">
            <text:p>932.972717285</text:p>
          </table:table-cell>
          <table:table-cell office:value-type="float" office:value="-49.9547576904" calcext:value-type="float">
            <text:p>-49.9547576904</text:p>
          </table:table-cell>
          <table:table-cell table:formula="of:=[.B76]*([.C76]/[.D76])" office:value-type="float" office:value="-71.8394072940653" calcext:value-type="float">
            <text:p>-71.8394072941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7" calcext:value-type="float">
            <text:p>-77</text:p>
          </table:table-cell>
          <table:table-cell office:value-type="float" office:value="881.126708984" calcext:value-type="float">
            <text:p>881.126708984</text:p>
          </table:table-cell>
          <table:table-cell office:value-type="float" office:value="932.977539063" calcext:value-type="float">
            <text:p>932.977539063</text:p>
          </table:table-cell>
          <table:table-cell office:value-type="float" office:value="-50.5654907227" calcext:value-type="float">
            <text:p>-50.5654907227</text:p>
          </table:table-cell>
          <table:table-cell table:formula="of:=[.B77]*([.C77]/[.D77])" office:value-type="float" office:value="-72.7206752050079" calcext:value-type="float">
            <text:p>-72.720675205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8" calcext:value-type="float">
            <text:p>-78</text:p>
          </table:table-cell>
          <table:table-cell office:value-type="float" office:value="880.559326172" calcext:value-type="float">
            <text:p>880.559326172</text:p>
          </table:table-cell>
          <table:table-cell office:value-type="float" office:value="932.857177734" calcext:value-type="float">
            <text:p>932.857177734</text:p>
          </table:table-cell>
          <table:table-cell office:value-type="float" office:value="-51.1324462891" calcext:value-type="float">
            <text:p>-51.1324462891</text:p>
          </table:table-cell>
          <table:table-cell table:formula="of:=[.B78]*([.C78]/[.D78])" office:value-type="float" office:value="-73.6271629578444" calcext:value-type="float">
            <text:p>-73.627162957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79" calcext:value-type="float">
            <text:p>-79</text:p>
          </table:table-cell>
          <table:table-cell office:value-type="float" office:value="879.759765625" calcext:value-type="float">
            <text:p>879.759765625</text:p>
          </table:table-cell>
          <table:table-cell office:value-type="float" office:value="932.831726074" calcext:value-type="float">
            <text:p>932.831726074</text:p>
          </table:table-cell>
          <table:table-cell office:value-type="float" office:value="-51.8651428223" calcext:value-type="float">
            <text:p>-51.8651428223</text:p>
          </table:table-cell>
          <table:table-cell table:formula="of:=[.B79]*([.C79]/[.D79])" office:value-type="float" office:value="-74.5054220838771" calcext:value-type="float">
            <text:p>-74.505422083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0" calcext:value-type="float">
            <text:p>-80</text:p>
          </table:table-cell>
          <table:table-cell office:value-type="float" office:value="879.309265137" calcext:value-type="float">
            <text:p>879.309265137</text:p>
          </table:table-cell>
          <table:table-cell office:value-type="float" office:value="932.905334473" calcext:value-type="float">
            <text:p>932.905334473</text:p>
          </table:table-cell>
          <table:table-cell office:value-type="float" office:value="-52.2485809326" calcext:value-type="float">
            <text:p>-52.2485809326</text:p>
          </table:table-cell>
          <table:table-cell table:formula="of:=[.B80]*([.C80]/[.D80])" office:value-type="float" office:value="-75.4039435852276" calcext:value-type="float">
            <text:p>-75.4039435852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1" calcext:value-type="float">
            <text:p>-81</text:p>
          </table:table-cell>
          <table:table-cell office:value-type="float" office:value="878.603027344" calcext:value-type="float">
            <text:p>878.603027344</text:p>
          </table:table-cell>
          <table:table-cell office:value-type="float" office:value="932.954162598" calcext:value-type="float">
            <text:p>932.954162598</text:p>
          </table:table-cell>
          <table:table-cell office:value-type="float" office:value="-53.1205024719" calcext:value-type="float">
            <text:p>-53.1205024719</text:p>
          </table:table-cell>
          <table:table-cell table:formula="of:=[.B81]*([.C81]/[.D81])" office:value-type="float" office:value="-76.2811808638974" calcext:value-type="float">
            <text:p>-76.2811808639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2" calcext:value-type="float">
            <text:p>-82</text:p>
          </table:table-cell>
          <table:table-cell office:value-type="float" office:value="877.917724609" calcext:value-type="float">
            <text:p>877.917724609</text:p>
          </table:table-cell>
          <table:table-cell office:value-type="float" office:value="932.833496094" calcext:value-type="float">
            <text:p>932.833496094</text:p>
          </table:table-cell>
          <table:table-cell office:value-type="float" office:value="-53.7654418945" calcext:value-type="float">
            <text:p>-53.7654418945</text:p>
          </table:table-cell>
          <table:table-cell table:formula="of:=[.B82]*([.C82]/[.D82])" office:value-type="float" office:value="-77.1726719927773" calcext:value-type="float">
            <text:p>-77.172671992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3" calcext:value-type="float">
            <text:p>-83</text:p>
          </table:table-cell>
          <table:table-cell office:value-type="float" office:value="877.08581543" calcext:value-type="float">
            <text:p>877.08581543</text:p>
          </table:table-cell>
          <table:table-cell office:value-type="float" office:value="932.802307129" calcext:value-type="float">
            <text:p>932.802307129</text:p>
          </table:table-cell>
          <table:table-cell office:value-type="float" office:value="-54.4423332214" calcext:value-type="float">
            <text:p>-54.4423332214</text:p>
          </table:table-cell>
          <table:table-cell table:formula="of:=[.B83]*([.C83]/[.D83])" office:value-type="float" office:value="-78.042391323784" calcext:value-type="float">
            <text:p>-78.0423913238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4" calcext:value-type="float">
            <text:p>-84</text:p>
          </table:table-cell>
          <table:table-cell office:value-type="float" office:value="876.322021484" calcext:value-type="float">
            <text:p>876.322021484</text:p>
          </table:table-cell>
          <table:table-cell office:value-type="float" office:value="932.872314453" calcext:value-type="float">
            <text:p>932.872314453</text:p>
          </table:table-cell>
          <table:table-cell office:value-type="float" office:value="-55.0662345886" calcext:value-type="float">
            <text:p>-55.0662345886</text:p>
          </table:table-cell>
          <table:table-cell table:formula="of:=[.B84]*([.C84]/[.D84])" office:value-type="float" office:value="-78.9079584249626" calcext:value-type="float">
            <text:p>-78.907958425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5" calcext:value-type="float">
            <text:p>-85</text:p>
          </table:table-cell>
          <table:table-cell office:value-type="float" office:value="875.71875" calcext:value-type="float">
            <text:p>875.71875</text:p>
          </table:table-cell>
          <table:table-cell office:value-type="float" office:value="932.834350586" calcext:value-type="float">
            <text:p>932.834350586</text:p>
          </table:table-cell>
          <table:table-cell office:value-type="float" office:value="-55.6308441162" calcext:value-type="float">
            <text:p>-55.6308441162</text:p>
          </table:table-cell>
          <table:table-cell table:formula="of:=[.B85]*([.C85]/[.D85])" office:value-type="float" office:value="-79.7956182716039" calcext:value-type="float">
            <text:p>-79.795618271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6" calcext:value-type="float">
            <text:p>-86</text:p>
          </table:table-cell>
          <table:table-cell office:value-type="float" office:value="875.023620605" calcext:value-type="float">
            <text:p>875.023620605</text:p>
          </table:table-cell>
          <table:table-cell office:value-type="float" office:value="932.866760254" calcext:value-type="float">
            <text:p>932.866760254</text:p>
          </table:table-cell>
          <table:table-cell office:value-type="float" office:value="-56.2849693298" calcext:value-type="float">
            <text:p>-56.2849693298</text:p>
          </table:table-cell>
          <table:table-cell table:formula="of:=[.B86]*([.C86]/[.D86])" office:value-type="float" office:value="-80.6675021323951" calcext:value-type="float">
            <text:p>-80.6675021324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7" calcext:value-type="float">
            <text:p>-87</text:p>
          </table:table-cell>
          <table:table-cell office:value-type="float" office:value="874.229858398" calcext:value-type="float">
            <text:p>874.229858398</text:p>
          </table:table-cell>
          <table:table-cell office:value-type="float" office:value="932.82019043" calcext:value-type="float">
            <text:p>932.82019043</text:p>
          </table:table-cell>
          <table:table-cell office:value-type="float" office:value="-56.8669662476" calcext:value-type="float">
            <text:p>-56.8669662476</text:p>
          </table:table-cell>
          <table:table-cell table:formula="of:=[.B87]*([.C87]/[.D87])" office:value-type="float" office:value="-81.5355397116412" calcext:value-type="float">
            <text:p>-81.5355397116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8" calcext:value-type="float">
            <text:p>-88</text:p>
          </table:table-cell>
          <table:table-cell office:value-type="float" office:value="873.693908691" calcext:value-type="float">
            <text:p>873.693908691</text:p>
          </table:table-cell>
          <table:table-cell office:value-type="float" office:value="932.8828125" calcext:value-type="float">
            <text:p>932.8828125</text:p>
          </table:table-cell>
          <table:table-cell office:value-type="float" office:value="-57.4869918823" calcext:value-type="float">
            <text:p>-57.4869918823</text:p>
          </table:table-cell>
          <table:table-cell table:formula="of:=[.B88]*([.C88]/[.D88])" office:value-type="float" office:value="-82.4166368321938" calcext:value-type="float">
            <text:p>-82.4166368322</text:p>
          </table:table-cell>
        </table:table-row>
        <table:table-row table:style-name="ro1">
          <table:table-cell office:value-type="string" calcext:value-type="string">
            <text:p>Aspirate</text:p>
          </table:table-cell>
          <table:table-cell office:value-type="float" office:value="-89" calcext:value-type="float">
            <text:p>-89</text:p>
          </table:table-cell>
          <table:table-cell office:value-type="float" office:value="873.118835449" calcext:value-type="float">
            <text:p>873.118835449</text:p>
          </table:table-cell>
          <table:table-cell office:value-type="float" office:value="932.758972168" calcext:value-type="float">
            <text:p>932.758972168</text:p>
          </table:table-cell>
          <table:table-cell office:value-type="float" office:value="-58.1636657715" calcext:value-type="float">
            <text:p>-58.1636657715</text:p>
          </table:table-cell>
          <table:table-cell table:formula="of:=[.B89]*([.C89]/[.D89])" office:value-type="float" office:value="-83.3093850326052" calcext:value-type="float">
            <text:p>-83.3093850326</text:p>
          </table:table-cell>
        </table:table-row>
      </table:table>
      <table:table table:name="Dispense" table:style-name="ta1">
        <table:shapes>
          <draw:frame draw:z-index="0" draw:style-name="gr1" draw:text-style-name="P1" svg:width="751.18pt" svg:height="464.57pt" svg:x="389.4pt" svg:y="3pt">
            <loext:p draw:notify-on-update-of-ranges="Dispense.E1:Dispense.E1 Dispense.E2:Dispense.E87 Dispense.F1:Dispense.F1 Dispense.F2:Dispense.F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otor Spee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" calcext:value-type="float">
            <text:p>2</text:p>
          </table:table-cell>
          <table:table-cell office:value-type="float" office:value="934.568603516" calcext:value-type="float">
            <text:p>934.568603516</text:p>
          </table:table-cell>
          <table:table-cell office:value-type="float" office:value="933.11151123" calcext:value-type="float">
            <text:p>933.11151123</text:p>
          </table:table-cell>
          <table:table-cell office:value-type="float" office:value="1.32595479488" calcext:value-type="float">
            <text:p>1.3259547949</text:p>
          </table:table-cell>
          <table:table-cell table:formula="of:=[.B2]*([.C2]/[.D2])" office:value-type="float" office:value="2.00312308286515" calcext:value-type="float">
            <text:p>2.003123082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" calcext:value-type="float">
            <text:p>3</text:p>
          </table:table-cell>
          <table:table-cell office:value-type="float" office:value="935.360839844" calcext:value-type="float">
            <text:p>935.360839844</text:p>
          </table:table-cell>
          <table:table-cell office:value-type="float" office:value="933.071289063" calcext:value-type="float">
            <text:p>933.071289063</text:p>
          </table:table-cell>
          <table:table-cell office:value-type="float" office:value="1.96508049965" calcext:value-type="float">
            <text:p>1.9650804997</text:p>
          </table:table-cell>
          <table:table-cell table:formula="of:=[.B3]*([.C3]/[.D3])" office:value-type="float" office:value="3.00736133714917" calcext:value-type="float">
            <text:p>3.007361337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" calcext:value-type="float">
            <text:p>4</text:p>
          </table:table-cell>
          <table:table-cell office:value-type="float" office:value="936.038635254" calcext:value-type="float">
            <text:p>936.038635254</text:p>
          </table:table-cell>
          <table:table-cell office:value-type="float" office:value="932.998901367" calcext:value-type="float">
            <text:p>932.998901367</text:p>
          </table:table-cell>
          <table:table-cell office:value-type="float" office:value="2.70010519028" calcext:value-type="float">
            <text:p>2.7001051903</text:p>
          </table:table-cell>
          <table:table-cell table:formula="of:=[.B4]*([.C4]/[.D4])" office:value-type="float" office:value="4.01303210060611" calcext:value-type="float">
            <text:p>4.013032100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" calcext:value-type="float">
            <text:p>5</text:p>
          </table:table-cell>
          <table:table-cell office:value-type="float" office:value="936.699768066" calcext:value-type="float">
            <text:p>936.699768066</text:p>
          </table:table-cell>
          <table:table-cell office:value-type="float" office:value="933.071044922" calcext:value-type="float">
            <text:p>933.071044922</text:p>
          </table:table-cell>
          <table:table-cell office:value-type="float" office:value="3.359385252" calcext:value-type="float">
            <text:p>3.359385252</text:p>
          </table:table-cell>
          <table:table-cell table:formula="of:=[.B5]*([.C5]/[.D5])" office:value-type="float" office:value="5.01944505278429" calcext:value-type="float">
            <text:p>5.019445052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" calcext:value-type="float">
            <text:p>6</text:p>
          </table:table-cell>
          <table:table-cell office:value-type="float" office:value="937.38104248" calcext:value-type="float">
            <text:p>937.38104248</text:p>
          </table:table-cell>
          <table:table-cell office:value-type="float" office:value="933.136108398" calcext:value-type="float">
            <text:p>933.136108398</text:p>
          </table:table-cell>
          <table:table-cell office:value-type="float" office:value="4.03766012192" calcext:value-type="float">
            <text:p>4.0376601219</text:p>
          </table:table-cell>
          <table:table-cell table:formula="of:=[.B6]*([.C6]/[.D6])" office:value-type="float" office:value="6.02729462965025" calcext:value-type="float">
            <text:p>6.027294629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" calcext:value-type="float">
            <text:p>7</text:p>
          </table:table-cell>
          <table:table-cell office:value-type="float" office:value="938.030334473" calcext:value-type="float">
            <text:p>938.030334473</text:p>
          </table:table-cell>
          <table:table-cell office:value-type="float" office:value="933.031616211" calcext:value-type="float">
            <text:p>933.031616211</text:p>
          </table:table-cell>
          <table:table-cell office:value-type="float" office:value="4.7664437294" calcext:value-type="float">
            <text:p>4.7664437294</text:p>
          </table:table-cell>
          <table:table-cell table:formula="of:=[.B7]*([.C7]/[.D7])" office:value-type="float" office:value="7.03750251033947" calcext:value-type="float">
            <text:p>7.037502510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" calcext:value-type="float">
            <text:p>8</text:p>
          </table:table-cell>
          <table:table-cell office:value-type="float" office:value="938.780029297" calcext:value-type="float">
            <text:p>938.780029297</text:p>
          </table:table-cell>
          <table:table-cell office:value-type="float" office:value="933.052734375" calcext:value-type="float">
            <text:p>933.052734375</text:p>
          </table:table-cell>
          <table:table-cell office:value-type="float" office:value="5.45421504974" calcext:value-type="float">
            <text:p>5.4542150497</text:p>
          </table:table-cell>
          <table:table-cell table:formula="of:=[.B8]*([.C8]/[.D8])" office:value-type="float" office:value="8.04910586260346" calcext:value-type="float">
            <text:p>8.049105862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9" calcext:value-type="float">
            <text:p>9</text:p>
          </table:table-cell>
          <table:table-cell office:value-type="float" office:value="939.465515137" calcext:value-type="float">
            <text:p>939.465515137</text:p>
          </table:table-cell>
          <table:table-cell office:value-type="float" office:value="933.070800781" calcext:value-type="float">
            <text:p>933.070800781</text:p>
          </table:table-cell>
          <table:table-cell office:value-type="float" office:value="6.18493509293" calcext:value-type="float">
            <text:p>6.1849350929</text:p>
          </table:table-cell>
          <table:table-cell table:formula="of:=[.B9]*([.C9]/[.D9])" office:value-type="float" office:value="9.0616806668431" calcext:value-type="float">
            <text:p>9.061680666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0" calcext:value-type="float">
            <text:p>10</text:p>
          </table:table-cell>
          <table:table-cell office:value-type="float" office:value="940.163330078" calcext:value-type="float">
            <text:p>940.163330078</text:p>
          </table:table-cell>
          <table:table-cell office:value-type="float" office:value="932.947509766" calcext:value-type="float">
            <text:p>932.947509766</text:p>
          </table:table-cell>
          <table:table-cell office:value-type="float" office:value="6.8798418045" calcext:value-type="float">
            <text:p>6.8798418045</text:p>
          </table:table-cell>
          <table:table-cell table:formula="of:=[.B10]*([.C10]/[.D10])" office:value-type="float" office:value="10.0773443332713" calcext:value-type="float">
            <text:p>10.077344333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1" calcext:value-type="float">
            <text:p>11</text:p>
          </table:table-cell>
          <table:table-cell office:value-type="float" office:value="940.793945313" calcext:value-type="float">
            <text:p>940.793945313</text:p>
          </table:table-cell>
          <table:table-cell office:value-type="float" office:value="933.003173828" calcext:value-type="float">
            <text:p>933.003173828</text:p>
          </table:table-cell>
          <table:table-cell office:value-type="float" office:value="7.58721208572" calcext:value-type="float">
            <text:p>7.5872120857</text:p>
          </table:table-cell>
          <table:table-cell table:formula="of:=[.B11]*([.C11]/[.D11])" office:value-type="float" office:value="11.0918522988334" calcext:value-type="float">
            <text:p>11.091852298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2" calcext:value-type="float">
            <text:p>12</text:p>
          </table:table-cell>
          <table:table-cell office:value-type="float" office:value="941.643554688" calcext:value-type="float">
            <text:p>941.643554688</text:p>
          </table:table-cell>
          <table:table-cell office:value-type="float" office:value="933.094604492" calcext:value-type="float">
            <text:p>933.094604492</text:p>
          </table:table-cell>
          <table:table-cell office:value-type="float" office:value="8.29775238037" calcext:value-type="float">
            <text:p>8.2977523804</text:p>
          </table:table-cell>
          <table:table-cell table:formula="of:=[.B12]*([.C12]/[.D12])" office:value-type="float" office:value="12.1099431953182" calcext:value-type="float">
            <text:p>12.109943195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3" calcext:value-type="float">
            <text:p>13</text:p>
          </table:table-cell>
          <table:table-cell office:value-type="float" office:value="942.345092773" calcext:value-type="float">
            <text:p>942.345092773</text:p>
          </table:table-cell>
          <table:table-cell office:value-type="float" office:value="933.051757813" calcext:value-type="float">
            <text:p>933.051757813</text:p>
          </table:table-cell>
          <table:table-cell office:value-type="float" office:value="9.05604457855" calcext:value-type="float">
            <text:p>9.0560445786</text:p>
          </table:table-cell>
          <table:table-cell table:formula="of:=[.B13]*([.C13]/[.D13])" office:value-type="float" office:value="13.1294819429559" calcext:value-type="float">
            <text:p>13.12948194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4" calcext:value-type="float">
            <text:p>14</text:p>
          </table:table-cell>
          <table:table-cell office:value-type="float" office:value="942.997253418" calcext:value-type="float">
            <text:p>942.997253418</text:p>
          </table:table-cell>
          <table:table-cell office:value-type="float" office:value="932.940979004" calcext:value-type="float">
            <text:p>932.940979004</text:p>
          </table:table-cell>
          <table:table-cell office:value-type="float" office:value="9.82161998749" calcext:value-type="float">
            <text:p>9.8216199875</text:p>
          </table:table-cell>
          <table:table-cell table:formula="of:=[.B14]*([.C14]/[.D14])" office:value-type="float" office:value="14.1509075546733" calcext:value-type="float">
            <text:p>14.150907554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5" calcext:value-type="float">
            <text:p>15</text:p>
          </table:table-cell>
          <table:table-cell office:value-type="float" office:value="943.677124023" calcext:value-type="float">
            <text:p>943.677124023</text:p>
          </table:table-cell>
          <table:table-cell office:value-type="float" office:value="933.052490234" calcext:value-type="float">
            <text:p>933.052490234</text:p>
          </table:table-cell>
          <table:table-cell office:value-type="float" office:value="10.4508342743" calcext:value-type="float">
            <text:p>10.4508342743</text:p>
          </table:table-cell>
          <table:table-cell table:formula="of:=[.B15]*([.C15]/[.D15])" office:value-type="float" office:value="15.1708044386603" calcext:value-type="float">
            <text:p>15.170804438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6" calcext:value-type="float">
            <text:p>16</text:p>
          </table:table-cell>
          <table:table-cell office:value-type="float" office:value="944.384338379" calcext:value-type="float">
            <text:p>944.384338379</text:p>
          </table:table-cell>
          <table:table-cell office:value-type="float" office:value="933.077636719" calcext:value-type="float">
            <text:p>933.077636719</text:p>
          </table:table-cell>
          <table:table-cell office:value-type="float" office:value="11.1800451279" calcext:value-type="float">
            <text:p>11.1800451279</text:p>
          </table:table-cell>
          <table:table-cell table:formula="of:=[.B16]*([.C16]/[.D16])" office:value-type="float" office:value="16.1938822874334" calcext:value-type="float">
            <text:p>16.193882287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7" calcext:value-type="float">
            <text:p>17</text:p>
          </table:table-cell>
          <table:table-cell office:value-type="float" office:value="945.108398438" calcext:value-type="float">
            <text:p>945.108398438</text:p>
          </table:table-cell>
          <table:table-cell office:value-type="float" office:value="932.998779297" calcext:value-type="float">
            <text:p>932.998779297</text:p>
          </table:table-cell>
          <table:table-cell office:value-type="float" office:value="11.8903961182" calcext:value-type="float">
            <text:p>11.8903961182</text:p>
          </table:table-cell>
          <table:table-cell table:formula="of:=[.B17]*([.C17]/[.D17])" office:value-type="float" office:value="17.2206471540639" calcext:value-type="float">
            <text:p>17.220647154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8" calcext:value-type="float">
            <text:p>18</text:p>
          </table:table-cell>
          <table:table-cell office:value-type="float" office:value="945.734130859" calcext:value-type="float">
            <text:p>945.734130859</text:p>
          </table:table-cell>
          <table:table-cell office:value-type="float" office:value="932.960632324" calcext:value-type="float">
            <text:p>932.960632324</text:p>
          </table:table-cell>
          <table:table-cell office:value-type="float" office:value="12.6088199615" calcext:value-type="float">
            <text:p>12.6088199615</text:p>
          </table:table-cell>
          <table:table-cell table:formula="of:=[.B18]*([.C18]/[.D18])" office:value-type="float" office:value="18.2464444539929" calcext:value-type="float">
            <text:p>18.24644445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19" calcext:value-type="float">
            <text:p>19</text:p>
          </table:table-cell>
          <table:table-cell office:value-type="float" office:value="946.557678223" calcext:value-type="float">
            <text:p>946.557678223</text:p>
          </table:table-cell>
          <table:table-cell office:value-type="float" office:value="933.169799805" calcext:value-type="float">
            <text:p>933.169799805</text:p>
          </table:table-cell>
          <table:table-cell office:value-type="float" office:value="13.3685159683" calcext:value-type="float">
            <text:p>13.3685159683</text:p>
          </table:table-cell>
          <table:table-cell table:formula="of:=[.B19]*([.C19]/[.D19])" office:value-type="float" office:value="19.2725867146527" calcext:value-type="float">
            <text:p>19.272586714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0" calcext:value-type="float">
            <text:p>20</text:p>
          </table:table-cell>
          <table:table-cell office:value-type="float" office:value="947.214050293" calcext:value-type="float">
            <text:p>947.214050293</text:p>
          </table:table-cell>
          <table:table-cell office:value-type="float" office:value="933.102233887" calcext:value-type="float">
            <text:p>933.102233887</text:p>
          </table:table-cell>
          <table:table-cell office:value-type="float" office:value="14.0473184586" calcext:value-type="float">
            <text:p>14.0473184586</text:p>
          </table:table-cell>
          <table:table-cell table:formula="of:=[.B20]*([.C20]/[.D20])" office:value-type="float" office:value="20.3024709596335" calcext:value-type="float">
            <text:p>20.302470959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1" calcext:value-type="float">
            <text:p>21</text:p>
          </table:table-cell>
          <table:table-cell office:value-type="float" office:value="947.943115234" calcext:value-type="float">
            <text:p>947.943115234</text:p>
          </table:table-cell>
          <table:table-cell office:value-type="float" office:value="932.958679199" calcext:value-type="float">
            <text:p>932.958679199</text:p>
          </table:table-cell>
          <table:table-cell office:value-type="float" office:value="14.753900528" calcext:value-type="float">
            <text:p>14.753900528</text:p>
          </table:table-cell>
          <table:table-cell table:formula="of:=[.B21]*([.C21]/[.D21])" office:value-type="float" office:value="21.3372852021755" calcext:value-type="float">
            <text:p>21.337285202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2" calcext:value-type="float">
            <text:p>22</text:p>
          </table:table-cell>
          <table:table-cell office:value-type="float" office:value="948.643615723" calcext:value-type="float">
            <text:p>948.643615723</text:p>
          </table:table-cell>
          <table:table-cell office:value-type="float" office:value="933.072021484" calcext:value-type="float">
            <text:p>933.072021484</text:p>
          </table:table-cell>
          <table:table-cell office:value-type="float" office:value="15.4706707001" calcext:value-type="float">
            <text:p>15.4706707001</text:p>
          </table:table-cell>
          <table:table-cell table:formula="of:=[.B22]*([.C22]/[.D22])" office:value-type="float" office:value="22.3671475142006" calcext:value-type="float">
            <text:p>22.367147514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3" calcext:value-type="float">
            <text:p>23</text:p>
          </table:table-cell>
          <table:table-cell office:value-type="float" office:value="949.34588623" calcext:value-type="float">
            <text:p>949.34588623</text:p>
          </table:table-cell>
          <table:table-cell office:value-type="float" office:value="932.921447754" calcext:value-type="float">
            <text:p>932.921447754</text:p>
          </table:table-cell>
          <table:table-cell office:value-type="float" office:value="16.1644229889" calcext:value-type="float">
            <text:p>16.1644229889</text:p>
          </table:table-cell>
          <table:table-cell table:formula="of:=[.B23]*([.C23]/[.D23])" office:value-type="float" office:value="23.4049237863032" calcext:value-type="float">
            <text:p>23.404923786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4" calcext:value-type="float">
            <text:p>24</text:p>
          </table:table-cell>
          <table:table-cell office:value-type="float" office:value="949.970214844" calcext:value-type="float">
            <text:p>949.970214844</text:p>
          </table:table-cell>
          <table:table-cell office:value-type="float" office:value="933.04888916" calcext:value-type="float">
            <text:p>933.04888916</text:p>
          </table:table-cell>
          <table:table-cell office:value-type="float" office:value="16.8437023163" calcext:value-type="float">
            <text:p>16.8437023163</text:p>
          </table:table-cell>
          <table:table-cell table:formula="of:=[.B24]*([.C24]/[.D24])" office:value-type="float" office:value="24.4352524515426" calcext:value-type="float">
            <text:p>24.435252451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5" calcext:value-type="float">
            <text:p>25</text:p>
          </table:table-cell>
          <table:table-cell office:value-type="float" office:value="950.745849609" calcext:value-type="float">
            <text:p>950.745849609</text:p>
          </table:table-cell>
          <table:table-cell office:value-type="float" office:value="933.078796387" calcext:value-type="float">
            <text:p>933.078796387</text:p>
          </table:table-cell>
          <table:table-cell office:value-type="float" office:value="17.5567531586" calcext:value-type="float">
            <text:p>17.5567531586</text:p>
          </table:table-cell>
          <table:table-cell table:formula="of:=[.B25]*([.C25]/[.D25])" office:value-type="float" office:value="25.4733537320323" calcext:value-type="float">
            <text:p>25.47335373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6" calcext:value-type="float">
            <text:p>26</text:p>
          </table:table-cell>
          <table:table-cell office:value-type="float" office:value="951.464416504" calcext:value-type="float">
            <text:p>951.464416504</text:p>
          </table:table-cell>
          <table:table-cell office:value-type="float" office:value="933.029174805" calcext:value-type="float">
            <text:p>933.029174805</text:p>
          </table:table-cell>
          <table:table-cell office:value-type="float" office:value="18.2730751038" calcext:value-type="float">
            <text:p>18.2730751038</text:p>
          </table:table-cell>
          <table:table-cell table:formula="of:=[.B26]*([.C26]/[.D26])" office:value-type="float" office:value="26.5137205750015" calcext:value-type="float">
            <text:p>26.51372057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7" calcext:value-type="float">
            <text:p>27</text:p>
          </table:table-cell>
          <table:table-cell office:value-type="float" office:value="952.131408691" calcext:value-type="float">
            <text:p>952.131408691</text:p>
          </table:table-cell>
          <table:table-cell office:value-type="float" office:value="933.180664063" calcext:value-type="float">
            <text:p>933.180664063</text:p>
          </table:table-cell>
          <table:table-cell office:value-type="float" office:value="18.9678096771" calcext:value-type="float">
            <text:p>18.9678096771</text:p>
          </table:table-cell>
          <table:table-cell table:formula="of:=[.B27]*([.C27]/[.D27])" office:value-type="float" office:value="27.5483076585923" calcext:value-type="float">
            <text:p>27.548307658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8" calcext:value-type="float">
            <text:p>28</text:p>
          </table:table-cell>
          <table:table-cell office:value-type="float" office:value="952.827392578" calcext:value-type="float">
            <text:p>952.827392578</text:p>
          </table:table-cell>
          <table:table-cell office:value-type="float" office:value="933.148681641" calcext:value-type="float">
            <text:p>933.148681641</text:p>
          </table:table-cell>
          <table:table-cell office:value-type="float" office:value="19.6224536896" calcext:value-type="float">
            <text:p>19.6224536896</text:p>
          </table:table-cell>
          <table:table-cell table:formula="of:=[.B28]*([.C28]/[.D28])" office:value-type="float" office:value="28.5904781489559" calcext:value-type="float">
            <text:p>28.59047814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29" calcext:value-type="float">
            <text:p>29</text:p>
          </table:table-cell>
          <table:table-cell office:value-type="float" office:value="953.555053711" calcext:value-type="float">
            <text:p>953.555053711</text:p>
          </table:table-cell>
          <table:table-cell office:value-type="float" office:value="933.017333984" calcext:value-type="float">
            <text:p>933.017333984</text:p>
          </table:table-cell>
          <table:table-cell office:value-type="float" office:value="20.4247455597" calcext:value-type="float">
            <text:p>20.4247455597</text:p>
          </table:table-cell>
          <table:table-cell table:formula="of:=[.B29]*([.C29]/[.D29])" office:value-type="float" office:value="29.6383524189629" calcext:value-type="float">
            <text:p>29.63835241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0" calcext:value-type="float">
            <text:p>30</text:p>
          </table:table-cell>
          <table:table-cell office:value-type="float" office:value="954.468017578" calcext:value-type="float">
            <text:p>954.468017578</text:p>
          </table:table-cell>
          <table:table-cell office:value-type="float" office:value="933.22265625" calcext:value-type="float">
            <text:p>933.22265625</text:p>
          </table:table-cell>
          <table:table-cell office:value-type="float" office:value="21.3759994507" calcext:value-type="float">
            <text:p>21.3759994507</text:p>
          </table:table-cell>
          <table:table-cell table:formula="of:=[.B30]*([.C30]/[.D30])" office:value-type="float" office:value="30.682967602181" calcext:value-type="float">
            <text:p>30.682967602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1" calcext:value-type="float">
            <text:p>31</text:p>
          </table:table-cell>
          <table:table-cell office:value-type="float" office:value="955.022460938" calcext:value-type="float">
            <text:p>955.022460938</text:p>
          </table:table-cell>
          <table:table-cell office:value-type="float" office:value="932.979675293" calcext:value-type="float">
            <text:p>932.979675293</text:p>
          </table:table-cell>
          <table:table-cell office:value-type="float" office:value="22.0659389496" calcext:value-type="float">
            <text:p>22.0659389496</text:p>
          </table:table-cell>
          <table:table-cell table:formula="of:=[.B31]*([.C31]/[.D31])" office:value-type="float" office:value="31.7324129057585" calcext:value-type="float">
            <text:p>31.732412905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2" calcext:value-type="float">
            <text:p>32</text:p>
          </table:table-cell>
          <table:table-cell office:value-type="float" office:value="955.833679199" calcext:value-type="float">
            <text:p>955.833679199</text:p>
          </table:table-cell>
          <table:table-cell office:value-type="float" office:value="933.174316406" calcext:value-type="float">
            <text:p>933.174316406</text:p>
          </table:table-cell>
          <table:table-cell office:value-type="float" office:value="22.7431316376" calcext:value-type="float">
            <text:p>22.7431316376</text:p>
          </table:table-cell>
          <table:table-cell table:formula="of:=[.B32]*([.C32]/[.D32])" office:value-type="float" office:value="32.7770248244386" calcext:value-type="float">
            <text:p>32.777024824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3" calcext:value-type="float">
            <text:p>33</text:p>
          </table:table-cell>
          <table:table-cell office:value-type="float" office:value="956.521240234" calcext:value-type="float">
            <text:p>956.521240234</text:p>
          </table:table-cell>
          <table:table-cell office:value-type="float" office:value="933.029968262" calcext:value-type="float">
            <text:p>933.029968262</text:p>
          </table:table-cell>
          <table:table-cell office:value-type="float" office:value="23.5574455261" calcext:value-type="float">
            <text:p>23.5574455261</text:p>
          </table:table-cell>
          <table:table-cell table:formula="of:=[.B33]*([.C33]/[.D33])" office:value-type="float" office:value="33.8308543149155" calcext:value-type="float">
            <text:p>33.830854314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4" calcext:value-type="float">
            <text:p>34</text:p>
          </table:table-cell>
          <table:table-cell office:value-type="float" office:value="957.238647461" calcext:value-type="float">
            <text:p>957.238647461</text:p>
          </table:table-cell>
          <table:table-cell office:value-type="float" office:value="933.008789063" calcext:value-type="float">
            <text:p>933.008789063</text:p>
          </table:table-cell>
          <table:table-cell office:value-type="float" office:value="24.2426872253" calcext:value-type="float">
            <text:p>24.2426872253</text:p>
          </table:table-cell>
          <table:table-cell table:formula="of:=[.B34]*([.C34]/[.D34])" office:value-type="float" office:value="34.8829661576493" calcext:value-type="float">
            <text:p>34.882966157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5" calcext:value-type="float">
            <text:p>35</text:p>
          </table:table-cell>
          <table:table-cell office:value-type="float" office:value="957.783569336" calcext:value-type="float">
            <text:p>957.783569336</text:p>
          </table:table-cell>
          <table:table-cell office:value-type="float" office:value="933.032409668" calcext:value-type="float">
            <text:p>933.032409668</text:p>
          </table:table-cell>
          <table:table-cell office:value-type="float" office:value="24.9460849762" calcext:value-type="float">
            <text:p>24.9460849762</text:p>
          </table:table-cell>
          <table:table-cell table:formula="of:=[.B35]*([.C35]/[.D35])" office:value-type="float" office:value="35.9284678424925" calcext:value-type="float">
            <text:p>35.928467842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6" calcext:value-type="float">
            <text:p>36</text:p>
          </table:table-cell>
          <table:table-cell office:value-type="float" office:value="958.605041504" calcext:value-type="float">
            <text:p>958.605041504</text:p>
          </table:table-cell>
          <table:table-cell office:value-type="float" office:value="933.047058105" calcext:value-type="float">
            <text:p>933.047058105</text:p>
          </table:table-cell>
          <table:table-cell office:value-type="float" office:value="25.6415939331" calcext:value-type="float">
            <text:p>25.6415939331</text:p>
          </table:table-cell>
          <table:table-cell table:formula="of:=[.B36]*([.C36]/[.D36])" office:value-type="float" office:value="36.9861103942953" calcext:value-type="float">
            <text:p>36.986110394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7" calcext:value-type="float">
            <text:p>37</text:p>
          </table:table-cell>
          <table:table-cell office:value-type="float" office:value="959.326171875" calcext:value-type="float">
            <text:p>959.326171875</text:p>
          </table:table-cell>
          <table:table-cell office:value-type="float" office:value="932.997070313" calcext:value-type="float">
            <text:p>932.997070313</text:p>
          </table:table-cell>
          <table:table-cell office:value-type="float" office:value="26.359621048" calcext:value-type="float">
            <text:p>26.359621048</text:p>
          </table:table-cell>
          <table:table-cell table:formula="of:=[.B37]*([.C37]/[.D37])" office:value-type="float" office:value="38.0441369954861" calcext:value-type="float">
            <text:p>38.044136995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8" calcext:value-type="float">
            <text:p>38</text:p>
          </table:table-cell>
          <table:table-cell office:value-type="float" office:value="959.928588867" calcext:value-type="float">
            <text:p>959.928588867</text:p>
          </table:table-cell>
          <table:table-cell office:value-type="float" office:value="932.901916504" calcext:value-type="float">
            <text:p>932.901916504</text:p>
          </table:table-cell>
          <table:table-cell office:value-type="float" office:value="27.0824012756" calcext:value-type="float">
            <text:p>27.0824012756</text:p>
          </table:table-cell>
          <table:table-cell table:formula="of:=[.B38]*([.C38]/[.D38])" office:value-type="float" office:value="39.1008805230486" calcext:value-type="float">
            <text:p>39.10088052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39" calcext:value-type="float">
            <text:p>39</text:p>
          </table:table-cell>
          <table:table-cell office:value-type="float" office:value="960.687988281" calcext:value-type="float">
            <text:p>960.687988281</text:p>
          </table:table-cell>
          <table:table-cell office:value-type="float" office:value="933.121643066" calcext:value-type="float">
            <text:p>933.121643066</text:p>
          </table:table-cell>
          <table:table-cell office:value-type="float" office:value="27.7730636597" calcext:value-type="float">
            <text:p>27.7730636597</text:p>
          </table:table-cell>
          <table:table-cell table:formula="of:=[.B39]*([.C39]/[.D39])" office:value-type="float" office:value="40.1521407432503" calcext:value-type="float">
            <text:p>40.152140743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0" calcext:value-type="float">
            <text:p>40</text:p>
          </table:table-cell>
          <table:table-cell office:value-type="float" office:value="961.398132324" calcext:value-type="float">
            <text:p>961.398132324</text:p>
          </table:table-cell>
          <table:table-cell office:value-type="float" office:value="933.029296875" calcext:value-type="float">
            <text:p>933.029296875</text:p>
          </table:table-cell>
          <table:table-cell office:value-type="float" office:value="28.4568271637" calcext:value-type="float">
            <text:p>28.4568271637</text:p>
          </table:table-cell>
          <table:table-cell table:formula="of:=[.B40]*([.C40]/[.D40])" office:value-type="float" office:value="41.2162034158634" calcext:value-type="float">
            <text:p>41.216203415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1" calcext:value-type="float">
            <text:p>41</text:p>
          </table:table-cell>
          <table:table-cell office:value-type="float" office:value="962.03503418" calcext:value-type="float">
            <text:p>962.03503418</text:p>
          </table:table-cell>
          <table:table-cell office:value-type="float" office:value="932.971435547" calcext:value-type="float">
            <text:p>932.971435547</text:p>
          </table:table-cell>
          <table:table-cell office:value-type="float" office:value="29.2130317688" calcext:value-type="float">
            <text:p>29.2130317688</text:p>
          </table:table-cell>
          <table:table-cell table:formula="of:=[.B41]*([.C41]/[.D41])" office:value-type="float" office:value="42.2772176066188" calcext:value-type="float">
            <text:p>42.277217606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2" calcext:value-type="float">
            <text:p>42</text:p>
          </table:table-cell>
          <table:table-cell office:value-type="float" office:value="962.784057617" calcext:value-type="float">
            <text:p>962.784057617</text:p>
          </table:table-cell>
          <table:table-cell office:value-type="float" office:value="932.976928711" calcext:value-type="float">
            <text:p>932.976928711</text:p>
          </table:table-cell>
          <table:table-cell office:value-type="float" office:value="30.0014533997" calcext:value-type="float">
            <text:p>30.0014533997</text:p>
          </table:table-cell>
          <table:table-cell table:formula="of:=[.B42]*([.C42]/[.D42])" office:value-type="float" office:value="43.3418331960058" calcext:value-type="float">
            <text:p>43.34183319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3" calcext:value-type="float">
            <text:p>43</text:p>
          </table:table-cell>
          <table:table-cell office:value-type="float" office:value="963.517272949" calcext:value-type="float">
            <text:p>963.517272949</text:p>
          </table:table-cell>
          <table:table-cell office:value-type="float" office:value="933" calcext:value-type="float">
            <text:p>933</text:p>
          </table:table-cell>
          <table:table-cell office:value-type="float" office:value="30.6493282318" calcext:value-type="float">
            <text:p>30.6493282318</text:p>
          </table:table-cell>
          <table:table-cell table:formula="of:=[.B43]*([.C43]/[.D43])" office:value-type="float" office:value="44.4064766739625" calcext:value-type="float">
            <text:p>44.40647667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4" calcext:value-type="float">
            <text:p>44</text:p>
          </table:table-cell>
          <table:table-cell office:value-type="float" office:value="964.092041016" calcext:value-type="float">
            <text:p>964.092041016</text:p>
          </table:table-cell>
          <table:table-cell office:value-type="float" office:value="932.958190918" calcext:value-type="float">
            <text:p>932.958190918</text:p>
          </table:table-cell>
          <table:table-cell office:value-type="float" office:value="31.3973350525" calcext:value-type="float">
            <text:p>31.3973350525</text:p>
          </table:table-cell>
          <table:table-cell table:formula="of:=[.B44]*([.C44]/[.D44])" office:value-type="float" office:value="45.4683288250721" calcext:value-type="float">
            <text:p>45.468328825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5" calcext:value-type="float">
            <text:p>45</text:p>
          </table:table-cell>
          <table:table-cell office:value-type="float" office:value="964.756347656" calcext:value-type="float">
            <text:p>964.756347656</text:p>
          </table:table-cell>
          <table:table-cell office:value-type="float" office:value="932.946838379" calcext:value-type="float">
            <text:p>932.946838379</text:p>
          </table:table-cell>
          <table:table-cell office:value-type="float" office:value="32.0665969849" calcext:value-type="float">
            <text:p>32.0665969849</text:p>
          </table:table-cell>
          <table:table-cell table:formula="of:=[.B45]*([.C45]/[.D45])" office:value-type="float" office:value="46.5343081283732" calcext:value-type="float">
            <text:p>46.534308128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6" calcext:value-type="float">
            <text:p>46</text:p>
          </table:table-cell>
          <table:table-cell office:value-type="float" office:value="965.443725586" calcext:value-type="float">
            <text:p>965.443725586</text:p>
          </table:table-cell>
          <table:table-cell office:value-type="float" office:value="933.08984375" calcext:value-type="float">
            <text:p>933.08984375</text:p>
          </table:table-cell>
          <table:table-cell office:value-type="float" office:value="32.7287063599" calcext:value-type="float">
            <text:p>32.7287063599</text:p>
          </table:table-cell>
          <table:table-cell table:formula="of:=[.B46]*([.C46]/[.D46])" office:value-type="float" office:value="47.5950002825824" calcext:value-type="float">
            <text:p>47.595000282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7" calcext:value-type="float">
            <text:p>47</text:p>
          </table:table-cell>
          <table:table-cell office:value-type="float" office:value="966.141357422" calcext:value-type="float">
            <text:p>966.141357422</text:p>
          </table:table-cell>
          <table:table-cell office:value-type="float" office:value="932.988647461" calcext:value-type="float">
            <text:p>932.988647461</text:p>
          </table:table-cell>
          <table:table-cell office:value-type="float" office:value="33.3400688171" calcext:value-type="float">
            <text:p>33.3400688171</text:p>
          </table:table-cell>
          <table:table-cell table:formula="of:=[.B47]*([.C47]/[.D47])" office:value-type="float" office:value="48.6700925272857" calcext:value-type="float">
            <text:p>48.670092527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8" calcext:value-type="float">
            <text:p>48</text:p>
          </table:table-cell>
          <table:table-cell office:value-type="float" office:value="966.736816406" calcext:value-type="float">
            <text:p>966.736816406</text:p>
          </table:table-cell>
          <table:table-cell office:value-type="float" office:value="932.930358887" calcext:value-type="float">
            <text:p>932.930358887</text:p>
          </table:table-cell>
          <table:table-cell office:value-type="float" office:value="34.0653419495" calcext:value-type="float">
            <text:p>34.0653419495</text:p>
          </table:table-cell>
          <table:table-cell table:formula="of:=[.B48]*([.C48]/[.D48])" office:value-type="float" office:value="49.7393688022415" calcext:value-type="float">
            <text:p>49.739368802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49" calcext:value-type="float">
            <text:p>49</text:p>
          </table:table-cell>
          <table:table-cell office:value-type="float" office:value="967.412658691" calcext:value-type="float">
            <text:p>967.412658691</text:p>
          </table:table-cell>
          <table:table-cell office:value-type="float" office:value="932.958068848" calcext:value-type="float">
            <text:p>932.958068848</text:p>
          </table:table-cell>
          <table:table-cell office:value-type="float" office:value="34.8343505859" calcext:value-type="float">
            <text:p>34.8343505859</text:p>
          </table:table-cell>
          <table:table-cell table:formula="of:=[.B49]*([.C49]/[.D49])" office:value-type="float" office:value="50.8095935483914" calcext:value-type="float">
            <text:p>50.809593548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0" calcext:value-type="float">
            <text:p>50</text:p>
          </table:table-cell>
          <table:table-cell office:value-type="float" office:value="968.069030762" calcext:value-type="float">
            <text:p>968.069030762</text:p>
          </table:table-cell>
          <table:table-cell office:value-type="float" office:value="932.992370605" calcext:value-type="float">
            <text:p>932.992370605</text:p>
          </table:table-cell>
          <table:table-cell office:value-type="float" office:value="35.5127182007" calcext:value-type="float">
            <text:p>35.5127182007</text:p>
          </table:table-cell>
          <table:table-cell table:formula="of:=[.B50]*([.C50]/[.D50])" office:value-type="float" office:value="51.8797935150453" calcext:value-type="float">
            <text:p>51.87979351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1" calcext:value-type="float">
            <text:p>51</text:p>
          </table:table-cell>
          <table:table-cell office:value-type="float" office:value="968.771057129" calcext:value-type="float">
            <text:p>968.771057129</text:p>
          </table:table-cell>
          <table:table-cell office:value-type="float" office:value="933.012268066" calcext:value-type="float">
            <text:p>933.012268066</text:p>
          </table:table-cell>
          <table:table-cell office:value-type="float" office:value="36.1403961182" calcext:value-type="float">
            <text:p>36.1403961182</text:p>
          </table:table-cell>
          <table:table-cell table:formula="of:=[.B51]*([.C51]/[.D51])" office:value-type="float" office:value="52.9546347938096" calcext:value-type="float">
            <text:p>52.954634793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2" calcext:value-type="float">
            <text:p>52</text:p>
          </table:table-cell>
          <table:table-cell office:value-type="float" office:value="969.450378418" calcext:value-type="float">
            <text:p>969.450378418</text:p>
          </table:table-cell>
          <table:table-cell office:value-type="float" office:value="932.960632324" calcext:value-type="float">
            <text:p>932.960632324</text:p>
          </table:table-cell>
          <table:table-cell office:value-type="float" office:value="37.0705184937" calcext:value-type="float">
            <text:p>37.0705184937</text:p>
          </table:table-cell>
          <table:table-cell table:formula="of:=[.B52]*([.C52]/[.D52])" office:value-type="float" office:value="54.03381228655" calcext:value-type="float">
            <text:p>54.033812286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3" calcext:value-type="float">
            <text:p>53</text:p>
          </table:table-cell>
          <table:table-cell office:value-type="float" office:value="970.267578125" calcext:value-type="float">
            <text:p>970.267578125</text:p>
          </table:table-cell>
          <table:table-cell office:value-type="float" office:value="933.057800293" calcext:value-type="float">
            <text:p>933.057800293</text:p>
          </table:table-cell>
          <table:table-cell office:value-type="float" office:value="37.8308868408" calcext:value-type="float">
            <text:p>37.8308868408</text:p>
          </table:table-cell>
          <table:table-cell table:formula="of:=[.B53]*([.C53]/[.D53])" office:value-type="float" office:value="55.1136077791501" calcext:value-type="float">
            <text:p>55.113607779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4" calcext:value-type="float">
            <text:p>54</text:p>
          </table:table-cell>
          <table:table-cell office:value-type="float" office:value="970.917724609" calcext:value-type="float">
            <text:p>970.917724609</text:p>
          </table:table-cell>
          <table:table-cell office:value-type="float" office:value="933.086486816" calcext:value-type="float">
            <text:p>933.086486816</text:p>
          </table:table-cell>
          <table:table-cell office:value-type="float" office:value="38.5594482422" calcext:value-type="float">
            <text:p>38.5594482422</text:p>
          </table:table-cell>
          <table:table-cell table:formula="of:=[.B54]*([.C54]/[.D54])" office:value-type="float" office:value="56.1893863748826" calcext:value-type="float">
            <text:p>56.189386374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5" calcext:value-type="float">
            <text:p>55</text:p>
          </table:table-cell>
          <table:table-cell office:value-type="float" office:value="971.69732666" calcext:value-type="float">
            <text:p>971.69732666</text:p>
          </table:table-cell>
          <table:table-cell office:value-type="float" office:value="933.001464844" calcext:value-type="float">
            <text:p>933.001464844</text:p>
          </table:table-cell>
          <table:table-cell office:value-type="float" office:value="39.3321609497" calcext:value-type="float">
            <text:p>39.3321609497</text:p>
          </table:table-cell>
          <table:table-cell table:formula="of:=[.B55]*([.C55]/[.D55])" office:value-type="float" office:value="57.2811029565059" calcext:value-type="float">
            <text:p>57.281102956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6" calcext:value-type="float">
            <text:p>56</text:p>
          </table:table-cell>
          <table:table-cell office:value-type="float" office:value="972.316894531" calcext:value-type="float">
            <text:p>972.316894531</text:p>
          </table:table-cell>
          <table:table-cell office:value-type="float" office:value="932.897705078" calcext:value-type="float">
            <text:p>932.897705078</text:p>
          </table:table-cell>
          <table:table-cell office:value-type="float" office:value="40.0488166809" calcext:value-type="float">
            <text:p>40.0488166809</text:p>
          </table:table-cell>
          <table:table-cell table:formula="of:=[.B56]*([.C56]/[.D56])" office:value-type="float" office:value="58.3662558042025" calcext:value-type="float">
            <text:p>58.366255804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7" calcext:value-type="float">
            <text:p>57</text:p>
          </table:table-cell>
          <table:table-cell office:value-type="float" office:value="973.210632324" calcext:value-type="float">
            <text:p>973.210632324</text:p>
          </table:table-cell>
          <table:table-cell office:value-type="float" office:value="933.077636719" calcext:value-type="float">
            <text:p>933.077636719</text:p>
          </table:table-cell>
          <table:table-cell office:value-type="float" office:value="40.8457069397" calcext:value-type="float">
            <text:p>40.8457069397</text:p>
          </table:table-cell>
          <table:table-cell table:formula="of:=[.B57]*([.C57]/[.D57])" office:value-type="float" office:value="59.4516510303782" calcext:value-type="float">
            <text:p>59.451651030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8" calcext:value-type="float">
            <text:p>58</text:p>
          </table:table-cell>
          <table:table-cell office:value-type="float" office:value="973.859558105" calcext:value-type="float">
            <text:p>973.859558105</text:p>
          </table:table-cell>
          <table:table-cell office:value-type="float" office:value="932.977722168" calcext:value-type="float">
            <text:p>932.977722168</text:p>
          </table:table-cell>
          <table:table-cell office:value-type="float" office:value="41.554725647" calcext:value-type="float">
            <text:p>41.554725647</text:p>
          </table:table-cell>
          <table:table-cell table:formula="of:=[.B58]*([.C58]/[.D58])" office:value-type="float" office:value="60.5414824255783" calcext:value-type="float">
            <text:p>60.541482425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59" calcext:value-type="float">
            <text:p>59</text:p>
          </table:table-cell>
          <table:table-cell office:value-type="float" office:value="974.679199219" calcext:value-type="float">
            <text:p>974.679199219</text:p>
          </table:table-cell>
          <table:table-cell office:value-type="float" office:value="932.988464355" calcext:value-type="float">
            <text:p>932.988464355</text:p>
          </table:table-cell>
          <table:table-cell office:value-type="float" office:value="42.4448699951" calcext:value-type="float">
            <text:p>42.4448699951</text:p>
          </table:table-cell>
          <table:table-cell table:formula="of:=[.B59]*([.C59]/[.D59])" office:value-type="float" office:value="61.6364241905997" calcext:value-type="float">
            <text:p>61.636424190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0" calcext:value-type="float">
            <text:p>60</text:p>
          </table:table-cell>
          <table:table-cell office:value-type="float" office:value="975.312072754" calcext:value-type="float">
            <text:p>975.312072754</text:p>
          </table:table-cell>
          <table:table-cell office:value-type="float" office:value="932.949890137" calcext:value-type="float">
            <text:p>932.949890137</text:p>
          </table:table-cell>
          <table:table-cell office:value-type="float" office:value="43.1587715149" calcext:value-type="float">
            <text:p>43.1587715149</text:p>
          </table:table-cell>
          <table:table-cell table:formula="of:=[.B60]*([.C60]/[.D60])" office:value-type="float" office:value="62.7244024399282" calcext:value-type="float">
            <text:p>62.724402439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1" calcext:value-type="float">
            <text:p>61</text:p>
          </table:table-cell>
          <table:table-cell office:value-type="float" office:value="976.049987793" calcext:value-type="float">
            <text:p>976.049987793</text:p>
          </table:table-cell>
          <table:table-cell office:value-type="float" office:value="932.936889648" calcext:value-type="float">
            <text:p>932.936889648</text:p>
          </table:table-cell>
          <table:table-cell office:value-type="float" office:value="43.8442955017" calcext:value-type="float">
            <text:p>43.8442955017</text:p>
          </table:table-cell>
          <table:table-cell table:formula="of:=[.B61]*([.C61]/[.D61])" office:value-type="float" office:value="63.818946293181" calcext:value-type="float">
            <text:p>63.818946293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2" calcext:value-type="float">
            <text:p>62</text:p>
          </table:table-cell>
          <table:table-cell office:value-type="float" office:value="976.671264648" calcext:value-type="float">
            <text:p>976.671264648</text:p>
          </table:table-cell>
          <table:table-cell office:value-type="float" office:value="932.897949219" calcext:value-type="float">
            <text:p>932.897949219</text:p>
          </table:table-cell>
          <table:table-cell office:value-type="float" office:value="44.5633735657" calcext:value-type="float">
            <text:p>44.5633735657</text:p>
          </table:table-cell>
          <table:table-cell table:formula="of:=[.B62]*([.C62]/[.D62])" office:value-type="float" office:value="64.909155882345" calcext:value-type="float">
            <text:p>64.909155882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3" calcext:value-type="float">
            <text:p>63</text:p>
          </table:table-cell>
          <table:table-cell office:value-type="float" office:value="977.411987305" calcext:value-type="float">
            <text:p>977.411987305</text:p>
          </table:table-cell>
          <table:table-cell office:value-type="float" office:value="933.020019531" calcext:value-type="float">
            <text:p>933.020019531</text:p>
          </table:table-cell>
          <table:table-cell office:value-type="float" office:value="45.274181366" calcext:value-type="float">
            <text:p>45.274181366</text:p>
          </table:table-cell>
          <table:table-cell table:formula="of:=[.B63]*([.C63]/[.D63])" office:value-type="float" office:value="65.9974640535235" calcext:value-type="float">
            <text:p>65.997464053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4" calcext:value-type="float">
            <text:p>64</text:p>
          </table:table-cell>
          <table:table-cell office:value-type="float" office:value="978.158752441" calcext:value-type="float">
            <text:p>978.158752441</text:p>
          </table:table-cell>
          <table:table-cell office:value-type="float" office:value="932.954345703" calcext:value-type="float">
            <text:p>932.954345703</text:p>
          </table:table-cell>
          <table:table-cell office:value-type="float" office:value="45.9931221008" calcext:value-type="float">
            <text:p>45.9931221008</text:p>
          </table:table-cell>
          <table:table-cell table:formula="of:=[.B64]*([.C64]/[.D64])" office:value-type="float" office:value="67.1009899300614" calcext:value-type="float">
            <text:p>67.1009899301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5" calcext:value-type="float">
            <text:p>65</text:p>
          </table:table-cell>
          <table:table-cell office:value-type="float" office:value="978.799194336" calcext:value-type="float">
            <text:p>978.799194336</text:p>
          </table:table-cell>
          <table:table-cell office:value-type="float" office:value="932.959350586" calcext:value-type="float">
            <text:p>932.959350586</text:p>
          </table:table-cell>
          <table:table-cell office:value-type="float" office:value="46.7116966248" calcext:value-type="float">
            <text:p>46.7116966248</text:p>
          </table:table-cell>
          <table:table-cell table:formula="of:=[.B65]*([.C65]/[.D65])" office:value-type="float" office:value="68.1936973908654" calcext:value-type="float">
            <text:p>68.193697390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6" calcext:value-type="float">
            <text:p>66</text:p>
          </table:table-cell>
          <table:table-cell office:value-type="float" office:value="979.675170898" calcext:value-type="float">
            <text:p>979.675170898</text:p>
          </table:table-cell>
          <table:table-cell office:value-type="float" office:value="932.989440918" calcext:value-type="float">
            <text:p>932.989440918</text:p>
          </table:table-cell>
          <table:table-cell office:value-type="float" office:value="47.4652824402" calcext:value-type="float">
            <text:p>47.4652824402</text:p>
          </table:table-cell>
          <table:table-cell table:formula="of:=[.B66]*([.C66]/[.D66])" office:value-type="float" office:value="69.3025648989642" calcext:value-type="float">
            <text:p>69.30256489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7" calcext:value-type="float">
            <text:p>67</text:p>
          </table:table-cell>
          <table:table-cell office:value-type="float" office:value="980.223022461" calcext:value-type="float">
            <text:p>980.223022461</text:p>
          </table:table-cell>
          <table:table-cell office:value-type="float" office:value="932.990783691" calcext:value-type="float">
            <text:p>932.990783691</text:p>
          </table:table-cell>
          <table:table-cell office:value-type="float" office:value="48.161781311" calcext:value-type="float">
            <text:p>48.161781311</text:p>
          </table:table-cell>
          <table:table-cell table:formula="of:=[.B67]*([.C67]/[.D67])" office:value-type="float" office:value="70.3918448637517" calcext:value-type="float">
            <text:p>70.391844863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8" calcext:value-type="float">
            <text:p>68</text:p>
          </table:table-cell>
          <table:table-cell office:value-type="float" office:value="980.896484375" calcext:value-type="float">
            <text:p>980.896484375</text:p>
          </table:table-cell>
          <table:table-cell office:value-type="float" office:value="933.021240234" calcext:value-type="float">
            <text:p>933.021240234</text:p>
          </table:table-cell>
          <table:table-cell office:value-type="float" office:value="48.7940368652" calcext:value-type="float">
            <text:p>48.7940368652</text:p>
          </table:table-cell>
          <table:table-cell table:formula="of:=[.B68]*([.C68]/[.D68])" office:value-type="float" office:value="71.489220246231" calcext:value-type="float">
            <text:p>71.489220246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69" calcext:value-type="float">
            <text:p>69</text:p>
          </table:table-cell>
          <table:table-cell office:value-type="float" office:value="981.722839355" calcext:value-type="float">
            <text:p>981.722839355</text:p>
          </table:table-cell>
          <table:table-cell office:value-type="float" office:value="932.921447754" calcext:value-type="float">
            <text:p>932.921447754</text:p>
          </table:table-cell>
          <table:table-cell office:value-type="float" office:value="49.6609535217" calcext:value-type="float">
            <text:p>49.6609535217</text:p>
          </table:table-cell>
          <table:table-cell table:formula="of:=[.B69]*([.C69]/[.D69])" office:value-type="float" office:value="72.6094100190061" calcext:value-type="float">
            <text:p>72.60941001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0" calcext:value-type="float">
            <text:p>70</text:p>
          </table:table-cell>
          <table:table-cell office:value-type="float" office:value="982.466003418" calcext:value-type="float">
            <text:p>982.466003418</text:p>
          </table:table-cell>
          <table:table-cell office:value-type="float" office:value="932.920471191" calcext:value-type="float">
            <text:p>932.920471191</text:p>
          </table:table-cell>
          <table:table-cell office:value-type="float" office:value="50.524356842" calcext:value-type="float">
            <text:p>50.524356842</text:p>
          </table:table-cell>
          <table:table-cell table:formula="of:=[.B70]*([.C70]/[.D70])" office:value-type="float" office:value="73.7175593879534" calcext:value-type="float">
            <text:p>73.71755938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1" calcext:value-type="float">
            <text:p>71</text:p>
          </table:table-cell>
          <table:table-cell office:value-type="float" office:value="983.178588867" calcext:value-type="float">
            <text:p>983.178588867</text:p>
          </table:table-cell>
          <table:table-cell office:value-type="float" office:value="932.914733887" calcext:value-type="float">
            <text:p>932.914733887</text:p>
          </table:table-cell>
          <table:table-cell office:value-type="float" office:value="51.2727279663" calcext:value-type="float">
            <text:p>51.2727279663</text:p>
          </table:table-cell>
          <table:table-cell table:formula="of:=[.B71]*([.C71]/[.D71])" office:value-type="float" office:value="74.8253589250443" calcext:value-type="float">
            <text:p>74.825358925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2" calcext:value-type="float">
            <text:p>72</text:p>
          </table:table-cell>
          <table:table-cell office:value-type="float" office:value="983.939208984" calcext:value-type="float">
            <text:p>983.939208984</text:p>
          </table:table-cell>
          <table:table-cell office:value-type="float" office:value="933.051147461" calcext:value-type="float">
            <text:p>933.051147461</text:p>
          </table:table-cell>
          <table:table-cell office:value-type="float" office:value="51.9692115784" calcext:value-type="float">
            <text:p>51.9692115784</text:p>
          </table:table-cell>
          <table:table-cell table:formula="of:=[.B72]*([.C72]/[.D72])" office:value-type="float" office:value="75.926837708336" calcext:value-type="float">
            <text:p>75.926837708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3" calcext:value-type="float">
            <text:p>73</text:p>
          </table:table-cell>
          <table:table-cell office:value-type="float" office:value="984.515808105" calcext:value-type="float">
            <text:p>984.515808105</text:p>
          </table:table-cell>
          <table:table-cell office:value-type="float" office:value="932.951904297" calcext:value-type="float">
            <text:p>932.951904297</text:p>
          </table:table-cell>
          <table:table-cell office:value-type="float" office:value="52.7365570068" calcext:value-type="float">
            <text:p>52.7365570068</text:p>
          </table:table-cell>
          <table:table-cell table:formula="of:=[.B73]*([.C73]/[.D73])" office:value-type="float" office:value="77.0346827748" calcext:value-type="float">
            <text:p>77.034682774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4" calcext:value-type="float">
            <text:p>74</text:p>
          </table:table-cell>
          <table:table-cell office:value-type="float" office:value="985.299072266" calcext:value-type="float">
            <text:p>985.299072266</text:p>
          </table:table-cell>
          <table:table-cell office:value-type="float" office:value="932.96081543" calcext:value-type="float">
            <text:p>932.96081543</text:p>
          </table:table-cell>
          <table:table-cell office:value-type="float" office:value="53.4828872681" calcext:value-type="float">
            <text:p>53.4828872681</text:p>
          </table:table-cell>
          <table:table-cell table:formula="of:=[.B74]*([.C74]/[.D74])" office:value-type="float" office:value="78.1513329839892" calcext:value-type="float">
            <text:p>78.15133298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5" calcext:value-type="float">
            <text:p>75</text:p>
          </table:table-cell>
          <table:table-cell office:value-type="float" office:value="986.259155273" calcext:value-type="float">
            <text:p>986.259155273</text:p>
          </table:table-cell>
          <table:table-cell office:value-type="float" office:value="932.956237793" calcext:value-type="float">
            <text:p>932.956237793</text:p>
          </table:table-cell>
          <table:table-cell office:value-type="float" office:value="54.6408462524" calcext:value-type="float">
            <text:p>54.6408462524</text:p>
          </table:table-cell>
          <table:table-cell table:formula="of:=[.B75]*([.C75]/[.D75])" office:value-type="float" office:value="79.2850014277808" calcext:value-type="float">
            <text:p>79.2850014278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6" calcext:value-type="float">
            <text:p>76</text:p>
          </table:table-cell>
          <table:table-cell office:value-type="float" office:value="986.684570313" calcext:value-type="float">
            <text:p>986.684570313</text:p>
          </table:table-cell>
          <table:table-cell office:value-type="float" office:value="932.916748047" calcext:value-type="float">
            <text:p>932.916748047</text:p>
          </table:table-cell>
          <table:table-cell office:value-type="float" office:value="55.1507568359" calcext:value-type="float">
            <text:p>55.1507568359</text:p>
          </table:table-cell>
          <table:table-cell table:formula="of:=[.B76]*([.C76]/[.D76])" office:value-type="float" office:value="80.3801920168874" calcext:value-type="float">
            <text:p>80.380192016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7" calcext:value-type="float">
            <text:p>77</text:p>
          </table:table-cell>
          <table:table-cell office:value-type="float" office:value="987.504455566" calcext:value-type="float">
            <text:p>987.504455566</text:p>
          </table:table-cell>
          <table:table-cell office:value-type="float" office:value="933.000732422" calcext:value-type="float">
            <text:p>933.000732422</text:p>
          </table:table-cell>
          <table:table-cell office:value-type="float" office:value="55.9056091309" calcext:value-type="float">
            <text:p>55.9056091309</text:p>
          </table:table-cell>
          <table:table-cell table:formula="of:=[.B77]*([.C77]/[.D77])" office:value-type="float" office:value="81.4981601152589" calcext:value-type="float">
            <text:p>81.4981601153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8" calcext:value-type="float">
            <text:p>78</text:p>
          </table:table-cell>
          <table:table-cell office:value-type="float" office:value="988.421875" calcext:value-type="float">
            <text:p>988.421875</text:p>
          </table:table-cell>
          <table:table-cell office:value-type="float" office:value="932.975952148" calcext:value-type="float">
            <text:p>932.975952148</text:p>
          </table:table-cell>
          <table:table-cell office:value-type="float" office:value="56.692943573" calcext:value-type="float">
            <text:p>56.692943573</text:p>
          </table:table-cell>
          <table:table-cell table:formula="of:=[.B78]*([.C78]/[.D78])" office:value-type="float" office:value="82.6354699416411" calcext:value-type="float">
            <text:p>82.635469941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79" calcext:value-type="float">
            <text:p>79</text:p>
          </table:table-cell>
          <table:table-cell office:value-type="float" office:value="988.88885498" calcext:value-type="float">
            <text:p>988.88885498</text:p>
          </table:table-cell>
          <table:table-cell office:value-type="float" office:value="932.836120605" calcext:value-type="float">
            <text:p>932.836120605</text:p>
          </table:table-cell>
          <table:table-cell office:value-type="float" office:value="57.3634109497" calcext:value-type="float">
            <text:p>57.3634109497</text:p>
          </table:table-cell>
          <table:table-cell table:formula="of:=[.B79]*([.C79]/[.D79])" office:value-type="float" office:value="83.7469924435956" calcext:value-type="float">
            <text:p>83.746992443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0" calcext:value-type="float">
            <text:p>80</text:p>
          </table:table-cell>
          <table:table-cell office:value-type="float" office:value="989.817565918" calcext:value-type="float">
            <text:p>989.817565918</text:p>
          </table:table-cell>
          <table:table-cell office:value-type="float" office:value="933.019226074" calcext:value-type="float">
            <text:p>933.019226074</text:p>
          </table:table-cell>
          <table:table-cell office:value-type="float" office:value="58.1173553467" calcext:value-type="float">
            <text:p>58.1173553467</text:p>
          </table:table-cell>
          <table:table-cell table:formula="of:=[.B80]*([.C80]/[.D80])" office:value-type="float" office:value="84.8700681192175" calcext:value-type="float">
            <text:p>84.870068119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1" calcext:value-type="float">
            <text:p>81</text:p>
          </table:table-cell>
          <table:table-cell office:value-type="float" office:value="990.296447754" calcext:value-type="float">
            <text:p>990.296447754</text:p>
          </table:table-cell>
          <table:table-cell office:value-type="float" office:value="932.890808105" calcext:value-type="float">
            <text:p>932.890808105</text:p>
          </table:table-cell>
          <table:table-cell office:value-type="float" office:value="58.8591079712" calcext:value-type="float">
            <text:p>58.8591079712</text:p>
          </table:table-cell>
          <table:table-cell table:formula="of:=[.B81]*([.C81]/[.D81])" office:value-type="float" office:value="85.9843526929098" calcext:value-type="float">
            <text:p>85.9843526929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2" calcext:value-type="float">
            <text:p>82</text:p>
          </table:table-cell>
          <table:table-cell office:value-type="float" office:value="991.118041992" calcext:value-type="float">
            <text:p>991.118041992</text:p>
          </table:table-cell>
          <table:table-cell office:value-type="float" office:value="932.916992188" calcext:value-type="float">
            <text:p>932.916992188</text:p>
          </table:table-cell>
          <table:table-cell office:value-type="float" office:value="59.8094711304" calcext:value-type="float">
            <text:p>59.8094711304</text:p>
          </table:table-cell>
          <table:table-cell table:formula="of:=[.B82]*([.C82]/[.D82])" office:value-type="float" office:value="87.1156599396211" calcext:value-type="float">
            <text:p>87.1156599396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3" calcext:value-type="float">
            <text:p>83</text:p>
          </table:table-cell>
          <table:table-cell office:value-type="float" office:value="992.061218262" calcext:value-type="float">
            <text:p>992.061218262</text:p>
          </table:table-cell>
          <table:table-cell office:value-type="float" office:value="932.954284668" calcext:value-type="float">
            <text:p>932.954284668</text:p>
          </table:table-cell>
          <table:table-cell office:value-type="float" office:value="60.5686798096" calcext:value-type="float">
            <text:p>60.5686798096</text:p>
          </table:table-cell>
          <table:table-cell table:formula="of:=[.B83]*([.C83]/[.D83])" office:value-type="float" office:value="88.2584307387021" calcext:value-type="float">
            <text:p>88.258430738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4" calcext:value-type="float">
            <text:p>84</text:p>
          </table:table-cell>
          <table:table-cell office:value-type="float" office:value="992.553283691" calcext:value-type="float">
            <text:p>992.553283691</text:p>
          </table:table-cell>
          <table:table-cell office:value-type="float" office:value="932.88885498" calcext:value-type="float">
            <text:p>932.88885498</text:p>
          </table:table-cell>
          <table:table-cell office:value-type="float" office:value="61.2464866638" calcext:value-type="float">
            <text:p>61.2464866638</text:p>
          </table:table-cell>
          <table:table-cell table:formula="of:=[.B84]*([.C84]/[.D84])" office:value-type="float" office:value="89.3723570444321" calcext:value-type="float">
            <text:p>89.3723570444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5" calcext:value-type="float">
            <text:p>85</text:p>
          </table:table-cell>
          <table:table-cell office:value-type="float" office:value="993.502807617" calcext:value-type="float">
            <text:p>993.502807617</text:p>
          </table:table-cell>
          <table:table-cell office:value-type="float" office:value="932.890014648" calcext:value-type="float">
            <text:p>932.890014648</text:p>
          </table:table-cell>
          <table:table-cell office:value-type="float" office:value="62.319278717" calcext:value-type="float">
            <text:p>62.319278717</text:p>
          </table:table-cell>
          <table:table-cell table:formula="of:=[.B85]*([.C85]/[.D85])" office:value-type="float" office:value="90.5227168492194" calcext:value-type="float">
            <text:p>90.5227168492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6" calcext:value-type="float">
            <text:p>86</text:p>
          </table:table-cell>
          <table:table-cell office:value-type="float" office:value="994.273925781" calcext:value-type="float">
            <text:p>994.273925781</text:p>
          </table:table-cell>
          <table:table-cell office:value-type="float" office:value="932.867675781" calcext:value-type="float">
            <text:p>932.867675781</text:p>
          </table:table-cell>
          <table:table-cell office:value-type="float" office:value="63.1077270508" calcext:value-type="float">
            <text:p>63.1077270508</text:p>
          </table:table-cell>
          <table:table-cell table:formula="of:=[.B86]*([.C86]/[.D86])" office:value-type="float" office:value="91.6609716866637" calcext:value-type="float">
            <text:p>91.6609716867</text:p>
          </table:table-cell>
        </table:table-row>
        <table:table-row table:style-name="ro1">
          <table:table-cell office:value-type="string" calcext:value-type="string">
            <text:p>Dispense</text:p>
          </table:table-cell>
          <table:table-cell office:value-type="float" office:value="87" calcext:value-type="float">
            <text:p>87</text:p>
          </table:table-cell>
          <table:table-cell office:value-type="float" office:value="994.772338867" calcext:value-type="float">
            <text:p>994.772338867</text:p>
          </table:table-cell>
          <table:table-cell office:value-type="float" office:value="932.867248535" calcext:value-type="float">
            <text:p>932.867248535</text:p>
          </table:table-cell>
          <table:table-cell office:value-type="float" office:value="63.5293083191" calcext:value-type="float">
            <text:p>63.5293083191</text:p>
          </table:table-cell>
          <table:table-cell table:formula="of:=[.B87]*([.C87]/[.D87])" office:value-type="float" office:value="92.7733218390311" calcext:value-type="float">
            <text:p>92.773321839</text:p>
          </table:table-cell>
        </table:table-row>
      </table:table>
      <table:named-expressions/>
      <table:database-ranges>
        <table:database-range table:name="__Anonymous_Sheet_DB__0" table:target-range-address="log_flow_start_1uLpS_end_100uLpS.A1:log_flow_start_1uLpS_end_100uLpS.E198" table:display-filter-buttons="true">
          <table:filter>
            <table:filter-and>
              <table:filter-condition table:field-number="0" table:value="Dispens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09:50:51.407000000</dc:date>
    <meta:editing-duration>PT12M13S</meta:editing-duration>
    <meta:editing-cycles>3</meta:editing-cycles>
    <meta:generator>LibreOffice/5.0.2.2$Windows_x86 LibreOffice_project/37b43f919e4de5eeaca9b9755ed688758a8251fe</meta:generator>
    <meta:document-statistic meta:table-count="3" meta:cell-count="20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501cm" svg:height="16.39cm" xlink:href=".." xlink:type="simple" chart:class="chart:scatter" chart:style-name="ch1">
        <chart:legend chart:legend-position="end" svg:x="23.199cm" svg:y="7.647cm" style:legend-expansion="high" chart:style-name="ch2"/>
        <chart:plot-area chart:style-name="ch3" table:cell-range-address="Dispense.E1:Dispense.F87" chart:data-source-has-labels="row" svg:x="0.53cm" svg:y="0.327cm" svg:width="22.139cm" svg:height="15.736cm">
          <chartooo:coordinate-region svg:x="1.151cm" svg:y="0.526cm" svg:width="21.145cm" svg:height="14.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pense.F2:Dispense.F87" chart:label-cell-address="Dispense.F1:Dispense.F1" chart:class="chart:scatter">
            <chart:domain table:cell-range-address="Dispense.E2:Dispense.E87"/>
            <chart:regression-curve chart:style-name="ch7">
              <chart:equation chart:display-equation="true" chart:display-r-square="true"/>
            </chart:regression-curve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low</text:p>
                <draw:g>
                  <svg:desc>Dispense.F1:Dispens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595479488">
                <text:p>1.32595479488</text:p>
                <draw:g>
                  <svg:desc>Dispense.E2:Dispense.E87</svg:desc>
                </draw:g>
              </table:table-cell>
              <table:table-cell office:value-type="float" office:value="2.00312308286515">
                <text:p>2.00312308286515</text:p>
                <draw:g>
                  <svg:desc>Dispense.F2:Dispense.F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508049965">
                <text:p>1.96508049965</text:p>
              </table:table-cell>
              <table:table-cell office:value-type="float" office:value="3.00736133714917">
                <text:p>3.00736133714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0010519028">
                <text:p>2.70010519028</text:p>
              </table:table-cell>
              <table:table-cell office:value-type="float" office:value="4.01303210060611">
                <text:p>4.01303210060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59385252">
                <text:p>3.359385252</text:p>
              </table:table-cell>
              <table:table-cell office:value-type="float" office:value="5.01944505278429">
                <text:p>5.01944505278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3766012192">
                <text:p>4.03766012192</text:p>
              </table:table-cell>
              <table:table-cell office:value-type="float" office:value="6.02729462965025">
                <text:p>6.02729462965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664437294">
                <text:p>4.7664437294</text:p>
              </table:table-cell>
              <table:table-cell office:value-type="float" office:value="7.03750251033947">
                <text:p>7.03750251033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5421504974">
                <text:p>5.45421504974</text:p>
              </table:table-cell>
              <table:table-cell office:value-type="float" office:value="8.04910586260346">
                <text:p>8.04910586260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8493509293">
                <text:p>6.18493509293</text:p>
              </table:table-cell>
              <table:table-cell office:value-type="float" office:value="9.0616806668431">
                <text:p>9.0616806668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8798418045">
                <text:p>6.8798418045</text:p>
              </table:table-cell>
              <table:table-cell office:value-type="float" office:value="10.0773443332713">
                <text:p>10.0773443332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8721208572">
                <text:p>7.58721208572</text:p>
              </table:table-cell>
              <table:table-cell office:value-type="float" office:value="11.0918522988334">
                <text:p>11.0918522988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9775238037">
                <text:p>8.29775238037</text:p>
              </table:table-cell>
              <table:table-cell office:value-type="float" office:value="12.1099431953182">
                <text:p>12.1099431953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05604457855">
                <text:p>9.05604457855</text:p>
              </table:table-cell>
              <table:table-cell office:value-type="float" office:value="13.1294819429559">
                <text:p>13.1294819429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2161998749">
                <text:p>9.82161998749</text:p>
              </table:table-cell>
              <table:table-cell office:value-type="float" office:value="14.1509075546733">
                <text:p>14.15090755467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508342743">
                <text:p>10.4508342743</text:p>
              </table:table-cell>
              <table:table-cell office:value-type="float" office:value="15.1708044386603">
                <text:p>15.1708044386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1800451279">
                <text:p>11.1800451279</text:p>
              </table:table-cell>
              <table:table-cell office:value-type="float" office:value="16.1938822874334">
                <text:p>16.1938822874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8903961182">
                <text:p>11.8903961182</text:p>
              </table:table-cell>
              <table:table-cell office:value-type="float" office:value="17.2206471540639">
                <text:p>17.2206471540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088199615">
                <text:p>12.6088199615</text:p>
              </table:table-cell>
              <table:table-cell office:value-type="float" office:value="18.2464444539929">
                <text:p>18.2464444539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3685159683">
                <text:p>13.3685159683</text:p>
              </table:table-cell>
              <table:table-cell office:value-type="float" office:value="19.2725867146527">
                <text:p>19.2725867146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0473184586">
                <text:p>14.0473184586</text:p>
              </table:table-cell>
              <table:table-cell office:value-type="float" office:value="20.3024709596335">
                <text:p>20.3024709596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753900528">
                <text:p>14.753900528</text:p>
              </table:table-cell>
              <table:table-cell office:value-type="float" office:value="21.3372852021755">
                <text:p>21.3372852021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4706707001">
                <text:p>15.4706707001</text:p>
              </table:table-cell>
              <table:table-cell office:value-type="float" office:value="22.3671475142006">
                <text:p>22.3671475142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1644229889">
                <text:p>16.1644229889</text:p>
              </table:table-cell>
              <table:table-cell office:value-type="float" office:value="23.4049237863032">
                <text:p>23.4049237863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8437023163">
                <text:p>16.8437023163</text:p>
              </table:table-cell>
              <table:table-cell office:value-type="float" office:value="24.4352524515426">
                <text:p>24.4352524515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5567531586">
                <text:p>17.5567531586</text:p>
              </table:table-cell>
              <table:table-cell office:value-type="float" office:value="25.4733537320323">
                <text:p>25.4733537320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2730751038">
                <text:p>18.2730751038</text:p>
              </table:table-cell>
              <table:table-cell office:value-type="float" office:value="26.5137205750015">
                <text:p>26.5137205750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9678096771">
                <text:p>18.9678096771</text:p>
              </table:table-cell>
              <table:table-cell office:value-type="float" office:value="27.5483076585923">
                <text:p>27.5483076585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6224536896">
                <text:p>19.6224536896</text:p>
              </table:table-cell>
              <table:table-cell office:value-type="float" office:value="28.5904781489559">
                <text:p>28.59047814895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4247455597">
                <text:p>20.4247455597</text:p>
              </table:table-cell>
              <table:table-cell office:value-type="float" office:value="29.6383524189629">
                <text:p>29.6383524189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3759994507">
                <text:p>21.3759994507</text:p>
              </table:table-cell>
              <table:table-cell office:value-type="float" office:value="30.682967602181">
                <text:p>30.682967602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0659389496">
                <text:p>22.0659389496</text:p>
              </table:table-cell>
              <table:table-cell office:value-type="float" office:value="31.7324129057585">
                <text:p>31.7324129057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7431316376">
                <text:p>22.7431316376</text:p>
              </table:table-cell>
              <table:table-cell office:value-type="float" office:value="32.7770248244386">
                <text:p>32.7770248244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5574455261">
                <text:p>23.5574455261</text:p>
              </table:table-cell>
              <table:table-cell office:value-type="float" office:value="33.8308543149155">
                <text:p>33.8308543149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2426872253">
                <text:p>24.2426872253</text:p>
              </table:table-cell>
              <table:table-cell office:value-type="float" office:value="34.8829661576493">
                <text:p>34.8829661576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9460849762">
                <text:p>24.9460849762</text:p>
              </table:table-cell>
              <table:table-cell office:value-type="float" office:value="35.9284678424925">
                <text:p>35.9284678424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6415939331">
                <text:p>25.6415939331</text:p>
              </table:table-cell>
              <table:table-cell office:value-type="float" office:value="36.9861103942953">
                <text:p>36.98611039429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359621048">
                <text:p>26.359621048</text:p>
              </table:table-cell>
              <table:table-cell office:value-type="float" office:value="38.0441369954861">
                <text:p>38.0441369954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0824012756">
                <text:p>27.0824012756</text:p>
              </table:table-cell>
              <table:table-cell office:value-type="float" office:value="39.1008805230486">
                <text:p>39.1008805230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7730636597">
                <text:p>27.7730636597</text:p>
              </table:table-cell>
              <table:table-cell office:value-type="float" office:value="40.1521407432503">
                <text:p>40.1521407432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4568271637">
                <text:p>28.4568271637</text:p>
              </table:table-cell>
              <table:table-cell office:value-type="float" office:value="41.2162034158634">
                <text:p>41.2162034158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2130317688">
                <text:p>29.2130317688</text:p>
              </table:table-cell>
              <table:table-cell office:value-type="float" office:value="42.2772176066188">
                <text:p>42.2772176066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0014533997">
                <text:p>30.0014533997</text:p>
              </table:table-cell>
              <table:table-cell office:value-type="float" office:value="43.3418331960058">
                <text:p>43.3418331960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.6493282318">
                <text:p>30.6493282318</text:p>
              </table:table-cell>
              <table:table-cell office:value-type="float" office:value="44.4064766739625">
                <text:p>44.4064766739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3973350525">
                <text:p>31.3973350525</text:p>
              </table:table-cell>
              <table:table-cell office:value-type="float" office:value="45.4683288250721">
                <text:p>45.4683288250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0665969849">
                <text:p>32.0665969849</text:p>
              </table:table-cell>
              <table:table-cell office:value-type="float" office:value="46.5343081283732">
                <text:p>46.5343081283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7287063599">
                <text:p>32.7287063599</text:p>
              </table:table-cell>
              <table:table-cell office:value-type="float" office:value="47.5950002825824">
                <text:p>47.59500028258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3400688171">
                <text:p>33.3400688171</text:p>
              </table:table-cell>
              <table:table-cell office:value-type="float" office:value="48.6700925272857">
                <text:p>48.6700925272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0653419495">
                <text:p>34.0653419495</text:p>
              </table:table-cell>
              <table:table-cell office:value-type="float" office:value="49.7393688022415">
                <text:p>49.7393688022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8343505859">
                <text:p>34.8343505859</text:p>
              </table:table-cell>
              <table:table-cell office:value-type="float" office:value="50.8095935483914">
                <text:p>50.8095935483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5127182007">
                <text:p>35.5127182007</text:p>
              </table:table-cell>
              <table:table-cell office:value-type="float" office:value="51.8797935150453">
                <text:p>51.8797935150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1403961182">
                <text:p>36.1403961182</text:p>
              </table:table-cell>
              <table:table-cell office:value-type="float" office:value="52.9546347938096">
                <text:p>52.95463479380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.0705184937">
                <text:p>37.0705184937</text:p>
              </table:table-cell>
              <table:table-cell office:value-type="float" office:value="54.03381228655">
                <text:p>54.03381228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.8308868408">
                <text:p>37.8308868408</text:p>
              </table:table-cell>
              <table:table-cell office:value-type="float" office:value="55.1136077791501">
                <text:p>55.1136077791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.5594482422">
                <text:p>38.5594482422</text:p>
              </table:table-cell>
              <table:table-cell office:value-type="float" office:value="56.1893863748826">
                <text:p>56.1893863748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.3321609497">
                <text:p>39.3321609497</text:p>
              </table:table-cell>
              <table:table-cell office:value-type="float" office:value="57.2811029565059">
                <text:p>57.28110295650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0488166809">
                <text:p>40.0488166809</text:p>
              </table:table-cell>
              <table:table-cell office:value-type="float" office:value="58.3662558042025">
                <text:p>58.3662558042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.8457069397">
                <text:p>40.8457069397</text:p>
              </table:table-cell>
              <table:table-cell office:value-type="float" office:value="59.4516510303782">
                <text:p>59.45165103037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.554725647">
                <text:p>41.554725647</text:p>
              </table:table-cell>
              <table:table-cell office:value-type="float" office:value="60.5414824255783">
                <text:p>60.5414824255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.4448699951">
                <text:p>42.4448699951</text:p>
              </table:table-cell>
              <table:table-cell office:value-type="float" office:value="61.6364241905997">
                <text:p>61.6364241905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.1587715149">
                <text:p>43.1587715149</text:p>
              </table:table-cell>
              <table:table-cell office:value-type="float" office:value="62.7244024399282">
                <text:p>62.72440243992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.8442955017">
                <text:p>43.8442955017</text:p>
              </table:table-cell>
              <table:table-cell office:value-type="float" office:value="63.818946293181">
                <text:p>63.8189462931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5633735657">
                <text:p>44.5633735657</text:p>
              </table:table-cell>
              <table:table-cell office:value-type="float" office:value="64.909155882345">
                <text:p>64.909155882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274181366">
                <text:p>45.274181366</text:p>
              </table:table-cell>
              <table:table-cell office:value-type="float" office:value="65.9974640535235">
                <text:p>65.9974640535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.9931221008">
                <text:p>45.9931221008</text:p>
              </table:table-cell>
              <table:table-cell office:value-type="float" office:value="67.1009899300614">
                <text:p>67.10098993006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.7116966248">
                <text:p>46.7116966248</text:p>
              </table:table-cell>
              <table:table-cell office:value-type="float" office:value="68.1936973908654">
                <text:p>68.1936973908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4652824402">
                <text:p>47.4652824402</text:p>
              </table:table-cell>
              <table:table-cell office:value-type="float" office:value="69.3025648989642">
                <text:p>69.30256489896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161781311">
                <text:p>48.161781311</text:p>
              </table:table-cell>
              <table:table-cell office:value-type="float" office:value="70.3918448637517">
                <text:p>70.39184486375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.7940368652">
                <text:p>48.7940368652</text:p>
              </table:table-cell>
              <table:table-cell office:value-type="float" office:value="71.489220246231">
                <text:p>71.489220246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.6609535217">
                <text:p>49.6609535217</text:p>
              </table:table-cell>
              <table:table-cell office:value-type="float" office:value="72.6094100190061">
                <text:p>72.6094100190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.524356842">
                <text:p>50.524356842</text:p>
              </table:table-cell>
              <table:table-cell office:value-type="float" office:value="73.7175593879534">
                <text:p>73.7175593879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.2727279663">
                <text:p>51.2727279663</text:p>
              </table:table-cell>
              <table:table-cell office:value-type="float" office:value="74.8253589250443">
                <text:p>74.82535892504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.9692115784">
                <text:p>51.9692115784</text:p>
              </table:table-cell>
              <table:table-cell office:value-type="float" office:value="75.926837708336">
                <text:p>75.926837708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.7365570068">
                <text:p>52.7365570068</text:p>
              </table:table-cell>
              <table:table-cell office:value-type="float" office:value="77.0346827748">
                <text:p>77.03468277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.4828872681">
                <text:p>53.4828872681</text:p>
              </table:table-cell>
              <table:table-cell office:value-type="float" office:value="78.1513329839892">
                <text:p>78.1513329839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6408462524">
                <text:p>54.6408462524</text:p>
              </table:table-cell>
              <table:table-cell office:value-type="float" office:value="79.2850014277808">
                <text:p>79.2850014277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.1507568359">
                <text:p>55.1507568359</text:p>
              </table:table-cell>
              <table:table-cell office:value-type="float" office:value="80.3801920168874">
                <text:p>80.38019201688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.9056091309">
                <text:p>55.9056091309</text:p>
              </table:table-cell>
              <table:table-cell office:value-type="float" office:value="81.4981601152589">
                <text:p>81.4981601152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.692943573">
                <text:p>56.692943573</text:p>
              </table:table-cell>
              <table:table-cell office:value-type="float" office:value="82.6354699416411">
                <text:p>82.6354699416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.3634109497">
                <text:p>57.3634109497</text:p>
              </table:table-cell>
              <table:table-cell office:value-type="float" office:value="83.7469924435956">
                <text:p>83.74699244359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.1173553467">
                <text:p>58.1173553467</text:p>
              </table:table-cell>
              <table:table-cell office:value-type="float" office:value="84.8700681192175">
                <text:p>84.8700681192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.8591079712">
                <text:p>58.8591079712</text:p>
              </table:table-cell>
              <table:table-cell office:value-type="float" office:value="85.9843526929098">
                <text:p>85.9843526929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.8094711304">
                <text:p>59.8094711304</text:p>
              </table:table-cell>
              <table:table-cell office:value-type="float" office:value="87.1156599396211">
                <text:p>87.11565993962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.5686798096">
                <text:p>60.5686798096</text:p>
              </table:table-cell>
              <table:table-cell office:value-type="float" office:value="88.2584307387021">
                <text:p>88.25843073870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.2464866638">
                <text:p>61.2464866638</text:p>
              </table:table-cell>
              <table:table-cell office:value-type="float" office:value="89.3723570444321">
                <text:p>89.37235704443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.319278717">
                <text:p>62.319278717</text:p>
              </table:table-cell>
              <table:table-cell office:value-type="float" office:value="90.5227168492194">
                <text:p>90.52271684921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1077270508">
                <text:p>63.1077270508</text:p>
              </table:table-cell>
              <table:table-cell office:value-type="float" office:value="91.6609716866637">
                <text:p>91.66097168666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.5293083191">
                <text:p>63.5293083191</text:p>
              </table:table-cell>
              <table:table-cell office:value-type="float" office:value="92.7733218390311">
                <text:p>92.7733218390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04cm" svg:height="15.54cm" xlink:href=".." xlink:type="simple" chart:class="chart:scatter" chart:style-name="ch1">
        <chart:legend chart:legend-position="end" svg:x="20.502cm" svg:y="7.222cm" style:legend-expansion="high" chart:style-name="ch2"/>
        <chart:plot-area chart:style-name="ch3" table:cell-range-address="Aspirate.E1:Aspirate.F89" chart:data-source-has-labels="row" svg:x="0.476cm" svg:y="0.31cm" svg:width="19.55cm" svg:height="14.92cm">
          <chartooo:coordinate-region svg:x="0.714cm" svg:y="0.509cm" svg:width="19.218cm" svg:height="14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spirate.F2:Aspirate.F89" chart:label-cell-address="Aspirate.F1:Aspirate.F1" chart:class="chart:scatter">
            <chart:domain table:cell-range-address="Aspirate.E2:Aspirate.E89"/>
            <chart:regression-curve chart:style-name="ch7">
              <chart:equation chart:display-equation="true" chart:display-r-square="true" svg:x="3.991cm" svg:y="3.331cm"/>
            </chart:regression-curve>
            <chart:data-point chart:repeated="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low</text:p>
                <draw:g>
                  <svg:desc>Aspirate.F1:Aspirat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4116363525">
                <text:p>-1.34116363525</text:p>
                <draw:g>
                  <svg:desc>Aspirate.E2:Aspirate.E89</svg:desc>
                </draw:g>
              </table:table-cell>
              <table:table-cell office:value-type="float" office:value="-1.9976429503507">
                <text:p>-1.9976429503507</text:p>
                <draw:g>
                  <svg:desc>Aspirate.F2:Aspirate.F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14875936508">
                <text:p>-2.14875936508</text:p>
              </table:table-cell>
              <table:table-cell office:value-type="float" office:value="-2.99413971730263">
                <text:p>-2.99413971730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4712767601">
                <text:p>-2.84712767601</text:p>
              </table:table-cell>
              <table:table-cell office:value-type="float" office:value="-3.9881562970053">
                <text:p>-3.9881562970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58671689034">
                <text:p>-3.58671689034</text:p>
              </table:table-cell>
              <table:table-cell office:value-type="float" office:value="-4.98211820672584">
                <text:p>-4.98211820672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2264289856">
                <text:p>-4.22264289856</text:p>
              </table:table-cell>
              <table:table-cell office:value-type="float" office:value="-5.97535117880678">
                <text:p>-5.97535117880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93466377258">
                <text:p>-4.93466377258</text:p>
              </table:table-cell>
              <table:table-cell office:value-type="float" office:value="-6.96550279329678">
                <text:p>-6.96550279329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62319231033">
                <text:p>-5.62319231033</text:p>
              </table:table-cell>
              <table:table-cell office:value-type="float" office:value="-7.95392083931877">
                <text:p>-7.95392083931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34630775452">
                <text:p>-6.34630775452</text:p>
              </table:table-cell>
              <table:table-cell office:value-type="float" office:value="-8.94086389776668">
                <text:p>-8.94086389776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87118577957">
                <text:p>-6.87118577957</text:p>
              </table:table-cell>
              <table:table-cell office:value-type="float" office:value="-9.92876882955421">
                <text:p>-9.92876882955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360168457">
                <text:p>-7.6360168457</text:p>
              </table:table-cell>
              <table:table-cell office:value-type="float" office:value="-10.9143233660338">
                <text:p>-10.9143233660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28605270386">
                <text:p>-8.28605270386</text:p>
              </table:table-cell>
              <table:table-cell office:value-type="float" office:value="-11.897273473983">
                <text:p>-11.897273473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94330406189">
                <text:p>-8.94330406189</text:p>
              </table:table-cell>
              <table:table-cell office:value-type="float" office:value="-12.8772573071223">
                <text:p>-12.8772573071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66654109955">
                <text:p>-9.66654109955</text:p>
              </table:table-cell>
              <table:table-cell office:value-type="float" office:value="-13.8603241929608">
                <text:p>-13.8603241929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.3666629791">
                <text:p>-10.3666629791</text:p>
              </table:table-cell>
              <table:table-cell office:value-type="float" office:value="-14.8378030219593">
                <text:p>-14.8378030219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.0006723404">
                <text:p>-11.0006723404</text:p>
              </table:table-cell>
              <table:table-cell office:value-type="float" office:value="-15.8153026934097">
                <text:p>-15.8153026934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.6485948563">
                <text:p>-11.6485948563</text:p>
              </table:table-cell>
              <table:table-cell office:value-type="float" office:value="-16.7904720089195">
                <text:p>-16.7904720089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.443365097">
                <text:p>-12.443365097</text:p>
              </table:table-cell>
              <table:table-cell office:value-type="float" office:value="-17.7625493578338">
                <text:p>-17.7625493578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1110019684">
                <text:p>-13.1110019684</text:p>
              </table:table-cell>
              <table:table-cell office:value-type="float" office:value="-18.736760719027">
                <text:p>-18.736760719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.8681211472">
                <text:p>-13.8681211472</text:p>
              </table:table-cell>
              <table:table-cell office:value-type="float" office:value="-19.7075502283087">
                <text:p>-19.7075502283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.5134134293">
                <text:p>-14.5134134293</text:p>
              </table:table-cell>
              <table:table-cell office:value-type="float" office:value="-20.6795910869444">
                <text:p>-20.6795910869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.1816301346">
                <text:p>-15.1816301346</text:p>
              </table:table-cell>
              <table:table-cell office:value-type="float" office:value="-21.6512159928679">
                <text:p>-21.6512159928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.8360557556">
                <text:p>-15.8360557556</text:p>
              </table:table-cell>
              <table:table-cell office:value-type="float" office:value="-22.6161749227104">
                <text:p>-22.6161749227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.5261535645">
                <text:p>-16.5261535645</text:p>
              </table:table-cell>
              <table:table-cell office:value-type="float" office:value="-23.5800761851987">
                <text:p>-23.5800761851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1743984222">
                <text:p>-17.1743984222</text:p>
              </table:table-cell>
              <table:table-cell office:value-type="float" office:value="-24.5449677592622">
                <text:p>-24.5449677592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8379116058">
                <text:p>-17.8379116058</text:p>
              </table:table-cell>
              <table:table-cell office:value-type="float" office:value="-25.5095666098264">
                <text:p>-25.5095666098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.507932663">
                <text:p>-18.507932663</text:p>
              </table:table-cell>
              <table:table-cell office:value-type="float" office:value="-26.4654337417042">
                <text:p>-26.4654337417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9.0884685516">
                <text:p>-19.0884685516</text:p>
              </table:table-cell>
              <table:table-cell office:value-type="float" office:value="-27.4325270906236">
                <text:p>-27.4325270906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9.8255558014">
                <text:p>-19.8255558014</text:p>
              </table:table-cell>
              <table:table-cell office:value-type="float" office:value="-28.3882362822971">
                <text:p>-28.3882362822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.5125045776">
                <text:p>-20.5125045776</text:p>
              </table:table-cell>
              <table:table-cell office:value-type="float" office:value="-29.3480724414308">
                <text:p>-29.3480724414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.1403827667">
                <text:p>-21.1403827667</text:p>
              </table:table-cell>
              <table:table-cell office:value-type="float" office:value="-30.3031144322566">
                <text:p>-30.3031144322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.7698249817">
                <text:p>-21.7698249817</text:p>
              </table:table-cell>
              <table:table-cell office:value-type="float" office:value="-31.2534363845266">
                <text:p>-31.2534363845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2.4164829254">
                <text:p>-22.4164829254</text:p>
              </table:table-cell>
              <table:table-cell office:value-type="float" office:value="-32.2104249208641">
                <text:p>-32.2104249208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.0384807587">
                <text:p>-23.0384807587</text:p>
              </table:table-cell>
              <table:table-cell office:value-type="float" office:value="-33.157584034602">
                <text:p>-33.157584034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3.6529369354">
                <text:p>-23.6529369354</text:p>
              </table:table-cell>
              <table:table-cell office:value-type="float" office:value="-34.1147274135553">
                <text:p>-34.1147274135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4.2838363647">
                <text:p>-24.2838363647</text:p>
              </table:table-cell>
              <table:table-cell office:value-type="float" office:value="-35.063567907808">
                <text:p>-35.0635679078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4.935377121">
                <text:p>-24.935377121</text:p>
              </table:table-cell>
              <table:table-cell office:value-type="float" office:value="-36.0089526675536">
                <text:p>-36.0089526675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5.5679531097">
                <text:p>-25.5679531097</text:p>
              </table:table-cell>
              <table:table-cell office:value-type="float" office:value="-36.9556135743008">
                <text:p>-36.9556135743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6.1731071472">
                <text:p>-26.1731071472</text:p>
              </table:table-cell>
              <table:table-cell office:value-type="float" office:value="-37.9018199755225">
                <text:p>-37.9018199755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6.7884178162">
                <text:p>-26.7884178162</text:p>
              </table:table-cell>
              <table:table-cell office:value-type="float" office:value="-38.8482127764703">
                <text:p>-38.84821277647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7.4410972595">
                <text:p>-27.4410972595</text:p>
              </table:table-cell>
              <table:table-cell office:value-type="float" office:value="-39.7799744203986">
                <text:p>-39.77997442039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.3798713684">
                <text:p>-28.3798713684</text:p>
              </table:table-cell>
              <table:table-cell office:value-type="float" office:value="-40.7168933706749">
                <text:p>-40.7168933706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9.1120185852">
                <text:p>-29.1120185852</text:p>
              </table:table-cell>
              <table:table-cell office:value-type="float" office:value="-41.6505253078558">
                <text:p>-41.6505253078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.7142353058">
                <text:p>-29.7142353058</text:p>
              </table:table-cell>
              <table:table-cell office:value-type="float" office:value="-42.5960886276519">
                <text:p>-42.5960886276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0.2946796417">
                <text:p>-30.2946796417</text:p>
              </table:table-cell>
              <table:table-cell office:value-type="float" office:value="-43.5264037987889">
                <text:p>-43.5264037987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1.0639438629">
                <text:p>-31.0639438629</text:p>
              </table:table-cell>
              <table:table-cell office:value-type="float" office:value="-44.4547440361716">
                <text:p>-44.4547440361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1.5516319275">
                <text:p>-31.5516319275</text:p>
              </table:table-cell>
              <table:table-cell office:value-type="float" office:value="-45.4014475099973">
                <text:p>-45.4014475099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2.0235404968">
                <text:p>-32.0235404968</text:p>
              </table:table-cell>
              <table:table-cell office:value-type="float" office:value="-46.336078021157">
                <text:p>-46.336078021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2.6014709473">
                <text:p>-32.6014709473</text:p>
              </table:table-cell>
              <table:table-cell office:value-type="float" office:value="-47.2741169155526">
                <text:p>-47.2741169155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3.2089691162">
                <text:p>-33.2089691162</text:p>
              </table:table-cell>
              <table:table-cell office:value-type="float" office:value="-48.2071661407341">
                <text:p>-48.20716614073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3.8761405945">
                <text:p>-33.8761405945</text:p>
              </table:table-cell>
              <table:table-cell office:value-type="float" office:value="-49.1275591886241">
                <text:p>-49.1275591886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4.5165977478">
                <text:p>-34.5165977478</text:p>
              </table:table-cell>
              <table:table-cell office:value-type="float" office:value="-50.058646011239">
                <text:p>-50.0586460112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5.1892318726">
                <text:p>-35.1892318726</text:p>
              </table:table-cell>
              <table:table-cell office:value-type="float" office:value="-50.9694240176984">
                <text:p>-50.9694240176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5.9011459351">
                <text:p>-35.9011459351</text:p>
              </table:table-cell>
              <table:table-cell office:value-type="float" office:value="-51.8828004617628">
                <text:p>-51.8828004617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.5055618286">
                <text:p>-36.5055618286</text:p>
              </table:table-cell>
              <table:table-cell office:value-type="float" office:value="-52.8169256698884">
                <text:p>-52.8169256698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7.1162605286">
                <text:p>-37.1162605286</text:p>
              </table:table-cell>
              <table:table-cell office:value-type="float" office:value="-53.739446845653">
                <text:p>-53.7394468456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7.790813446">
                <text:p>-37.790813446</text:p>
              </table:table-cell>
              <table:table-cell office:value-type="float" office:value="-54.6509925235318">
                <text:p>-54.65099252353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8.4629096985">
                <text:p>-38.4629096985</text:p>
              </table:table-cell>
              <table:table-cell office:value-type="float" office:value="-55.5772048239537">
                <text:p>-55.57720482395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.1047058105">
                <text:p>-39.1047058105</text:p>
              </table:table-cell>
              <table:table-cell office:value-type="float" office:value="-56.4934196851196">
                <text:p>-56.49341968511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9.760925293">
                <text:p>-39.760925293</text:p>
              </table:table-cell>
              <table:table-cell office:value-type="float" office:value="-57.4010225519222">
                <text:p>-57.4010225519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0.4124641418">
                <text:p>-40.4124641418</text:p>
              </table:table-cell>
              <table:table-cell office:value-type="float" office:value="-58.3208598442058">
                <text:p>-58.32085984420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.9468040466">
                <text:p>-40.9468040466</text:p>
              </table:table-cell>
              <table:table-cell office:value-type="float" office:value="-59.2353730658205">
                <text:p>-59.23537306582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1.4718551636">
                <text:p>-41.4718551636</text:p>
              </table:table-cell>
              <table:table-cell office:value-type="float" office:value="-60.1580740924371">
                <text:p>-60.15807409243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2.3768730164">
                <text:p>-42.3768730164</text:p>
              </table:table-cell>
              <table:table-cell office:value-type="float" office:value="-61.0474052960822">
                <text:p>-61.04740529608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3.0401153564">
                <text:p>-43.0401153564</text:p>
              </table:table-cell>
              <table:table-cell office:value-type="float" office:value="-61.9630128035522">
                <text:p>-61.96301280355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3.6004333496">
                <text:p>-43.6004333496</text:p>
              </table:table-cell>
              <table:table-cell office:value-type="float" office:value="-62.8660675538392">
                <text:p>-62.86606755383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3.8596420288">
                <text:p>-43.8596420288</text:p>
              </table:table-cell>
              <table:table-cell office:value-type="float" office:value="-63.7909502466319">
                <text:p>-63.79095024663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4.7358436584">
                <text:p>-44.7358436584</text:p>
              </table:table-cell>
              <table:table-cell office:value-type="float" office:value="-64.6796194635879">
                <text:p>-64.6796194635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5.5529136658">
                <text:p>-45.5529136658</text:p>
              </table:table-cell>
              <table:table-cell office:value-type="float" office:value="-65.5624174160158">
                <text:p>-65.5624174160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6.0989532471">
                <text:p>-46.0989532471</text:p>
              </table:table-cell>
              <table:table-cell office:value-type="float" office:value="-66.4777016010858">
                <text:p>-66.47770160108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6.7891387939">
                <text:p>-46.7891387939</text:p>
              </table:table-cell>
              <table:table-cell office:value-type="float" office:value="-67.3539761934336">
                <text:p>-67.3539761934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7.4004173279">
                <text:p>-47.4004173279</text:p>
              </table:table-cell>
              <table:table-cell office:value-type="float" office:value="-68.25492361092">
                <text:p>-68.254923610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7.9907150269">
                <text:p>-47.9907150269</text:p>
              </table:table-cell>
              <table:table-cell office:value-type="float" office:value="-69.1482400059809">
                <text:p>-69.14824000598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8.6132392883">
                <text:p>-48.6132392883</text:p>
              </table:table-cell>
              <table:table-cell office:value-type="float" office:value="-70.0657878638108">
                <text:p>-70.0657878638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9.2007217407">
                <text:p>-49.2007217407</text:p>
              </table:table-cell>
              <table:table-cell office:value-type="float" office:value="-70.9559235340755">
                <text:p>-70.9559235340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9.9547576904">
                <text:p>-49.9547576904</text:p>
              </table:table-cell>
              <table:table-cell office:value-type="float" office:value="-71.8394072940653">
                <text:p>-71.8394072940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0.5654907227">
                <text:p>-50.5654907227</text:p>
              </table:table-cell>
              <table:table-cell office:value-type="float" office:value="-72.7206752050079">
                <text:p>-72.72067520500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1.1324462891">
                <text:p>-51.1324462891</text:p>
              </table:table-cell>
              <table:table-cell office:value-type="float" office:value="-73.6271629578444">
                <text:p>-73.6271629578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1.8651428223">
                <text:p>-51.8651428223</text:p>
              </table:table-cell>
              <table:table-cell office:value-type="float" office:value="-74.5054220838771">
                <text:p>-74.50542208387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2.2485809326">
                <text:p>-52.2485809326</text:p>
              </table:table-cell>
              <table:table-cell office:value-type="float" office:value="-75.4039435852276">
                <text:p>-75.40394358522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3.1205024719">
                <text:p>-53.1205024719</text:p>
              </table:table-cell>
              <table:table-cell office:value-type="float" office:value="-76.2811808638974">
                <text:p>-76.2811808638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3.7654418945">
                <text:p>-53.7654418945</text:p>
              </table:table-cell>
              <table:table-cell office:value-type="float" office:value="-77.1726719927773">
                <text:p>-77.1726719927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4.4423332214">
                <text:p>-54.4423332214</text:p>
              </table:table-cell>
              <table:table-cell office:value-type="float" office:value="-78.042391323784">
                <text:p>-78.042391323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5.0662345886">
                <text:p>-55.0662345886</text:p>
              </table:table-cell>
              <table:table-cell office:value-type="float" office:value="-78.9079584249626">
                <text:p>-78.9079584249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5.6308441162">
                <text:p>-55.6308441162</text:p>
              </table:table-cell>
              <table:table-cell office:value-type="float" office:value="-79.7956182716039">
                <text:p>-79.7956182716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6.2849693298">
                <text:p>-56.2849693298</text:p>
              </table:table-cell>
              <table:table-cell office:value-type="float" office:value="-80.6675021323951">
                <text:p>-80.6675021323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6.8669662476">
                <text:p>-56.8669662476</text:p>
              </table:table-cell>
              <table:table-cell office:value-type="float" office:value="-81.5355397116412">
                <text:p>-81.53553971164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7.4869918823">
                <text:p>-57.4869918823</text:p>
              </table:table-cell>
              <table:table-cell office:value-type="float" office:value="-82.4166368321938">
                <text:p>-82.41663683219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8.1636657715">
                <text:p>-58.1636657715</text:p>
              </table:table-cell>
              <table:table-cell office:value-type="float" office:value="-83.3093850326052">
                <text:p>-83.30938503260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